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71cm"/>
      <style:text-properties fo:color="#000000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fo:padding="0.071cm" style:rotation-align="none"/>
    </style:style>
    <style:style style:name="ce7" style:family="table-cell" style:parent-style-name="Default">
      <style:table-cell-properties fo:background-color="transparent" fo:padding="0.071cm"/>
    </style:style>
    <style:style style:name="ce8" style:family="table-cell" style:parent-style-name="Default">
      <style:table-cell-properties fo:background-color="#ffffff" fo:padding="0.071cm"/>
    </style:style>
    <style:style style:name="ce9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padding="0.071cm"/>
      <style:text-properties fo:color="#000000"/>
    </style:style>
    <style:style style:name="ce12" style:family="table-cell" style:parent-style-name="Default" style:data-style-name="N2">
      <style:table-cell-properties fo:padding="0.071cm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padding="0.071cm"/>
    </style:style>
    <style:style style:name="ce17" style:family="table-cell" style:parent-style-name="Default">
      <style:table-cell-properties fo:background-color="#99ccff" fo:padding="0.071cm"/>
    </style:style>
    <style:style style:name="ce18" style:family="table-cell" style:parent-style-name="Default">
      <style:table-cell-properties fo:background-color="#ffff00" fo:padding="0.071cm"/>
    </style:style>
    <style:style style:name="ce19" style:family="table-cell" style:parent-style-name="Default">
      <style:table-cell-properties fo:background-color="#ffffff" fo:padding="0.071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ext-properties fo:color="#000000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8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00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table table:name="Feuille1" table:style-name="ta1">
        <table:table-column table:style-name="co1" table:number-columns-repeated="60" table:default-cell-style-name="Default"/>
        <table:table-column table:style-name="co1" table:default-cell-style-name="ce14"/>
        <table:table-column table:style-name="co1" table:number-columns-repeated="39" table:default-cell-style-name="Default"/>
        <table:table-column table:style-name="co1" table:number-columns-repeated="5" table:default-cell-style-name="ce21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nne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Commandeur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Implication statut</text:p>
          </table:table-cell>
          <table:table-cell table:style-name="ce2" office:value-type="string" calcext:value-type="string">
            <text:p>Venire ad comi et critu castri Devessti cum armis</text:p>
          </table:table-cell>
          <table:table-cell table:style-name="ce2" office:value-type="string" calcext:value-type="string">
            <text:p>Manobrias</text:p>
          </table:table-cell>
          <table:table-cell table:style-name="ce2" office:value-type="string" calcext:value-type="string">
            <text:p>Jornalia</text:p>
          </table:table-cell>
          <table:table-cell table:style-name="ce2" office:value-type="string" calcext:value-type="string">
            <text:p>Chareis</text:p>
          </table:table-cell>
          <table:table-cell table:style-name="ce2" office:value-type="string" calcext:value-type="string">
            <text:p>Espleyt</text:p>
          </table:table-cell>
          <table:table-cell table:style-name="ce5" office:value-type="string" calcext:value-type="string">
            <text:p>Complément sur Corvees</text:p>
          </table:table-cell>
          <table:table-cell table:style-name="ce2" office:value-type="string" calcext:value-type="string">
            <text:p>Statut terre</text:p>
          </table:table-cell>
          <table:table-cell table:style-name="ce2" office:value-type="string" calcext:value-type="string">
            <text:p>Domus</text:p>
          </table:table-cell>
          <table:table-cell table:style-name="ce2" office:value-type="string" calcext:value-type="string">
            <text:p>Orti</text:p>
          </table:table-cell>
          <table:table-cell table:style-name="ce2" office:value-type="string" calcext:value-type="string">
            <text:p>Prata</text:p>
          </table:table-cell>
          <table:table-cell table:style-name="ce2" office:value-type="string" calcext:value-type="string">
            <text:p>Compos</text:p>
          </table:table-cell>
          <table:table-cell table:style-name="ce2" office:value-type="string" calcext:value-type="string">
            <text:p>Nemora</text:p>
          </table:table-cell>
          <table:table-cell table:style-name="ce2" office:value-type="string" calcext:value-type="string">
            <text:p>Pascua</text:p>
          </table:table-cell>
          <table:table-cell table:style-name="ce2" office:value-type="string" calcext:value-type="string">
            <text:p>Pasturalia</text:p>
          </table:table-cell>
          <table:table-cell table:style-name="ce2" office:value-type="string" calcext:value-type="string">
            <text:p>Terrae</text:p>
          </table:table-cell>
          <table:table-cell table:style-name="ce2" office:value-type="string" calcext:value-type="string">
            <text:p>Casalia</text:p>
          </table:table-cell>
          <table:table-cell table:style-name="ce2" office:value-type="string" calcext:value-type="string">
            <text:p>Casamenta</text:p>
          </table:table-cell>
          <table:table-cell table:style-name="ce2" office:value-type="string" calcext:value-type="string">
            <text:p>Grangiae</text:p>
          </table:table-cell>
          <table:table-cell table:style-name="ce2" office:value-type="string" calcext:value-type="string">
            <text:p>Denesia</text:p>
          </table:table-cell>
          <table:table-cell table:style-name="ce2" office:value-type="string" calcext:value-type="string">
            <text:p>Calma</text:p>
          </table:table-cell>
          <table:table-cell table:style-name="ce2" office:value-type="string" calcext:value-type="string">
            <text:p>Assensa</text:p>
          </table:table-cell>
          <table:table-cell table:style-name="ce2" office:value-type="string" calcext:value-type="string">
            <text:p>Molendinus</text:p>
          </table:table-cell>
          <table:table-cell table:style-name="ce8" office:value-type="string" calcext:value-type="string">
            <text:p>Ouchias</text:p>
          </table:table-cell>
          <table:table-cell table:style-name="ce7" office:value-type="string" calcext:value-type="string">
            <text:p>Garaitum</text:p>
          </table:table-cell>
          <table:table-cell table:style-name="ce7" office:value-type="string" calcext:value-type="string">
            <text:p>Patile</text:p>
          </table:table-cell>
          <table:table-cell table:style-name="ce8" office:value-type="string" calcext:value-type="string">
            <text:p>Hospicii</text:p>
          </table:table-cell>
          <table:table-cell table:style-name="ce8" office:value-type="string" calcext:value-type="string">
            <text:p>Petiae</text:p>
          </table:table-cell>
          <table:table-cell table:style-name="ce9" office:value-type="string" calcext:value-type="string">
            <text:p>Esclausae</text:p>
          </table:table-cell>
          <table:table-cell table:style-name="ce9" office:value-type="string" calcext:value-type="string">
            <text:p>Terminus</text:p>
          </table:table-cell>
          <table:table-cell table:style-name="ce9" office:value-type="string" calcext:value-type="string">
            <text:p>Costam</text:p>
          </table:table-cell>
          <table:table-cell table:style-name="ce9" office:value-type="string" calcext:value-type="string">
            <text:p>Sana</text:p>
          </table:table-cell>
          <table:table-cell table:style-name="ce9" office:value-type="string" calcext:value-type="string">
            <text:p>Tenementum</text:p>
          </table:table-cell>
          <table:table-cell table:style-name="ce9" office:value-type="string" calcext:value-type="string">
            <text:p>Versana</text:p>
          </table:table-cell>
          <table:table-cell table:style-name="ce9" office:value-type="string" calcext:value-type="string">
            <text:p>Masacgio</text:p>
          </table:table-cell>
          <table:table-cell table:style-name="ce9" office:value-type="string" calcext:value-type="string">
            <text:p>Vineae</text:p>
          </table:table-cell>
          <table:table-cell table:style-name="ce9" office:value-type="string" calcext:value-type="string">
            <text:p>Blachia</text:p>
          </table:table-cell>
          <table:table-cell table:style-name="ce9" office:value-type="string" calcext:value-type="string">
            <text:p>Arbores</text:p>
          </table:table-cell>
          <table:table-cell table:style-name="ce9" office:value-type="string" calcext:value-type="string">
            <text:p>Passetae</text:p>
          </table:table-cell>
          <table:table-cell table:style-name="ce9" office:value-type="string" calcext:value-type="string">
            <text:p>Chastanerii</text:p>
          </table:table-cell>
          <table:table-cell table:style-name="ce10" office:value-type="string" calcext:value-type="string">
            <text:p>Dens Meses</text:p>
          </table:table-cell>
          <table:table-cell table:style-name="ce5" office:value-type="string" calcext:value-type="string">
            <text:p>Levata</text:p>
          </table:table-cell>
          <table:table-cell table:style-name="ce5" office:value-type="string" calcext:value-type="string">
            <text:p>Creysementum</text:p>
          </table:table-cell>
          <table:table-cell table:style-name="ce5" office:value-type="string" calcext:value-type="string">
            <text:p>Bessaa</text:p>
          </table:table-cell>
          <table:table-cell table:style-name="ce5" office:value-type="string" calcext:value-type="string">
            <text:p>Besseta</text:p>
          </table:table-cell>
          <table:table-cell table:style-name="ce5" office:value-type="string" calcext:value-type="string">
            <text:p>Lameytenchada</text:p>
          </table:table-cell>
          <table:table-cell table:style-name="ce5" office:value-type="string" calcext:value-type="string">
            <text:p>Bealis</text:p>
          </table:table-cell>
          <table:table-cell table:style-name="ce5" office:value-type="string" calcext:value-type="string">
            <text:p>Mansum</text:p>
          </table:table-cell>
          <table:table-cell table:style-name="ce5" office:value-type="string" calcext:value-type="string">
            <text:p>Sanhassium</text:p>
          </table:table-cell>
          <table:table-cell table:style-name="ce2" office:value-type="string" calcext:value-type="string">
            <text:p>Autres possessions</text:p>
          </table:table-cell>
          <table:table-cell table:style-name="ce8" office:value-type="string" calcext:value-type="string">
            <text:p>Collonne Fourzitout</text:p>
          </table:table-cell>
          <table:table-cell table:style-name="ce2" office:value-type="string" calcext:value-type="string">
            <text:p>Incluzo (voir details sur possessions)</text:p>
          </table:table-cell>
          <table:table-cell table:style-name="ce2" office:value-type="string" calcext:value-type="string">
            <text:p>Lieux terres</text:p>
          </table:table-cell>
          <table:table-cell table:style-name="ce2" office:value-type="string" calcext:value-type="string">
            <text:p>Represente</text:p>
          </table:table-cell>
          <table:table-cell table:style-name="ce7" office:value-type="string" calcext:value-type="string">
            <text:p>Mesure de cereale utilisee</text:p>
          </table:table-cell>
          <table:table-cell table:style-name="ce2" office:value-type="string" calcext:value-type="string">
            <text:p>Cens en poule</text:p>
          </table:table-cell>
          <table:table-cell table:style-name="ce5" office:value-type="string" calcext:value-type="string">
            <text:p>Cens en froment (en Meytencus)</text:p>
          </table:table-cell>
          <table:table-cell table:style-name="ce5" office:value-type="string" calcext:value-type="string">
            <text:p>Cens en froment (en cartalis)</text:p>
          </table:table-cell>
          <table:table-cell table:style-name="ce15" office:value-type="string" calcext:value-type="string">
            <text:p>Total Froment</text:p>
          </table:table-cell>
          <table:table-cell table:style-name="ce2" office:value-type="string" calcext:value-type="string">
            <text:p>Cens en seigle (en setier)</text:p>
          </table:table-cell>
          <table:table-cell table:style-name="ce8" office:value-type="string" calcext:value-type="string">
            <text:p>Cens en seigle (emine, = 1/2 setier)</text:p>
          </table:table-cell>
          <table:table-cell table:style-name="ce5" office:value-type="string" calcext:value-type="string">
            <text:p>Cense en seigle (en Meytencus, Mesure de Tence)</text:p>
          </table:table-cell>
          <table:table-cell table:style-name="ce5" office:value-type="string" calcext:value-type="string">
            <text:p>Cens en seigle (en cartayronis)</text:p>
          </table:table-cell>
          <table:table-cell table:style-name="ce2" office:value-type="string" calcext:value-type="string">
            <text:p>cens en seigle (en cartalis)</text:p>
          </table:table-cell>
          <table:table-cell table:style-name="ce2" office:value-type="string" calcext:value-type="string">
            <text:p>Cens en seigle (en carteria)</text:p>
          </table:table-cell>
          <table:table-cell table:style-name="ce7" office:value-type="string" calcext:value-type="string">
            <text:p>Cens en seigle (en carta)</text:p>
          </table:table-cell>
          <table:table-cell table:style-name="ce15" office:value-type="string" calcext:value-type="string">
            <text:p>Total Seigle</text:p>
          </table:table-cell>
          <table:table-cell table:style-name="ce7" office:value-type="string" calcext:value-type="string">
            <text:p>Cens en avoine (en setier)</text:p>
          </table:table-cell>
          <table:table-cell table:style-name="ce8" office:value-type="string" calcext:value-type="string">
            <text:p>Cens en avoine (emine, =1/2 setier)</text:p>
          </table:table-cell>
          <table:table-cell table:style-name="ce7" office:value-type="string" calcext:value-type="string">
            <text:p>Cens en avoine (en <text:span text:style-name="T4">Meytencus</text:span><text:span text:style-name="T3">, Mesure de Tence)</text:span></text:p>
          </table:table-cell>
          <table:table-cell table:style-name="ce7" office:value-type="string" calcext:value-type="string">
            <text:p>Cens en avoine (en cartayronis)</text:p>
          </table:table-cell>
          <table:table-cell table:style-name="ce7" office:value-type="string" calcext:value-type="string">
            <text:p>Cens en avoine (en cartalis)</text:p>
          </table:table-cell>
          <table:table-cell table:style-name="ce7" office:value-type="string" calcext:value-type="string">
            <text:p>Cens en avoine (en carte)</text:p>
          </table:table-cell>
          <table:table-cell table:style-name="ce7" office:value-type="string" calcext:value-type="string">
            <text:p>Cens en avoine (en carteria)</text:p>
          </table:table-cell>
          <table:table-cell table:style-name="ce7" office:value-type="string" calcext:value-type="string">
            <text:p>Cens en avoine (en ras)</text:p>
          </table:table-cell>
          <table:table-cell table:style-name="ce15" office:value-type="string" calcext:value-type="string">
            <text:p>Total Avoine</text:p>
          </table:table-cell>
          <table:table-cell table:style-name="ce18" office:value-type="string" calcext:value-type="string">
            <text:p>Cens en Meytencus conble de <text:span text:style-name="T5">nodus</text:span></text:p>
          </table:table-cell>
          <table:table-cell table:style-name="ce7" office:value-type="string" calcext:value-type="string">
            <text:p>Cens en castanearium (carteria)</text:p>
          </table:table-cell>
          <table:table-cell table:style-name="ce7" office:value-type="string" calcext:value-type="string">
            <text:p>Cens en uncleorum (carta)</text:p>
          </table:table-cell>
          <table:table-cell table:style-name="ce2" office:value-type="string" calcext:value-type="string">
            <text:p>Cens en Tonem (vetement)</text:p>
          </table:table-cell>
          <table:table-cell table:style-name="ce18" office:value-type="string" calcext:value-type="string">
            <text:p>Potne</text:p>
          </table:table-cell>
          <table:table-cell table:style-name="ce2" office:value-type="string" calcext:value-type="string">
            <text:p>Dont (voir details sur redevances)</text:p>
          </table:table-cell>
          <table:table-cell table:style-name="ce2" office:value-type="string" calcext:value-type="string">
            <text:p>Monaie (sous)</text:p>
          </table:table-cell>
          <table:table-cell table:style-name="ce2" office:value-type="string" calcext:value-type="string">
            <text:p>Monaie (obole)</text:p>
          </table:table-cell>
          <table:table-cell table:style-name="ce2" office:value-type="string" calcext:value-type="string">
            <text:p>Monaie (pogesa)</text:p>
          </table:table-cell>
          <table:table-cell table:style-name="ce8" office:value-type="string" calcext:value-type="string">
            <text:p>Picta</text:p>
          </table:table-cell>
          <table:table-cell table:style-name="ce15" office:value-type="string" calcext:value-type="string">
            <text:p>Total sous tournois</text:p>
          </table:table-cell>
          <table:table-cell table:style-name="ce8" office:value-type="string" calcext:value-type="string">
            <text:p>Sous Viennois</text:p>
          </table:table-cell>
          <table:table-cell table:style-name="ce2" office:value-type="string" calcext:value-type="string">
            <text:p>Pour</text:p>
          </table:table-cell>
          <table:table-cell table:style-name="ce2" office:value-type="string" calcext:value-type="string">
            <text:p>Jour paiement</text:p>
          </table:table-cell>
          <table:table-cell table:style-name="ce2" office:value-type="string" calcext:value-type="string">
            <text:p>Type de Juridiction</text:p>
          </table:table-cell>
          <table:table-cell table:style-name="ce2" office:value-type="string" calcext:value-type="string">
            <text:p>Castrum / Mandement</text:p>
          </table:table-cell>
          <table:table-cell table:style-name="ce1" office:value-type="string" calcext:value-type="string">
            <text:p>Fait à</text:p>
          </table:table-cell>
          <table:table-cell table:style-name="ce1" office:value-type="string" calcext:value-type="string">
            <text:p>Notaire public royal + notaire de la maison de Devesset (page 52)</text:p>
          </table:table-cell>
          <table:table-cell table:style-name="ce11" office:value-type="string" calcext:value-type="string">
            <text:p>Témoin 1</text:p>
          </table:table-cell>
          <table:table-cell table:style-name="ce11" office:value-type="string" calcext:value-type="string">
            <text:p>Témoin 2</text:p>
          </table:table-cell>
          <table:table-cell table:style-name="ce11" office:value-type="string" calcext:value-type="string">
            <text:p>Témoin 3</text:p>
          </table:table-cell>
          <table:table-cell table:style-name="ce11" office:value-type="string" calcext:value-type="string">
            <text:p>Témoin 4</text:p>
          </table:table-cell>
          <table:table-cell table:style-name="ce11" office:value-type="string" calcext:value-type="string">
            <text:p>Témoin 5</text:p>
          </table:table-cell>
          <table:table-cell table:style-name="ce2" office:value-type="string" calcext:value-type="string">
            <text:p>Accord</text:p>
          </table:table-cell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bonus tenementarius domus Devesseti</text:p>
          </table:table-cell>
          <table:table-cell table:style-name="ce1"/>
          <table:table-cell table:style-name="ce2" table:number-columns-repeated="7"/>
          <table:table-cell table:number-columns-repeated="6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etiam + Pasturale</text:p>
          </table:table-cell>
          <table:table-cell table:style-name="ce2" table:number-columns-repeated="2"/>
          <table:table-cell table:style-name="ce7" office:value-type="string" calcext:value-type="string">
            <text:p>Fay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]/8+[.BL2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2]+[.BO2]/2+[.BP2]/8+[.BQ2]/16+[.BR2]/4+[.BS2]/32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2]+[.BW2]/2+[.BX2]/8+[.BY2]/16+[.BZ2]/4+[.CB2]/32+[.CC2]/16)*39" office:value-type="float" office:value="4.875" calcext:value-type="float">
            <text:p>4,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2]+[.CL2]/24+[.CM2]/48+[.CN2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omnimoda juridictione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Ville Neuve de Devesset, à côté de la maison de Johannis de Fonte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 ordinis Hospitalis</text:p>
          </table:table-cell>
          <table:table-cell table:style-name="ce11" office:value-type="string" calcext:value-type="string">
            <text:p>Guillermo Passamar</text:p>
          </table:table-cell>
          <table:table-cell table:style-name="ce11" office:value-type="string" calcext:value-type="string">
            <text:p>Johannis Chanclausonis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 office:value-type="string" calcext:value-type="string">
            <text:p>Censum anuum seu canone</text:p>
          </table:table-cell>
          <table:table-cell table:style-name="ce2" office:value-type="string" calcext:value-type="string">
            <text:p>3 prat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3]/8+[.BL3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3]+[.BO3]/2+[.BP3]/8+[.BQ3]/16+[.BR3]/4+[.BS3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3]+[.BW3]/2+[.BX3]/8+[.BY3]/16+[.BZ3]/4+[.CB3]/32+[.CC3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3/12" office:value-type="float" office:value="0.25" calcext:value-type="float">
            <text:p>0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3]+[.CL3]/24+[.CM3]/48+[.CN3]/48" office:value-type="float" office:value="0.25" calcext:value-type="float">
            <text:p>0,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Ville Neuve de Devesset, à côté de la maison de Johannis de Fonte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 ordinis Hospitalis</text:p>
          </table:table-cell>
          <table:table-cell table:style-name="ce11" office:value-type="string" calcext:value-type="string">
            <text:p>Guillermo Passamar</text:p>
          </table:table-cell>
          <table:table-cell table:style-name="ce11" office:value-type="string" calcext:value-type="string">
            <text:p>Johannis Chanclausonis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bonu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2 Prati + 2 Petiae + 1 Pasturale</text:p>
          </table:table-cell>
          <table:table-cell table:style-name="ce2" table:number-columns-repeated="2"/>
          <table:table-cell table:style-name="ce7" office:value-type="string" calcext:value-type="string">
            <text:p>Fay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4]/8+[.BL4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4]+[.BO4]/2+[.BP4]/8+[.BQ4]/16+[.BR4]/4+[.BS4]/32)*39" office:value-type="float" office:value="4.875" calcext:value-type="float">
            <text:p>4,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4]+[.BW4]/2+[.BX4]/8+[.BY4]/16+[.BZ4]/4+[.CB4]/32+[.CC4]/16)*39" office:value-type="float" office:value="4.875" calcext:value-type="float">
            <text:p>4,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4/12" office:value-type="float" office:value="0.333333333333333" calcext:value-type="float">
            <text:p>0,3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4]+[.CL4]/24+[.CM4]/48+[.CN4]/48" office:value-type="float" office:value="0.333333333333333" calcext:value-type="float">
            <text:p>0,3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ne et senhori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Ville Neuve de Devesset, à côté de la maison de Johannis de Fonte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 ordinis Hospitalis</text:p>
          </table:table-cell>
          <table:table-cell table:style-name="ce11" office:value-type="string" calcext:value-type="string">
            <text:p>Guillermo Passamar</text:p>
          </table:table-cell>
          <table:table-cell table:style-name="ce11" office:value-type="string" calcext:value-type="string">
            <text:p>Johannis Chanclausonis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d omnimodas voluntates</text:p>
          </table:table-cell>
          <table:table-cell table:style-name="ce2" office:value-type="string" calcext:value-type="string">
            <text:p>Constractus emphiteotarii</text:p>
          </table:table-cell>
          <table:table-cell table:style-name="ce2" office:value-type="string" calcext:value-type="string">
            <text:p>Oui</text:p>
          </table:table-cell>
          <table:table-cell table:number-columns-repeated="40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os</text:p>
          </table:table-cell>
          <table:table-cell table:style-name="ce2" office:value-type="string" calcext:value-type="string">
            <text:p>Loco et territorio de Masalibrant</text:p>
          </table:table-cell>
          <table:table-cell table:style-name="ce2" office:value-type="string" calcext:value-type="string">
            <text:p>Frère et sœur</text:p>
          </table:table-cell>
          <table:table-cell table:style-name="ce7" office:value-type="string" calcext:value-type="string">
            <text:p>Tence</text:p>
          </table:table-cell>
          <table:table-cell table:style-name="ce7" table:formula="of:=1/12" office:value-type="float" office:value="0.0833333333333333" calcext:value-type="float">
            <text:p>0,08333333333333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5]/8+[.BL5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3+1/6" office:value-type="float" office:value="3.16666666666667" calcext:value-type="float">
            <text:p>3,1666666666666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5]+[.BO5]/2+[.BP5]/8+[.BQ5]/16+[.BR5]/4+[.BS5]/32)*39" office:value-type="float" office:value="15.4375" calcext:value-type="float">
            <text:p>15,43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3+1/6" office:value-type="float" office:value="0.5" calcext:value-type="float">
            <text:p>0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5]+[.BW5]/2+[.BX5]/8+[.BY5]/16+[.BZ5]/4+[.CB5]/32+[.CC5]/16)*39" office:value-type="float" office:value="2.4375" calcext:value-type="float">
            <text:p>2,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2/12" office:value-type="float" office:value="1" calcext:value-type="float">
            <text:p>1</text:p>
          </table:table-cell>
          <table:table-cell table:style-name="ce2" table:formula="of:=1+1/3" office:value-type="float" office:value="1.33333333333333" calcext:value-type="float">
            <text:p>1,33333333333333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table:formula="of:=[.CK5]+[.CL5]/24+[.CM5]/48+[.CN5]/48" office:value-type="float" office:value="1.11805555555556" calcext:value-type="float">
            <text:p>1,11805555555556</text:p>
          </table:table-cell>
          <table:table-cell table:style-name="ce2" table:number-columns-repeated="5"/>
          <table:table-cell table:style-name="ce1" office:value-type="string" calcext:value-type="string">
            <text:p>Devesset, in camera Girandi Girandi de Pulinaco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Andree de Jalibertis</text:p>
          </table:table-cell>
          <table:table-cell table:style-name="ce11" office:value-type="string" calcext:value-type="string">
            <text:p>Laurentio de Croso</text:p>
          </table:table-cell>
          <table:table-cell table:style-name="ce11" office:value-type="string" calcext:value-type="string">
            <text:p>Andree eius fratrem</text:p>
          </table:table-cell>
          <table:table-cell table:number-columns-repeated="3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et expletabil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5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um + possessiones</text:p>
          </table:table-cell>
          <table:table-cell table:style-name="ce2"/>
          <table:table-cell table:style-name="ce2" office:value-type="string" calcext:value-type="string">
            <text:p>Femme</text:p>
          </table:table-cell>
          <table:table-cell table:style-name="ce7" office:value-type="string" calcext:value-type="string">
            <text:p>Tence</text:p>
          </table:table-cell>
          <table:table-cell table:style-name="ce12" table:formula="of:=1/2" office:value-type="float" office:value="0.5" calcext:value-type="float">
            <text:p>0,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6]/8+[.BL6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.5+1/3" office:value-type="float" office:value="1.83333333333333" calcext:value-type="float">
            <text:p>1,8333333333333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6]+[.BO6]/2+[.BP6]/8+[.BQ6]/16+[.BR6]/4+[.BS6]/32)*39" office:value-type="float" office:value="8.9375" calcext:value-type="float">
            <text:p>8,937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7" table:formula="of:=([.BV6]+[.BW6]/2+[.BX6]/8+[.BY6]/16+[.BZ6]/4+[.CB6]/32+[.CC6]/16)*3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ylliagio</text:p>
          </table:table-cell>
          <table:table-cell table:style-name="ce2"/>
          <table:table-cell table:style-name="ce20" table:number-columns-repeated="2"/>
          <table:table-cell table:style-name="ce2" office:value-type="float" office:value="0" calcext:value-type="float">
            <text:p>0</text:p>
          </table:table-cell>
          <table:table-cell table:style-name="ce2" table:formula="of:=[.CK6]+[.CL6]/24+[.CM6]/48+[.CN6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"/>
          <table:table-cell table:style-name="ce1" office:value-type="string" calcext:value-type="string">
            <text:p>Girandus Girandi de Pulinaco</text:p>
          </table:table-cell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623" calcext:value-type="float">
            <text:p>162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aynaud de Fay</text:p>
          </table:table-cell>
          <table:table-cell table:style-name="ce3" office:value-type="string" calcext:value-type="string">
            <text:p>Promisit esse fidelis domui Devesseti</text:p>
          </table:table-cell>
          <table:table-cell table:style-name="ce1"/>
          <table:table-cell table:style-name="ce2" table:number-columns-repeated="7"/>
          <table:table-cell table:number-columns-repeated="7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Terre petia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7]/8+[.BL7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7]+[.BO7]/2+[.BP7]/8+[.BQ7]/16+[.BR7]/4+[.BS7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7]+[.BW7]/2+[.BX7]/8+[.BY7]/16+[.BZ7]/4+[.CB7]/32+[.CC7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2/12" office:value-type="float" office:value="0.166666666666667" calcext:value-type="float">
            <text:p>0,1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7]+[.CL7]/24+[.CM7]/48+[.CN7]/48" office:value-type="float" office:value="0.166666666666667" calcext:value-type="float">
            <text:p>0,1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Ruela</text:p>
          </table:table-cell>
          <table:table-cell table:style-name="ce11" office:value-type="string" calcext:value-type="string">
            <text:p>Johanne de Ruela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721" calcext:value-type="float">
            <text:p>172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table:formula="of:=1/5" office:value-type="float" office:value="0.2" calcext:value-type="float">
            <text:p>0,2</text:p>
          </table:table-cell>
          <table:table-cell table:number-columns-repeated="37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Quinta partem nemore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8]/8+[.BL8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8]+[.BO8]/2+[.BP8]/8+[.BQ8]/16+[.BR8]/4+[.BS8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8]+[.BW8]/2+[.BX8]/8+[.BY8]/16+[.BZ8]/4+[.CB8]/32+[.CC8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4/12" office:value-type="float" office:value="0.333333333333333" calcext:value-type="float">
            <text:p>0,3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8]+[.CL8]/24+[.CM8]/48+[.CN8]/48" office:value-type="float" office:value="0.333333333333333" calcext:value-type="float">
            <text:p>0,3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ne Sabaterii</text:p>
          </table:table-cell>
          <table:table-cell table:style-name="ce11" office:value-type="string" calcext:value-type="string">
            <text:p>Girando Chapati de Chambone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number-columns-repeated="5" table:style-name="ce2" office:value-type="string" calcext:value-type="string">
            <text:p>Non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5" table:style-name="ce2" office:value-type="string" calcext:value-type="string">
            <text:p>Non</text:p>
          </table:table-cell>
          <table:table-cell table:style-name="ce2" office:value-type="string" calcext:value-type="string">
            <text:p>Une partie</text:p>
          </table:table-cell>
          <table:table-cell table:number-columns-repeated="2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arte sue teritorii Dens Clotz + Parte calme vocate Dens Bayilh sita in territorio de Maysonetis</text:p>
          </table:table-cell>
          <table:table-cell table:style-name="ce2" table:number-columns-repeated="2"/>
          <table:table-cell table:style-name="ce7" office:value-type="string" calcext:value-type="string">
            <text:p>Tence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K9]/8+[.BL9]/4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7" table:formula="of:=([.BN9]+[.BO9]/2+[.BP9]/8+[.BQ9]/16+[.BR9]/4+[.BS9]/32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V9]+[.BW9]/2+[.BX9]/8+[.BY9]/16+[.BZ9]/4+[.CB9]/32+[.CC9]/16)*39" office:value-type="float" office:value="4.875" calcext:value-type="float">
            <text:p>4,8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tres</text:p>
          </table:table-cell>
          <table:table-cell table:style-name="ce2" table:formula="of:=1/3" office:value-type="float" office:value="0.333333333333333" calcext:value-type="float">
            <text:p>0,33333333333333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.5" calcext:value-type="float">
            <text:p>3,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K9]+[.CL9]/24+[.CM9]/48+[.CN9]/48" office:value-type="float" office:value="0.40625" calcext:value-type="float">
            <text:p>0,406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um </text:p>
          </table:table-cell>
          <table:table-cell table:style-name="ce2" office:value-type="string" calcext:value-type="string">
            <text:p>Mandamentum et juridictione castri seu loci de Chalmariais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Armando de Villa Nova Devesseti</text:p>
          </table:table-cell>
          <table:table-cell table:style-name="ce11" office:value-type="string" calcext:value-type="string">
            <text:p>Petro Boata filio Johanis […] <text:s/>de Tensano</text:p>
          </table:table-cell>
          <table:table-cell table:style-name="ce11" office:value-type="string" calcext:value-type="string">
            <text:p>Johanne de Laschalins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622" calcext:value-type="float">
            <text:p>162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7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Terre petiam + petia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0]/8+[.BL10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0]+[.BO10]/2+[.BP10]/8+[.BQ10]/16+[.BR10]/4+[.BS10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0]+[.BW10]/2+[.BX10]/8+[.BY10]/16+[.BZ10]/4+[.CB10]/32+[.CC10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5/12" office:value-type="float" office:value="0.416666666666667" calcext:value-type="float">
            <text:p>0,41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0]+[.CL10]/24+[.CM10]/48+[.CN10]/48" office:value-type="float" office:value="0.416666666666667" calcext:value-type="float">
            <text:p>0,41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juridictione omnimoda et de mandamento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Ruela</text:p>
          </table:table-cell>
          <table:table-cell table:style-name="ce11" office:value-type="string" calcext:value-type="string">
            <text:p>Johanne de Ruela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number-columns-repeated="5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Nemus + 2 prati</text:p>
          </table:table-cell>
          <table:table-cell table:style-name="ce2" table:number-columns-repeated="2"/>
          <table:table-cell table:style-name="ce7"/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K11]/8+[.BL11]/4)*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11]+[.BO11]/2+[.BP11]/8+[.BQ11]/16+[.BR11]/4+[.BS11]/32)*39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7" table:formula="of:=([.BV11]+[.BW11]/2+[.BX11]/8+[.BY11]/16+[.BZ11]/4+[.CB11]/32+[.CC11]/16)*3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5/12" office:value-type="float" office:value="0.416666666666667" calcext:value-type="float">
            <text:p>0,41666666666666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K11]+[.CL11]/24+[.CM11]/48+[.CN11]/48" office:value-type="float" office:value="0.416666666666667" calcext:value-type="float">
            <text:p>0,41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Petro de Casalibus (Hospitalier)</text:p>
          </table:table-cell>
          <table:table-cell table:style-name="ce11" office:value-type="string" calcext:value-type="string">
            <text:p>Bernardo de Ruppe</text:p>
          </table:table-cell>
          <table:table-cell table:style-name="ce11" office:value-type="string" calcext:value-type="string">
            <text:p>Armandi de Devesseto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722" calcext:value-type="float">
            <text:p>172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bonus et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uas partes prati et terre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2]/8+[.BL12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2]+[.BO12]/2+[.BP12]/8+[.BQ12]/16+[.BR12]/4+[.BS12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2]+[.BW12]/2+[.BX12]/8+[.BY12]/16+[.BZ12]/4+[.CB12]/32+[.CC12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5/12" office:value-type="float" office:value="0.416666666666667" calcext:value-type="float">
            <text:p>0,41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2]+[.CL12]/24+[.CM12]/48+[.CN12]/48" office:value-type="float" office:value="0.416666666666667" calcext:value-type="float">
            <text:p>0,41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In mandamento et infra mandamentum castri Devesseti</text:p>
          </table:table-cell>
          <table:table-cell table:style-name="ce1" office:value-type="string" calcext:value-type="string">
            <text:p>Devesset, infra fortaliciu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Thoma Chanbonant</text:p>
          </table:table-cell>
          <table:table-cell table:style-name="ce11" office:value-type="string" calcext:value-type="string">
            <text:p>Egidio Blachonis</text:p>
          </table:table-cell>
          <table:table-cell table:style-name="ce11" office:value-type="string" calcext:value-type="string">
            <text:p>Vitale Garnerii de Masalibrant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number-columns-repeated="5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7" office:value-type="string" calcext:value-type="string">
            <text:p>1 Seytorata prati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 table:number-columns-repeated="3"/>
          <table:table-cell table:style-name="ce2" office:value-type="string" calcext:value-type="string">
            <text:p>Mari</text:p>
          </table:table-cell>
          <table:table-cell table:style-name="ce7"/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K13]/8+[.BL13]/4)*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13]+[.BO13]/2+[.BP13]/8+[.BQ13]/16+[.BR13]/4+[.BS13]/32)*3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BV13]+[.BW13]/2+[.BX13]/8+[.BY13]/16+[.BZ13]/4+[.CB13]/32+[.CC13]/16)*39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8/12" office:value-type="float" office:value="0.666666666666667" calcext:value-type="float">
            <text:p>0,6666666666666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CK13]+[.CL13]/24+[.CM13]/48+[.CN13]/48" office:value-type="float" office:value="0.666666666666667" calcext:value-type="float">
            <text:p>0,6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Arnaudo de Macello clerico</text:p>
          </table:table-cell>
          <table:table-cell table:style-name="ce11" office:value-type="string" calcext:value-type="string">
            <text:p>Michele de sollepniaco</text:p>
          </table:table-cell>
          <table:table-cell table:style-name="ce11" office:value-type="string" calcext:value-type="string">
            <text:p>Vitale de Mundo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621" calcext:value-type="float">
            <text:p>162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aynaud de Fay</text:p>
          </table:table-cell>
          <table:table-cell table:style-name="ce3" office:value-type="string" calcext:value-type="string">
            <text:p>Promisit esse fidelis castro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5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artem nemus + pasturale + medietatem prati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4]/8+[.BL14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4]+[.BO14]/2+[.BP14]/8+[.BQ14]/16+[.BR14]/4+[.BS14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4]+[.BW14]/2+[.BX14]/8+[.BY14]/16+[.BZ14]/4+[.CB14]/32+[.CC14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0/12" office:value-type="float" office:value="0.833333333333333" calcext:value-type="float">
            <text:p>0,8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4]+[.CL14]/24+[.CM14]/48+[.CN14]/48" office:value-type="float" office:value="0.833333333333333" calcext:value-type="float">
            <text:p>0,8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o et infra mandamento et de juridictione omnimoda castri Devesset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Ruela</text:p>
          </table:table-cell>
          <table:table-cell table:style-name="ce11" office:value-type="string" calcext:value-type="string">
            <text:p>Johanne de Ruela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631" calcext:value-type="float">
            <text:p>163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table:formula="of:=2+3/2" office:value-type="float" office:value="3.5" calcext:value-type="float">
            <text:p>3,5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2 medietatem petie terre + medietatem petie + 2 prati + 3 medietatem prati</text:p>
          </table:table-cell>
          <table:table-cell table:style-name="ce2"/>
          <table:table-cell table:style-name="ce2" office:value-type="string" calcext:value-type="string">
            <text:p>Frères</text:p>
          </table:table-cell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5]/8+[.BL15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5]+[.BO15]/2+[.BP15]/8+[.BQ15]/16+[.BR15]/4+[.BS15]/32)*39" office:value-type="float" office:value="4.875" calcext:value-type="float">
            <text:p>4,875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5]+[.BW15]/2+[.BX15]/8+[.BY15]/16+[.BZ15]/4+[.CB15]/32+[.CC15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2/1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5]+[.CL15]/24+[.CM15]/48+[.CN15]/4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o et de juridictione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ne Meruli</text:p>
          </table:table-cell>
          <table:table-cell table:style-name="ce11" office:value-type="string" calcext:value-type="string">
            <text:p>Vitale Comptoris</text:p>
          </table:table-cell>
          <table:table-cell table:style-name="ce11" office:value-type="string" calcext:value-type="string">
            <text:p>Mathei Morelli de Ruppepaula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681" calcext:value-type="float">
            <text:p>168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ui</text:p>
          </table:table-cell>
          <table:table-cell table:number-columns-repeated="28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2 pasturale + bessetam + jus terre + pratum + terra + campum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6]/8+[.BL16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6]+[.BO16]/2+[.BP16]/8+[.BQ16]/16+[.BR16]/4+[.BS16]/32)*39" office:value-type="float" office:value="4.875" calcext:value-type="float">
            <text:p>4,8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1+1/2" office:value-type="float" office:value="1.5" calcext:value-type="float">
            <text:p>1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6]+[.BW16]/2+[.BX16]/8+[.BY16]/16+[.BZ16]/4+[.CB16]/32+[.CC16]/16)*39" office:value-type="float" office:value="3.65625" calcext:value-type="float">
            <text:p>3,656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2/1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6]+[.CL16]/24+[.CM16]/48+[.CN16]/4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o et in mandamento et juridictione castri Devesseti</text:p>
          </table:table-cell>
          <table:table-cell table:style-name="ce1" office:value-type="string" calcext:value-type="string">
            <text:p>Devesset, sub estr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Ruppe</text:p>
          </table:table-cell>
          <table:table-cell table:style-name="ce11" office:value-type="string" calcext:value-type="string">
            <text:p>Al' Malpinha</text:p>
          </table:table-cell>
          <table:table-cell table:style-name="ce11" office:value-type="string" calcext:value-type="string">
            <text:p>Petri Aloayterii clerico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651" calcext:value-type="float">
            <text:p>165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aynaud de Fay</text:p>
          </table:table-cell>
          <table:table-cell table:style-name="ce3" office:value-type="string" calcext:value-type="string">
            <text:p>Promisit esse bonus et fidelis tenementarius domum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2 terre petiam + pratum + nemus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7]/8+[.BL17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7]+[.BO17]/2+[.BP17]/8+[.BQ17]/16+[.BR17]/4+[.BS17]/32)*39" office:value-type="float" office:value="4.875" calcext:value-type="float">
            <text:p>4,875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formula="of:=1+1/5" office:value-type="float" office:value="1.2" calcext:value-type="float">
            <text:p>1,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[.BV17]+[.BW17]/2+[.BX17]/8+[.BY17]/16+[.BZ17]/4+[.CB17]/32+[.CC17]/16)*39" office:value-type="float" office:value="1.4625" calcext:value-type="float">
            <text:p>1,46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3/12" office:value-type="float" office:value="1.08333333333333" calcext:value-type="float">
            <text:p>1,083333333333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17]+[.CL17]/24+[.CM17]/48+[.CN17]/48" office:value-type="float" office:value="1.125" calcext:value-type="float">
            <text:p>1,1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o et in mandamento et omnimoda juridictione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office:value-type="string" calcext:value-type="string">
            <text:p>Matheo Morelli de Ruppe Paula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1" office:value-type="float" office:value="1661" calcext:value-type="float">
            <text:p>166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3 petiam terre + petiam + nemus + pasturale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8]/8+[.BL18]/4)*3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N18]+[.BO18]/2+[.BP18]/8+[.BQ18]/16+[.BR18]/4+[.BS18]/32)*39" office:value-type="float" office:value="19.5" calcext:value-type="float">
            <text:p>19,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/5" office:value-type="float" office:value="1.2" calcext:value-type="float">
            <text:p>1,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[.BV18]+[.BW18]/2+[.BX18]/8+[.BY18]/16+[.BZ18]/4+[.CB18]/32+[.CC18]/16)*39" office:value-type="float" office:value="3.9" calcext:value-type="float">
            <text:p>3,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3/12" office:value-type="float" office:value="1.08333333333333" calcext:value-type="float">
            <text:p>1,083333333333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18]+[.CL18]/24+[.CM18]/48+[.CN18]/48" office:value-type="float" office:value="1.125" calcext:value-type="float">
            <text:p>1,1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Alta et bassa justicia</text:p>
          </table:table-cell>
          <table:table-cell table:style-name="ce2" office:value-type="string" calcext:value-type="string">
            <text:p>De omnimoda juridictione castri Devesseti et eius mandamentum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office:value-type="string" calcext:value-type="string">
            <text:p>Matheo Morelli de Ruppe Paula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1" office:value-type="float" office:value="1671" calcext:value-type="float">
            <text:p>167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3 petiam terre + 2 nemoris + pasturale + pratis + petia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9]/8+[.BL19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9]+[.BO19]/2+[.BP19]/8+[.BQ19]/16+[.BR19]/4+[.BS19]/32)*39" office:value-type="float" office:value="4.875" calcext:value-type="float">
            <text:p>4,875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formula="of:=5+1/5" office:value-type="float" office:value="5.2" calcext:value-type="float">
            <text:p>5,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[.BV19]+[.BW19]/2+[.BX19]/8+[.BY19]/16+[.BZ19]/4+[.CB19]/32+[.CC19]/16)*39" office:value-type="float" office:value="6.3375" calcext:value-type="float">
            <text:p>6,3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3/12" office:value-type="float" office:value="1.08333333333333" calcext:value-type="float">
            <text:p>1,083333333333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19]+[.CL19]/24+[.CM19]/48+[.CN19]/48" office:value-type="float" office:value="1.125" calcext:value-type="float">
            <text:p>1,1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o et infra mandamento et de juridictione domus seu castri Devesset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office:value-type="string" calcext:value-type="string">
            <text:p>Matheo Morelli de Ruppe Paula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1" office:value-type="float" office:value="1691" calcext:value-type="float">
            <text:p>169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8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Bessetam + 3 terra + pratum + jus terre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0]/8+[.BL20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20]+[.BO20]/2+[.BP20]/8+[.BQ20]/16+[.BR20]/4+[.BS20]/32)*39" office:value-type="float" office:value="4.875" calcext:value-type="float">
            <text:p>4,8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/5" office:value-type="float" office:value="1.2" calcext:value-type="float">
            <text:p>1,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[.BV20]+[.BW20]/2+[.BX20]/8+[.BY20]/16+[.BZ20]/4+[.CB20]/32+[.CC20]/16)*39" office:value-type="float" office:value="3.9" calcext:value-type="float">
            <text:p>3,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3/12" office:value-type="float" office:value="1.08333333333333" calcext:value-type="float">
            <text:p>1,083333333333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20]+[.CL20]/24+[.CM20]/48+[.CN20]/48" office:value-type="float" office:value="1.125" calcext:value-type="float">
            <text:p>1,1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o et infra mandamento castri Devesset</text:p>
          </table:table-cell>
          <table:table-cell table:style-name="ce1" office:value-type="string" calcext:value-type="string">
            <text:p>Devesset, sub extr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Bernardo de Ruppe clerico</text:p>
          </table:table-cell>
          <table:table-cell table:style-name="ce11" office:value-type="string" calcext:value-type="string">
            <text:p>Johanne Sabaterii de Chambone</text:p>
          </table:table-cell>
          <table:table-cell table:style-name="ce11" office:value-type="string" calcext:value-type="string">
            <text:p>Armandia</text:p>
          </table:table-cell>
          <table:table-cell table:number-columns-repeated="3"/>
        </table:table-row>
        <table:table-row table:style-name="ro1">
          <table:table-cell table:style-name="ce1" office:value-type="float" office:value="1641" calcext:value-type="float">
            <text:p>164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aynaud de Fay</text:p>
          </table:table-cell>
          <table:table-cell table:style-name="ce3" office:value-type="string" calcext:value-type="string">
            <text:p>Promisit esse fidelis domui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7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string" calcext:value-type="string">
            <text:p>Non</text:p>
          </table:table-cell>
          <table:table-cell table:style-name="ce2" office:value-type="string" calcext:value-type="string">
            <text:p>Scellé à Lyon le 16 mars 1758 nem six folo</text:p>
          </table:table-cell>
          <table:table-cell table:style-name="ce2" office:value-type="string" calcext:value-type="string">
            <text:p>2 petiam terre + 2 ortum + ouchiam + tenementum + 3 petiam + 2 pratum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1]/8+[.BL21]/4)*3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N21]+[.BO21]/2+[.BP21]/8+[.BQ21]/16+[.BR21]/4+[.BS21]/32)*39" office:value-type="float" office:value="19.5" calcext:value-type="float">
            <text:p>19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3+1/2" office:value-type="float" office:value="3.5" calcext:value-type="float">
            <text:p>3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21]+[.BW21]/2+[.BX21]/8+[.BY21]/16+[.BZ21]/4+[.CB21]/32+[.CC21]/16)*39" office:value-type="float" office:value="17.0625" calcext:value-type="float">
            <text:p>17,06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4/12" office:value-type="float" office:value="1.16666666666667" calcext:value-type="float">
            <text:p>1,1666666666666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21]+[.CL21]/24+[.CM21]/48+[.CN21]/48" office:value-type="float" office:value="1.20833333333333" calcext:value-type="float">
            <text:p>1,208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o et infra mandamento et de juridictione castri Devesset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ne Meruli</text:p>
          </table:table-cell>
          <table:table-cell table:style-name="ce11" office:value-type="string" calcext:value-type="string">
            <text:p>Vitale Comptoris</text:p>
          </table:table-cell>
          <table:table-cell table:style-name="ce11" office:value-type="string" calcext:value-type="string">
            <text:p>Mathei Morelli de Ruppepaula</text:p>
          </table:table-cell>
          <table:table-cell table:number-columns-repeated="3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number-columns-repeated="5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ratum</text:p>
          </table:table-cell>
          <table:table-cell table:style-name="ce2" table:number-columns-repeated="2"/>
          <table:table-cell table:style-name="ce7"/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K22]/8+[.BL22]/4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7" table:formula="of:=([.BN22]+[.BO22]/2+[.BP22]/8+[.BQ22]/16+[.BR22]/4+[.BS22]/32)*39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7" table:formula="of:=([.BV22]+[.BW22]/2+[.BX22]/8+[.BY22]/16+[.BZ22]/4+[.CB22]/32+[.CC22]/16)*3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18/12" office:value-type="float" office:value="1.5" calcext:value-type="float">
            <text:p>1,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K22]+[.CL22]/24+[.CM22]/48+[.CN22]/48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one omnimod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 fortalici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e Blaoner</text:p>
          </table:table-cell>
          <table:table-cell table:style-name="ce11" office:value-type="string" calcext:value-type="string">
            <text:p>Martina Maria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Loco et territorio de Las Ruschas</text:p>
          </table:table-cell>
          <table:table-cell table:style-name="ce2"/>
          <table:table-cell table:style-name="ce7" office:value-type="string" calcext:value-type="string">
            <text:p>Devesset</text:p>
          </table:table-cell>
          <table:table-cell table:style-name="ce2" table:formula="of:=1/6" office:value-type="float" office:value="0.166666666666667" calcext:value-type="float">
            <text:p>0,1666666666666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23]/8+[.BL23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1+1/2+1/7" office:value-type="float" office:value="1.64285714285714" calcext:value-type="float">
            <text:p>1,6428571428571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23]+[.BO23]/2+[.BP23]/8+[.BQ23]/16+[.BR23]/4+[.BS23]/32)*39" office:value-type="float" office:value="8.00892857142857" calcext:value-type="float">
            <text:p>8,0089285714285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V23]+[.BW23]/2+[.BX23]/8+[.BY23]/16+[.BZ23]/4+[.CB23]/32+[.CC23]/16)*39" office:value-type="float" office:value="4.875" calcext:value-type="float">
            <text:p>4,8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20/12" office:value-type="float" office:value="1.66666666666667" calcext:value-type="float">
            <text:p>1,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3]+[.CL23]/24+[.CM23]/48+[.CN23]/48" office:value-type="float" office:value="1.66666666666667" calcext:value-type="float">
            <text:p>1,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juridictione et <text:span text:style-name="T4">dominatione</text:span><text:span text:style-name="T3"> castri seu domus Devesseti</text:span>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Casalibus</text:p>
          </table:table-cell>
          <table:table-cell table:style-name="ce11" office:value-type="string" calcext:value-type="string">
            <text:p>Matheo Morelli Ruppe Paula</text:p>
          </table:table-cell>
          <table:table-cell table:style-name="ce11" office:value-type="string" calcext:value-type="string">
            <text:p>Petro Porronis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1611" calcext:value-type="float">
            <text:p>161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aynaud de Fay</text:p>
          </table:table-cell>
          <table:table-cell table:style-name="ce3" office:value-type="string" calcext:value-type="string">
            <text:p>Promisit esse fidelis castro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ui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2 medietate petie terre + terra + 2 pasturale + medietate prati + medietate faycie + jus prati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4]/8+[.BL24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/2" office:value-type="float" office:value="1.5" calcext:value-type="float">
            <text:p>1,5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24]+[.BO24]/2+[.BP24]/8+[.BQ24]/16+[.BR24]/4+[.BS24]/32)*39" office:value-type="float" office:value="8.53125" calcext:value-type="float">
            <text:p>8,531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24]+[.BW24]/2+[.BX24]/8+[.BY24]/16+[.BZ24]/4+[.CB24]/32+[.CC24]/16)*39" office:value-type="float" office:value="3.65625" calcext:value-type="float">
            <text:p>3,656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21/12" office:value-type="float" office:value="1.75" calcext:value-type="float">
            <text:p>1,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K24]+[.CL24]/24+[.CM24]/48+[.CN24]/48" office:value-type="float" office:value="1.77083333333333" calcext:value-type="float">
            <text:p>1,7708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 + 2 nemus + prat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o et infra mandamento et de juridictione castri Devesset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Ruela</text:p>
          </table:table-cell>
          <table:table-cell table:style-name="ce11" office:value-type="string" calcext:value-type="string">
            <text:p>Johanne de Ruela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Prato et petia</text:p>
          </table:table-cell>
          <table:table-cell table:style-name="ce2" office:value-type="string" calcext:value-type="string">
            <text:p>Loco et territorio de Las Ruschas</text:p>
          </table:table-cell>
          <table:table-cell table:style-name="ce2" office:value-type="string" calcext:value-type="string">
            <text:p>Frères et sœurs</text:p>
          </table:table-cell>
          <table:table-cell table:style-name="ce7" office:value-type="string" calcext:value-type="string">
            <text:p>Tence et Devesset</text:p>
          </table:table-cell>
          <table:table-cell table:style-name="ce2" table:formula="of:=1/6" office:value-type="float" office:value="0.166666666666667" calcext:value-type="float">
            <text:p>0,1666666666666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25]/8+[.BL25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" table:formula="of:=1+1/2+1/12+1/2+1/2" office:value-type="float" office:value="2.58333333333333" calcext:value-type="float">
            <text:p>2,5833333333333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25]+[.BO25]/2+[.BP25]/8+[.BQ25]/16+[.BR25]/4+[.BS25]/32)*39" office:value-type="float" office:value="12.59375" calcext:value-type="float">
            <text:p>12,5937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7" table:formula="of:=([.BV25]+[.BW25]/2+[.BX25]/8+[.BY25]/16+[.BZ25]/4+[.CB25]/32+[.CC25]/16)*3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ato et petia + prato + nomine eius fratre</text:p>
          </table:table-cell>
          <table:table-cell table:style-name="ce2" table:formula="of:=20/12+3/12" office:value-type="float" office:value="1.91666666666667" calcext:value-type="float">
            <text:p>1,91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5]+[.CL25]/24+[.CM25]/48+[.CN25]/48" office:value-type="float" office:value="1.91666666666667" calcext:value-type="float">
            <text:p>1,91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ne et senhori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Casalibus</text:p>
          </table:table-cell>
          <table:table-cell table:style-name="ce11" office:value-type="string" calcext:value-type="string">
            <text:p>Matheo Morelli Ruppe Paula</text:p>
          </table:table-cell>
          <table:table-cell table:style-name="ce11" office:value-type="string" calcext:value-type="string">
            <text:p>Petro Porronis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et explet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4"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5"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27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3" office:value-type="string" calcext:value-type="string">
            <text:p>Prati</text:p>
          </table:table-cell>
          <table:table-cell table:style-name="ce2" office:value-type="string" calcext:value-type="string">
            <text:p>Dens Pontetz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table:formula="of:=1/3" office:value-type="float" office:value="0.333333333333333" calcext:value-type="float">
            <text:p>0,3333333333333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26]/8+[.BL26]/4)*39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N26]+[.BO26]/2+[.BP26]/8+[.BQ26]/16+[.BR26]/4+[.BS26]/32)*39" office:value-type="float" office:value="9.75" calcext:value-type="float">
            <text:p>9,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/3" office:value-type="float" office:value="0.333333333333333" calcext:value-type="float">
            <text:p>0,3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V26]+[.BW26]/2+[.BX26]/8+[.BY26]/16+[.BZ26]/4+[.CB26]/32+[.CC26]/16)*39" office:value-type="float" office:value="11.375" calcext:value-type="float">
            <text:p>11,37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string" calcext:value-type="string">
            <text:p>Possessions forment 1/3 Tenement Dens Potetz + nemus + bayliagio + calma + assensa</text:p>
          </table:table-cell>
          <table:table-cell table:style-name="ce2" table:formula="of:=23/12" office:value-type="float" office:value="1.91666666666667" calcext:value-type="float">
            <text:p>1,9166666666666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" table:formula="of:=1+1/6+1/6" office:value-type="float" office:value="1.33333333333333" calcext:value-type="float">
            <text:p>1,33333333333333</text:p>
          </table:table-cell>
          <table:table-cell table:style-name="ce2" table:formula="of:=[.CK26]+[.CL26]/24+[.CM26]/48+[.CN26]/48" office:value-type="float" office:value="1.98611111111111" calcext:value-type="float">
            <text:p>1,986111111111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um </text:p>
          </table:table-cell>
          <table:table-cell table:style-name="ce2" office:value-type="string" calcext:value-type="string">
            <text:p>Mandemento et infra mandamentum juridictione loci et castri de Chalmariais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Anibayserii clerico</text:p>
          </table:table-cell>
          <table:table-cell table:style-name="ce11" office:value-type="string" calcext:value-type="string">
            <text:p>Matheo Morelli de Ruppe Paula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0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um</text:p>
          </table:table-cell>
          <table:table-cell table:style-name="ce2" office:value-type="string" calcext:value-type="string">
            <text:p>Loco et territorio de Masalibrant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table:formula="of:=1/7" office:value-type="float" office:value="0.142857142857143" calcext:value-type="float">
            <text:p>0,14285714285714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27]/8+[.BL27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5+1/2" office:value-type="float" office:value="5.5" calcext:value-type="float">
            <text:p>5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27]+[.BO27]/2+[.BP27]/8+[.BQ27]/16+[.BR27]/4+[.BS27]/32)*39" office:value-type="float" office:value="26.8125" calcext:value-type="float">
            <text:p>26,8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/7+1/2" office:value-type="float" office:value="0.642857142857143" calcext:value-type="float">
            <text:p>0,64285714285714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V27]+[.BW27]/2+[.BX27]/8+[.BY27]/16+[.BZ27]/4+[.CB27]/32+[.CC27]/16)*39" office:value-type="float" office:value="15.3214285714286" calcext:value-type="float">
            <text:p>15,321428571428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mo</text:p>
          </table:table-cell>
          <table:table-cell table:style-name="ce2" table:formula="of:=3+3/12" office:value-type="float" office:value="3.25" calcext:value-type="float">
            <text:p>3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7]+[.CL27]/24+[.CM27]/48+[.CN27]/48" office:value-type="float" office:value="3.25" calcext:value-type="float">
            <text:p>3,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atheo Morelli Ruppe Paula</text:p>
          </table:table-cell>
          <table:table-cell table:style-name="ce11" office:value-type="string" calcext:value-type="string">
            <text:p>Dompnino de Lasruschas</text:p>
          </table:table-cell>
          <table:table-cell table:style-name="ce11" office:value-type="string" calcext:value-type="string">
            <text:p>Petrus Porronis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 justi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/>
          <table:table-cell table:number-columns-repeated="2"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0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Loco et territorio del Mont</text:p>
          </table:table-cell>
          <table:table-cell table:style-name="ce2"/>
          <table:table-cell table:style-name="ce7" office:value-type="string" calcext:value-type="string">
            <text:p>Borzez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28]/8+[.BL28]/4)*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28]+[.BO28]/2+[.BP28]/8+[.BQ28]/16+[.BR28]/4+[.BS28]/32)*39" office:value-type="float" office:value="19.5" calcext:value-type="float">
            <text:p>19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+1/3" office:value-type="float" office:value="1.33333333333333" calcext:value-type="float">
            <text:p>1,3333333333333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V28]+[.BW28]/2+[.BX28]/8+[.BY28]/16+[.BZ28]/4+[.CB28]/32+[.CC28]/16)*39" office:value-type="float" office:value="6.5" calcext:value-type="float">
            <text:p>6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3+4/12" office:value-type="float" office:value="3.33333333333333" calcext:value-type="float">
            <text:p>3,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8]+[.CL28]/24+[.CM28]/48+[.CN28]/48" office:value-type="float" office:value="3.33333333333333" calcext:value-type="float">
            <text:p>3,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um 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Arnaudo de Macello clerico</text:p>
          </table:table-cell>
          <table:table-cell table:style-name="ce11" office:value-type="string" calcext:value-type="string">
            <text:p>Michele de sollepniaco</text:p>
          </table:table-cell>
          <table:table-cell table:style-name="ce11" office:value-type="string" calcext:value-type="string">
            <text:p>Vitale de Mundo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am et grangiam</text:p>
          </table:table-cell>
          <table:table-cell table:style-name="ce2" office:value-type="string" calcext:value-type="string">
            <text:p>Loco de territoio de Mundo</text:p>
          </table:table-cell>
          <table:table-cell table:style-name="ce13" office:value-type="string" calcext:value-type="string">
            <text:p>Fille</text:p>
          </table:table-cell>
          <table:table-cell table:style-name="ce7" office:value-type="string" calcext:value-type="string">
            <text:p>Borzeza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K29]/8+[.BL29]/4)*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29]+[.BO29]/2+[.BP29]/8+[.BQ29]/16+[.BR29]/4+[.BS29]/32)*39" office:value-type="float" office:value="19.5" calcext:value-type="float">
            <text:p>19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/3" office:value-type="float" office:value="0.333333333333333" calcext:value-type="float">
            <text:p>0,3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V29]+[.BW29]/2+[.BX29]/8+[.BY29]/16+[.BZ29]/4+[.CB29]/32+[.CC29]/16)*39" office:value-type="float" office:value="11.375" calcext:value-type="float">
            <text:p>11,3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3+4/12" office:value-type="float" office:value="3.33333333333333" calcext:value-type="float">
            <text:p>3,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9]+[.CL29]/24+[.CM29]/48+[.CN29]/48" office:value-type="float" office:value="3.33333333333333" calcext:value-type="float">
            <text:p>3,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um 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Arnaudo de Macello clerico</text:p>
          </table:table-cell>
          <table:table-cell table:style-name="ce11" office:value-type="string" calcext:value-type="string">
            <text:p>Michele de sollepniaco</text:p>
          </table:table-cell>
          <table:table-cell table:style-name="ce11" office:value-type="string" calcext:value-type="string">
            <text:p>Vitale de Mundo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Loco et territorio loci de Mundo</text:p>
          </table:table-cell>
          <table:table-cell table:style-name="ce2" office:value-type="string" calcext:value-type="string">
            <text:p>Femme + fils Guillermi de Mundo <text:span text:style-name="T2">per</text:span><text:span text:style-name="T3"> Sancti Martini de Tensano</text:span></text:p>
          </table:table-cell>
          <table:table-cell table:style-name="ce7" office:value-type="string" calcext:value-type="string">
            <text:p>Borzez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30]/8+[.BL30]/4)*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30]+[.BO30]/2+[.BP30]/8+[.BQ30]/16+[.BR30]/4+[.BS30]/32)*39" office:value-type="float" office:value="19.5" calcext:value-type="float">
            <text:p>19,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formula="of:=1+1/3" office:value-type="float" office:value="1.33333333333333" calcext:value-type="float">
            <text:p>1,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BV30]+[.BW30]/2+[.BX30]/8+[.BY30]/16+[.BZ30]/4+[.CB30]/32+[.CC30]/16)*39" office:value-type="float" office:value="6.5" calcext:value-type="float">
            <text:p>6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3+4/12" office:value-type="float" office:value="3.33333333333333" calcext:value-type="float">
            <text:p>3,333333333333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CK30]+[.CL30]/24+[.CM30]/48+[.CN30]/48" office:value-type="float" office:value="3.33333333333333" calcext:value-type="float">
            <text:p>3,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Unitenti de Romidras</text:p>
          </table:table-cell>
          <table:table-cell table:style-name="ce11" office:value-type="string" calcext:value-type="string">
            <text:p>Jacobo filio Johanis Malhorii</text:p>
          </table:table-cell>
          <table:table-cell table:style-name="ce11" table:number-columns-repeated="3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stractus emphiteo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0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um</text:p>
          </table:table-cell>
          <table:table-cell table:style-name="ce2" office:value-type="string" calcext:value-type="string">
            <text:p>Loco et territorio de Frigidis Periet</text:p>
          </table:table-cell>
          <table:table-cell table:style-name="ce2"/>
          <table:table-cell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31]/8+[.BL31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/2" office:value-type="float" office:value="1.5" calcext:value-type="float">
            <text:p>1,5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31]+[.BO31]/2+[.BP31]/8+[.BQ31]/16+[.BR31]/4+[.BS31]/32)*39" office:value-type="float" office:value="8.53125" calcext:value-type="float">
            <text:p>8,5312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31]+[.BW31]/2+[.BX31]/8+[.BY31]/16+[.BZ31]/4+[.CB31]/32+[.CC31]/16)*39" office:value-type="float" office:value="2.4375" calcext:value-type="float">
            <text:p>2,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3+7/12" office:value-type="float" office:value="3.58333333333333" calcext:value-type="float">
            <text:p>3,583333333333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31]+[.CL31]/24+[.CM31]/48+[.CN31]/48" office:value-type="float" office:value="3.625" calcext:value-type="float">
            <text:p>3,6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Ville Neuve de Devesset, in hospicio Johannis Comptoris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uillermo Badelli</text:p>
          </table:table-cell>
          <table:table-cell table:style-name="ce11" office:value-type="string" calcext:value-type="string">
            <text:p>Laurentio de Montabonello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tractus emphiteotitarii</text:p>
          </table:table-cell>
          <table:table-cell table:style-name="ce2" office:value-type="string" calcext:value-type="string">
            <text:p>Oui</text:p>
          </table:table-cell>
          <table:table-cell table:number-columns-repeated="5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2" table:style-name="ce2" office:value-type="string" calcext:value-type="string">
            <text:p>N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3 Petia + Pasturale</text:p>
          </table:table-cell>
          <table:table-cell table:style-name="ce2" office:value-type="string" calcext:value-type="string">
            <text:p>Territorio de Lasruschas</text:p>
          </table:table-cell>
          <table:table-cell table:style-name="ce2"/>
          <table:table-cell table:style-name="ce7" office:value-type="string" calcext:value-type="string">
            <text:p>Borzeza</text:p>
          </table:table-cell>
          <table:table-cell table:style-name="ce2" table:formula="of:=1/3" office:value-type="float" office:value="0.333333333333333" calcext:value-type="float">
            <text:p>0,3333333333333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32]/8+[.BL32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3+1/3" office:value-type="float" office:value="3.33333333333333" calcext:value-type="float">
            <text:p>3,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N32]+[.BO32]/2+[.BP32]/8+[.BQ32]/16+[.BR32]/4+[.BS32]/32)*39" office:value-type="float" office:value="35.75" calcext:value-type="float">
            <text:p>35,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V32]+[.BW32]/2+[.BX32]/8+[.BY32]/16+[.BZ32]/4+[.CB32]/32+[.CC32]/16)*39" office:value-type="float" office:value="9.75" calcext:value-type="float">
            <text:p>9,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 Petia + Pasturale</text:p>
          </table:table-cell>
          <table:table-cell table:style-name="ce2" table:formula="of:=3+4/12+4/12" office:value-type="float" office:value="3.66666666666667" calcext:value-type="float">
            <text:p>3,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32]+[.CL32]/24+[.CM32]/48+[.CN32]/48" office:value-type="float" office:value="3.66666666666667" calcext:value-type="float">
            <text:p>3,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ua heredidate</text:p>
          </table:table-cell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ichaele Girardi de Masalibrant</text:p>
          </table:table-cell>
          <table:table-cell table:style-name="ce11" office:value-type="string" calcext:value-type="string">
            <text:p>Petro Girardi de Masalibrant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11 petiam + meytenchadam terre + 2 nemus + partem mansi + 3 pratum + possessiones</text:p>
          </table:table-cell>
          <table:table-cell table:style-name="ce2" office:value-type="string" calcext:value-type="string">
            <text:p>Territorio de Chanils</text:p>
          </table:table-cell>
          <table:table-cell table:style-name="ce2"/>
          <table:table-cell table:style-name="ce7" office:value-type="string" calcext:value-type="string">
            <text:p>Fay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33]/8+[.BL33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3+1/2" office:value-type="float" office:value="3.5" calcext:value-type="float">
            <text:p>3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33]+[.BO33]/2+[.BP33]/8+[.BQ33]/16+[.BR33]/4+[.BS33]/32)*39" office:value-type="float" office:value="19.5" calcext:value-type="float">
            <text:p>19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V33]+[.BW33]/2+[.BX33]/8+[.BY33]/16+[.BZ33]/4+[.CB33]/32+[.CC33]/16)*39" office:value-type="float" office:value="12.1875" calcext:value-type="float">
            <text:p>12,1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3+11/12" office:value-type="float" office:value="3.91666666666667" calcext:value-type="float">
            <text:p>3,9166666666666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33]+[.CL33]/24+[.CM33]/48+[.CN33]/48" office:value-type="float" office:value="3.95833333333333" calcext:value-type="float">
            <text:p>3,958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sub estr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office:value-type="string" calcext:value-type="string">
            <text:p>Johanne Barerii</text:p>
          </table:table-cell>
          <table:table-cell table:style-name="ce11" office:value-type="string" calcext:value-type="string">
            <text:p>Poncio de Chanils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4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9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Loco et territorio de Masalibrant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34]/8+[.BL34]/4)*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34]+[.BO34]/2+[.BP34]/8+[.BQ34]/16+[.BR34]/4+[.BS34]/32)*39" office:value-type="float" office:value="34.125" calcext:value-type="float">
            <text:p>34,1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1/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BV34]+[.BW34]/2+[.BX34]/8+[.BY34]/16+[.BZ34]/4+[.CB34]/32+[.CC34]/16)*39" office:value-type="float" office:value="12.1875" calcext:value-type="float">
            <text:p>12,18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7" office:value-type="float" office:value="4" calcext:value-type="float">
            <text:p>4</text:p>
          </table:table-cell>
          <table:table-cell table:style-name="ce2" table:formula="of:=-1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CK34]+[.CL34]/24+[.CM34]/48+[.CN34]/48" office:value-type="float" office:value="3.95833333333333" calcext:value-type="float">
            <text:p>3,958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Domino Johane Armandi presbitero</text:p>
          </table:table-cell>
          <table:table-cell table:style-name="ce11" office:value-type="string" calcext:value-type="string">
            <text:p>Bernardo de Ruppe clerico</text:p>
          </table:table-cell>
          <table:table-cell table:style-name="ce11" office:value-type="string" calcext:value-type="string">
            <text:p>Petro de Bonafonte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 justi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4"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8" table:style-name="ce2" office:value-type="string" calcext:value-type="string">
            <text:p>Non</text:p>
          </table:table-cell>
          <table:table-cell table:style-name="ce2" table:number-columns-repeated="4"/>
          <table:table-cell table:style-name="ce7" office:value-type="string" calcext:value-type="string">
            <text:p>Tence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35]/8+[.BL35]/4)*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N35]+[.BO35]/2+[.BP35]/8+[.BQ35]/16+[.BR35]/4+[.BS35]/32)*39" office:value-type="float" office:value="19.5" calcext:value-type="float">
            <text:p>1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V35]+[.BW35]/2+[.BX35]/8+[.BY35]/16+[.BZ35]/4+[.CB35]/32+[.CC35]/16)*39" office:value-type="float" office:value="21.9375" calcext:value-type="float">
            <text:p>21,93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ossession forment 1/2 loci et teritorii Dens Pontetz + bayliagio + prata + calma + assensa</text:p>
          </table:table-cell>
          <table:table-cell table:style-name="ce2" table:formula="of:=4-2/12+1/12" office:value-type="float" office:value="3.91666666666667" calcext:value-type="float">
            <text:p>3,9166666666666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" table:formula="of:=2+1/2+1+1/4" office:value-type="float" office:value="3.75" calcext:value-type="float">
            <text:p>3,75</text:p>
          </table:table-cell>
          <table:table-cell table:style-name="ce2" table:formula="of:=[.CK35]+[.CL35]/24+[.CM35]/48+[.CN35]/48" office:value-type="float" office:value="3.99479166666667" calcext:value-type="float">
            <text:p>3,994791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one omnimoda</text:p>
          </table:table-cell>
          <table:table-cell table:style-name="ce2" office:value-type="string" calcext:value-type="string">
            <text:p>Mandemento et infra mandamentum castri de Chalmariais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Anibayserii clerico</text:p>
          </table:table-cell>
          <table:table-cell table:style-name="ce11" office:value-type="string" calcext:value-type="string">
            <text:p>Matheo Morelli de Ruppe Paula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um</text:p>
          </table:table-cell>
          <table:table-cell table:style-name="ce2" office:value-type="string" calcext:value-type="string">
            <text:p>Loco et territorio de Paulhac</text:p>
          </table:table-cell>
          <table:table-cell table:style-name="ce2"/>
          <table:table-cell table:style-name="ce7" office:value-type="string" calcext:value-type="string">
            <text:p>Devess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36]/8+[.BL36]/4)*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10+1/2+1/6" office:value-type="float" office:value="10.6666666666667" calcext:value-type="float">
            <text:p>10,666666666666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36]+[.BO36]/2+[.BP36]/8+[.BQ36]/16+[.BR36]/4+[.BS36]/32)*39" office:value-type="float" office:value="52" calcext:value-type="float">
            <text:p>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formula="of:=1+1/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BV36]+[.BW36]/2+[.BX36]/8+[.BY36]/16+[.BZ36]/4+[.CB36]/32+[.CC36]/16)*39" office:value-type="float" office:value="7.3125" calcext:value-type="float">
            <text:p>7,31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Pasturali</text:p>
          </table:table-cell>
          <table:table-cell table:style-name="ce2" table:formula="of:=5+4/12+2/12" office:value-type="float" office:value="5.5" calcext:value-type="float">
            <text:p>5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CK36]+[.CL36]/24+[.CM36]/48+[.CN36]/48" office:value-type="float" office:value="5.5" calcext:value-type="float">
            <text:p>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office:value-type="string" calcext:value-type="string">
            <text:p>Heustachio de quinteato</text:p>
          </table:table-cell>
          <table:table-cell table:style-name="ce11" table:number-columns-repeated="3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5" table:style-name="ce2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Territorio de Paulhac</text:p>
          </table:table-cell>
          <table:table-cell table:style-name="ce2" office:value-type="string" calcext:value-type="string">
            <text:p>Frère</text:p>
          </table:table-cell>
          <table:table-cell table:style-name="ce7" office:value-type="string" calcext:value-type="string">
            <text:p>Devess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37]/8+[.BL37]/4)*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10+1/2+1/6+1/2" office:value-type="float" office:value="11.1666666666667" calcext:value-type="float">
            <text:p>11,166666666666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37]+[.BO37]/2+[.BP37]/8+[.BQ37]/16+[.BR37]/4+[.BS37]/32)*39" office:value-type="float" office:value="54.4375" calcext:value-type="float">
            <text:p>54,43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formula="of:=3+1/2+1/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BV37]+[.BW37]/2+[.BX37]/8+[.BY37]/16+[.BZ37]/4+[.CB37]/32+[.CC37]/16)*39" office:value-type="float" office:value="19.5" calcext:value-type="float">
            <text:p>19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Prato + petia</text:p>
          </table:table-cell>
          <table:table-cell table:style-name="ce2" table:formula="of:=5+4/12+6/12" office:value-type="float" office:value="5.83333333333333" calcext:value-type="float">
            <text:p>5,833333333333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CK37]+[.CL37]/24+[.CM37]/48+[.CN37]/48" office:value-type="float" office:value="5.83333333333333" calcext:value-type="float">
            <text:p>5,8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alha annua</text:p>
          </table:table-cell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office:value-type="string" calcext:value-type="string">
            <text:p>Heustachio de quinteato</text:p>
          </table:table-cell>
          <table:table-cell table:style-name="ce11" table:number-columns-repeated="3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Loco et territorio de Las Ruschas</text:p>
          </table:table-cell>
          <table:table-cell table:style-name="ce2" office:value-type="string" calcext:value-type="string">
            <text:p>Femme</text:p>
          </table:table-cell>
          <table:table-cell table:style-name="ce7" office:value-type="string" calcext:value-type="string">
            <text:p>Borzeza</text:p>
          </table:table-cell>
          <table:table-cell table:style-name="ce2" table:formula="of:=1/6" office:value-type="float" office:value="0.166666666666667" calcext:value-type="float">
            <text:p>0,1666666666666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38]/8+[.BL38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1.5+1/6+6" office:value-type="float" office:value="7.66666666666667" calcext:value-type="float">
            <text:p>7,6666666666666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38]+[.BO38]/2+[.BP38]/8+[.BQ38]/16+[.BR38]/4+[.BS38]/32)*39" office:value-type="float" office:value="37.375" calcext:value-type="float">
            <text:p>37,3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1+1.5" office:value-type="float" office:value="2.5" calcext:value-type="float">
            <text:p>2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V38]+[.BW38]/2+[.BX38]/8+[.BY38]/16+[.BZ38]/4+[.CB38]/32+[.CC38]/16)*39" office:value-type="float" office:value="12.1875" calcext:value-type="float">
            <text:p>12,18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20/12+4/12+4" office:value-type="float" office:value="6" calcext:value-type="float">
            <text:p>6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38]+[.CL38]/24+[.CM38]/48+[.CN38]/48" office:value-type="float" office:value="5.95833333333333" calcext:value-type="float">
            <text:p>5,958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 hiis que hec et tenit in loco de Lasruschas</text:p>
          </table:table-cell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senhoria domino et juridictione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Casalibus</text:p>
          </table:table-cell>
          <table:table-cell table:style-name="ce11" office:value-type="string" calcext:value-type="string">
            <text:p>Matheo Morelli Ruppe Paula</text:p>
          </table:table-cell>
          <table:table-cell table:style-name="ce11" office:value-type="string" calcext:value-type="string">
            <text:p>Petro Porronis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4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9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Avec aquarum et curtibus</text:p>
          </table:table-cell>
          <table:table-cell table:style-name="ce2"/>
          <table:table-cell table:style-name="ce2" office:value-type="string" calcext:value-type="string">
            <text:p>Loco et territorio de Masalibrant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39]/8+[.BL39]/4)*39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N39]+[.BO39]/2+[.BP39]/8+[.BQ39]/16+[.BR39]/4+[.BS39]/32)*39" office:value-type="float" office:value="87.75" calcext:value-type="float">
            <text:p>87,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.5" calcext:value-type="float">
            <text:p>5,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BV39]+[.BW39]/2+[.BX39]/8+[.BY39]/16+[.BZ39]/4+[.CB39]/32+[.CC39]/16)*39" office:value-type="float" office:value="26.8125" calcext:value-type="float">
            <text:p>26,81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CK39]+[.CL39]/24+[.CM39]/48+[.CN39]/48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ne et senhori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Domino Johane Armandi presbitero</text:p>
          </table:table-cell>
          <table:table-cell table:style-name="ce11" office:value-type="string" calcext:value-type="string">
            <text:p>Bernardo de Ruppe clerico</text:p>
          </table:table-cell>
          <table:table-cell table:style-name="ce11" office:value-type="string" calcext:value-type="string">
            <text:p>Petro de Bonafonte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string" calcext:value-type="string">
            <text:p>Oui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os</text:p>
          </table:table-cell>
          <table:table-cell table:style-name="ce2" office:value-type="string" calcext:value-type="string">
            <text:p>Loco et territorio de Las Ruschas</text:p>
          </table:table-cell>
          <table:table-cell table:style-name="ce2" office:value-type="string" calcext:value-type="string">
            <text:p>Femme</text:p>
          </table:table-cell>
          <table:table-cell table:style-name="ce7" office:value-type="string" calcext:value-type="string">
            <text:p>Tence et Devesset ou Borzeza</text:p>
          </table:table-cell>
          <table:table-cell table:style-name="ce7" table:formula="of:=1/6+1/7" office:value-type="float" office:value="0.30952380952381" calcext:value-type="float">
            <text:p>0,309523809523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40]/8+[.BL40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" table:formula="of:=1+1/2+1/12+5" office:value-type="float" office:value="6.58333333333333" calcext:value-type="float">
            <text:p>6,5833333333333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40]+[.BO40]/2+[.BP40]/8+[.BQ40]/16+[.BR40]/4+[.BS40]/32)*39" office:value-type="float" office:value="32.09375" calcext:value-type="float">
            <text:p>32,093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" table:formula="of:=1+1.5" office:value-type="float" office:value="2.5" calcext:value-type="float">
            <text:p>2,5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V40]+[.BW40]/2+[.BX40]/8+[.BY40]/16+[.BZ40]/4+[.CB40]/32+[.CC40]/16)*39" office:value-type="float" office:value="14.625" calcext:value-type="float">
            <text:p>14,62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ossessiones quas tenet nomine uxoris sue in loco et territorio de Masalibrant</text:p>
          </table:table-cell>
          <table:table-cell table:style-name="ce2" table:formula="of:=17/12+4+8/12" office:value-type="float" office:value="6.08333333333333" calcext:value-type="float">
            <text:p>6,08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40]+[.CL40]/24+[.CM40]/48+[.CN40]/48" office:value-type="float" office:value="6.08333333333333" calcext:value-type="float">
            <text:p>6,08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juridictione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Casalibus</text:p>
          </table:table-cell>
          <table:table-cell table:style-name="ce11" office:value-type="string" calcext:value-type="string">
            <text:p>Matheo Morelli Ruppe Paula</text:p>
          </table:table-cell>
          <table:table-cell table:style-name="ce11" office:value-type="string" calcext:value-type="string">
            <text:p>Petro Porronis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7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3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Loco et territorio de Masalibrant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table:formula="of:=1/3" office:value-type="float" office:value="0.333333333333333" calcext:value-type="float">
            <text:p>0,3333333333333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41]/8+[.BL41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41]+[.BO41]/2+[.BP41]/8+[.BQ41]/16+[.BR41]/4+[.BS41]/32)*39" office:value-type="float" office:value="58.5" calcext:value-type="float">
            <text:p>58,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3+1/6" office:value-type="float" office:value="3.16666666666667" calcext:value-type="float">
            <text:p>3,1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BV41]+[.BW41]/2+[.BX41]/8+[.BY41]/16+[.BZ41]/4+[.CB41]/32+[.CC41]/16)*39" office:value-type="float" office:value="15.4375" calcext:value-type="float">
            <text:p>15,43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6+9/12+1/(3*12)" office:value-type="float" office:value="6.77777777777778" calcext:value-type="float">
            <text:p>6,777777777777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CK41]+[.CL41]/24+[.CM41]/48+[.CN41]/48" office:value-type="float" office:value="6.77777777777778" calcext:value-type="float">
            <text:p>6,77777777777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ne et senhori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Domino Johane Armandi presbitero</text:p>
          </table:table-cell>
          <table:table-cell table:style-name="ce11" office:value-type="string" calcext:value-type="string">
            <text:p>Bernardo de Ruppe clerico</text:p>
          </table:table-cell>
          <table:table-cell table:style-name="ce11" office:value-type="string" calcext:value-type="string">
            <text:p>Petro de Bonafonte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number-columns-repeated="5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string" calcext:value-type="string">
            <text:p>Non</text:p>
          </table:table-cell>
          <table:table-cell table:number-columns-repeated="25" table:style-name="ce2" office:value-type="string" calcext:value-type="string">
            <text:p>Non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2" office:value-type="string" calcext:value-type="string">
            <text:p>Ortum</text:p>
          </table:table-cell>
          <table:table-cell table:style-name="ce2" table:number-columns-repeated="2"/>
          <table:table-cell table:style-name="ce7"/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K42]/8+[.BL42]/4)*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42]+[.BO42]/2+[.BP42]/8+[.BQ42]/16+[.BR42]/4+[.BS42]/32)*39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7" table:formula="of:=([.BV42]+[.BW42]/2+[.BX42]/8+[.BY42]/16+[.BZ42]/4+[.CB42]/32+[.CC42]/16)*3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formula="of:=[.CK42]+[.CL42]/24+[.CM42]/48+[.CN42]/48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Petro de Casalibus (Hospitalier)</text:p>
          </table:table-cell>
          <table:table-cell table:style-name="ce11" office:value-type="string" calcext:value-type="string">
            <text:p>Raymundo Parare</text:p>
          </table:table-cell>
          <table:table-cell table:style-name="ce11" office:value-type="string" calcext:value-type="string">
            <text:p>Armandi de Devesseto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et explet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tractus emphiteotitarii</text:p>
          </table:table-cell>
          <table:table-cell table:number-columns-repeated="7"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8" office:value-type="string" calcext:value-type="string">
            <text:p>Oui</text:p>
          </table:table-cell>
          <table:table-cell table:number-columns-repeated="25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Loco, manso et territorio de Masalibrant</text:p>
          </table:table-cell>
          <table:table-cell table:style-name="ce2" office:value-type="string" calcext:value-type="string">
            <text:p>Frères</text:p>
          </table:table-cell>
          <table:table-cell table:style-name="ce7" office:value-type="string" calcext:value-type="string">
            <text:p>Tenc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43]/8+[.BL43]/4)*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43]+[.BO43]/2+[.BP43]/8+[.BQ43]/16+[.BR43]/4+[.BS43]/32)*39" office:value-type="float" office:value="82.875" calcext:value-type="float">
            <text:p>82,8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BV43]+[.BW43]/2+[.BX43]/8+[.BY43]/16+[.BZ43]/4+[.CB43]/32+[.CC43]/16)*39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7+11/12" office:value-type="float" office:value="7.91666666666667" calcext:value-type="float">
            <text:p>7,916666666666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CK43]+[.CL43]/24+[.CM43]/48+[.CN43]/48" office:value-type="float" office:value="7.91666666666667" calcext:value-type="float">
            <text:p>7,91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omus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Egidio Blachonis</text:p>
          </table:table-cell>
          <table:table-cell table:style-name="ce11" office:value-type="string" calcext:value-type="string">
            <text:p>Johane Berlho</text:p>
          </table:table-cell>
          <table:table-cell table:style-name="ce11" office:value-type="string" calcext:value-type="string">
            <text:p>Petro Mola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0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Loco et territorio del Mont</text:p>
          </table:table-cell>
          <table:table-cell table:style-name="ce2"/>
          <table:table-cell table:style-name="ce7" office:value-type="string" calcext:value-type="string">
            <text:p>Borzez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44]/8+[.BL44]/4)*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44]+[.BO44]/2+[.BP44]/8+[.BQ44]/16+[.BR44]/4+[.BS44]/32)*39" office:value-type="float" office:value="48.75" calcext:value-type="float">
            <text:p>48,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V44]+[.BW44]/2+[.BX44]/8+[.BY44]/16+[.BZ44]/4+[.CB44]/32+[.CC44]/16)*39" office:value-type="float" office:value="4.875" calcext:value-type="float">
            <text:p>4,8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Grangiam</text:p>
          </table:table-cell>
          <table:table-cell table:style-name="ce2" table:formula="of:=8+4/12" office:value-type="float" office:value="8.33333333333333" calcext:value-type="float">
            <text:p>8,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44]+[.CL44]/24+[.CM44]/48+[.CN44]/48" office:value-type="float" office:value="8.33333333333333" calcext:value-type="float">
            <text:p>8,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um 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e de Mundo</text:p>
          </table:table-cell>
          <table:table-cell table:style-name="ce11" office:value-type="string" calcext:value-type="string">
            <text:p>Pascalono de Michalo</text:p>
          </table:table-cell>
          <table:table-cell table:style-name="ce11" office:value-type="string" calcext:value-type="string">
            <text:p>Artaude Macuda</text:p>
          </table:table-cell>
          <table:table-cell table:style-name="ce11" office:value-type="string" calcext:value-type="string">
            <text:p>Matheo Macuda</text:p>
          </table:table-cell>
          <table:table-cell table:style-name="ce11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string" calcext:value-type="string">
            <text:p>Oui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os + possessiones</text:p>
          </table:table-cell>
          <table:table-cell table:style-name="ce2" office:value-type="string" calcext:value-type="string">
            <text:p>Loco et territorio de Masalibrant</text:p>
          </table:table-cell>
          <table:table-cell table:style-name="ce2" office:value-type="string" calcext:value-type="string">
            <text:p>Femme</text:p>
          </table:table-cell>
          <table:table-cell table:style-name="ce7" office:value-type="string" calcext:value-type="string">
            <text:p>Tence</text:p>
          </table:table-cell>
          <table:table-cell table:style-name="ce2" table:formula="of:=1/2+1/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45]/8+[.BL45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3.5+1/2" office:value-type="float" office:value="14" calcext:value-type="float">
            <text:p>1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45]+[.BO45]/2+[.BP45]/8+[.BQ45]/16+[.BR45]/4+[.BS45]/32)*39" office:value-type="float" office:value="68.25" calcext:value-type="float">
            <text:p>68,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5" office:value-type="float" office:value="5" calcext:value-type="float">
            <text:p>5</text:p>
          </table:table-cell>
          <table:table-cell table:style-name="ce12" table:formula="of:=1/4" office:value-type="float" office:value="0.25" calcext:value-type="float">
            <text:p>0,2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V45]+[.BW45]/2+[.BX45]/8+[.BY45]/16+[.BZ45]/4+[.CB45]/32+[.CC45]/16)*39" office:value-type="float" office:value="24.984375" calcext:value-type="float">
            <text:p>24,9843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ossessiones eius uxoris</text:p>
          </table:table-cell>
          <table:table-cell table:style-name="ce2" table:formula="of:=9+8/12" office:value-type="float" office:value="9.66666666666667" calcext:value-type="float">
            <text:p>9,6666666666666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45]+[.CL45]/24+[.CM45]/48+[.CN45]/48" office:value-type="float" office:value="9.70833333333333" calcext:value-type="float">
            <text:p>9,708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juridictione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atheo Morelli Ruppe Paula</text:p>
          </table:table-cell>
          <table:table-cell table:style-name="ce11" office:value-type="string" calcext:value-type="string">
            <text:p>Petrus Porronis</text:p>
          </table:table-cell>
          <table:table-cell table:style-name="ce11" office:value-type="string" calcext:value-type="string">
            <text:p>Dompnino de Lasruschas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7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7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Assensamento del Rochaynli et de Las Chalmassas</text:p>
          </table:table-cell>
          <table:table-cell table:style-name="ce2" office:value-type="string" calcext:value-type="string">
            <text:p>La Boscha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46]/8+[.BL46]/4)*3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46]+[.BO46]/2+[.BP46]/8+[.BQ46]/16+[.BR46]/4+[.BS46]/32)*39" office:value-type="float" office:value="43.875" calcext:value-type="float">
            <text:p>43,8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7" table:formula="of:=([.BV46]+[.BW46]/2+[.BX46]/8+[.BY46]/16+[.BZ46]/4+[.CB46]/32+[.CC46]/16)*39" office:value-type="float" office:value="19.5" calcext:value-type="float">
            <text:p>19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ylliagio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K46]+[.CL46]/24+[.CM46]/48+[.CN46]/48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um </text:p>
          </table:table-cell>
          <table:table-cell table:style-name="ce2" office:value-type="string" calcext:value-type="string">
            <text:p>Mandemento et infra mandamentum juridictione loci et castri de Chalmariais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</text:p>
          </table:table-cell>
          <table:table-cell table:style-name="ce11" office:value-type="string" calcext:value-type="string">
            <text:p>Matheo Bergii de la Boscha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tractus emphiteotitarii</text:p>
          </table:table-cell>
          <table:table-cell table:number-columns-repeated="4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3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Loco et territorio de Masalibrant et de LasRuschas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47]/8+[.BL47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2+1/6" office:value-type="float" office:value="12.1666666666667" calcext:value-type="float">
            <text:p>12,166666666666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47]+[.BO47]/2+[.BP47]/8+[.BQ47]/16+[.BR47]/4+[.BS47]/32)*39" office:value-type="float" office:value="59.3125" calcext:value-type="float">
            <text:p>59,31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V47]+[.BW47]/2+[.BX47]/8+[.BY47]/16+[.BZ47]/4+[.CB47]/32+[.CC47]/16)*39" office:value-type="float" office:value="21.9375" calcext:value-type="float">
            <text:p>21,93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10+8/12" office:value-type="float" office:value="10.6666666666667" calcext:value-type="float">
            <text:p>10,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47]+[.CL47]/24+[.CM47]/48+[.CN47]/48" office:value-type="float" office:value="10.6666666666667" calcext:value-type="float">
            <text:p>10,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ne et senhoria</text:p>
          </table:table-cell>
          <table:table-cell table:style-name="ce2" office:value-type="string" calcext:value-type="string">
            <text:p>Castri seu domus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Casalibus curato Devesseti</text:p>
          </table:table-cell>
          <table:table-cell table:style-name="ce11" office:value-type="string" calcext:value-type="string">
            <text:p>Petro Porronis</text:p>
          </table:table-cell>
          <table:table-cell table:style-name="ce11" office:value-type="string" calcext:value-type="string">
            <text:p>Matheo Morelli de Ruppe Paula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1701" calcext:value-type="float">
            <text:p>170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, talhabilis et expletabilis</text:p>
          </table:table-cell>
          <table:table-cell table:style-name="ce3" office:value-type="string" calcext:value-type="string">
            <text:p>Talhabile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stractus emphiteotarii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 table:style-name="ce2" office:value-type="string" calcext:value-type="string">
            <text:p>N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omos + ortum + 15 petiam + garaytum + 3 versanam + 2 nemus + lameytenchada + 6 pratum</text:p>
          </table:table-cell>
          <table:table-cell table:style-name="ce2" table:number-columns-repeated="2"/>
          <table:table-cell table:style-name="ce7" office:value-type="string" calcext:value-type="string">
            <text:p>Fay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48]/8+[.BL48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/2" office:value-type="float" office:value="1.5" calcext:value-type="float">
            <text:p>1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48]+[.BO48]/2+[.BP48]/8+[.BQ48]/16+[.BR48]/4+[.BS48]/32)*39" office:value-type="float" office:value="7.3125" calcext:value-type="float">
            <text:p>7,31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48]+[.BW48]/2+[.BX48]/8+[.BY48]/16+[.BZ48]/4+[.CB48]/32+[.CC48]/16)*39" office:value-type="float" office:value="21.9375" calcext:value-type="float">
            <text:p>21,9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3+10/12" office:value-type="float" office:value="13.8333333333333" calcext:value-type="float">
            <text:p>13,8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48]+[.CL48]/24+[.CM48]/48+[.CN48]/48" office:value-type="float" office:value="13.8333333333333" calcext:value-type="float">
            <text:p>13,8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 + 6 pratum + petiam</text:p>
          </table:table-cell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sub estr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Petro de Casalibus</text:p>
          </table:table-cell>
          <table:table-cell table:style-name="ce11" office:value-type="string" calcext:value-type="string">
            <text:p>Nicholao Turri de Firnis</text:p>
          </table:table-cell>
          <table:table-cell table:style-name="ce11" office:value-type="string" calcext:value-type="string">
            <text:p>Johanne Turin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tractus emphiteotitarii</text:p>
          </table:table-cell>
          <table:table-cell table:number-columns-repeated="3"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Gragia + terra + garaita + prata + terra in villanagium</text:p>
          </table:table-cell>
          <table:table-cell table:style-name="ce2"/>
          <table:table-cell table:style-name="ce2" office:value-type="string" calcext:value-type="string">
            <text:p>Frère</text:p>
          </table:table-cell>
          <table:table-cell table:style-name="ce7" office:value-type="string" calcext:value-type="string">
            <text:p>Devesset</text:p>
          </table:table-cell>
          <table:table-cell table:style-name="ce2" table:formula="of:=1+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49]/8+[.BL49]/4)*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49]+[.BO49]/2+[.BP49]/8+[.BQ49]/16+[.BR49]/4+[.BS49]/32)*39" office:value-type="float" office:value="34.125" calcext:value-type="float">
            <text:p>34,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V49]+[.BW49]/2+[.BX49]/8+[.BY49]/16+[.BZ49]/4+[.CB49]/32+[.CC49]/16)*39" office:value-type="float" office:value="29.25" calcext:value-type="float">
            <text:p>29,2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evata + terra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49]+[.CL49]/24+[.CM49]/48+[.CN49]/48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one omnimoda et merum et mistum imperium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uillermo Anianis de Sancto Agrippavo clerico notarii</text:p>
          </table:table-cell>
          <table:table-cell table:style-name="ce11" office:value-type="string" calcext:value-type="string">
            <text:p>Johanne de Chalmetis prope Chalmariais</text:p>
          </table:table-cell>
          <table:table-cell table:style-name="ce11" office:value-type="string" calcext:value-type="string">
            <text:p>Petro de Chalmetis prope Chalmeriais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4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number-columns-repeated="30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os + grangias + possessiones</text:p>
          </table:table-cell>
          <table:table-cell table:style-name="ce2" office:value-type="string" calcext:value-type="string">
            <text:p>Loco et territorio de Masalibrant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50]/8+[.BL50]/4)*39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/4" office:value-type="float" office:value="0.25" calcext:value-type="float">
            <text:p>0,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N50]+[.BO50]/2+[.BP50]/8+[.BQ50]/16+[.BR50]/4+[.BS50]/32)*39" office:value-type="float" office:value="127.96875" calcext:value-type="float">
            <text:p>127,968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BV50]+[.BW50]/2+[.BX50]/8+[.BY50]/16+[.BZ50]/4+[.CB50]/32+[.CC50]/16)*39" office:value-type="float" office:value="43.875" calcext:value-type="float">
            <text:p>43,87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1 Achat</text:p>
          </table:table-cell>
          <table:table-cell table:style-name="ce2" table:formula="of:=22+2/12" office:value-type="float" office:value="22.1666666666667" calcext:value-type="float">
            <text:p>22,16666666666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CK50]+[.CL50]/24+[.CM50]/48+[.CN50]/48" office:value-type="float" office:value="22.1666666666667" calcext:value-type="float">
            <text:p>22,1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ne et senhoria</text:p>
          </table:table-cell>
          <table:table-cell table:style-name="ce2" office:value-type="string" calcext:value-type="string">
            <text:p>Castri seu domus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Casalibus</text:p>
          </table:table-cell>
          <table:table-cell table:style-name="ce11" office:value-type="string" calcext:value-type="string">
            <text:p>Petro Porro</text:p>
          </table:table-cell>
          <table:table-cell table:style-name="ce11" office:value-type="string" calcext:value-type="string">
            <text:p>Matheo Morelli de Ruppe Paula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Oui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7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2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31 éléments</text:p>
          </table:table-cell>
          <table:table-cell table:style-name="ce2" office:value-type="string" calcext:value-type="string">
            <text:p>Loco et territorio de Mastortet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51]/8+[.BL51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7" office:value-type="float" office:value="17" calcext:value-type="float">
            <text:p>17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N51]+[.BO51]/2+[.BP51]/8+[.BQ51]/16+[.BR51]/4+[.BS51]/32)*39" office:value-type="float" office:value="80.4375" calcext:value-type="float">
            <text:p>80,437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7" table:formula="of:=([.BV51]+[.BW51]/2+[.BX51]/8+[.BY51]/16+[.BZ51]/4+[.CB51]/32+[.CC51]/16)*3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22+6/12" office:value-type="float" office:value="22.5" calcext:value-type="float">
            <text:p>22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51]+[.CL51]/24+[.CM51]/48+[.CN51]/48" office:value-type="float" office:value="22.5" calcext:value-type="float">
            <text:p>22,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Dopnino de Las Ruschas</text:p>
          </table:table-cell>
          <table:table-cell table:style-name="ce11" office:value-type="string" calcext:value-type="string">
            <text:p>Petro de Las Ruschas</text:p>
          </table:table-cell>
          <table:table-cell table:style-name="ce11" office:value-type="string" calcext:value-type="string">
            <text:p>Michaele et Valentino de Las Ruschas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e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tractus emphiteotitarii</text:p>
          </table:table-cell>
          <table:table-cell table:number-columns-repeated="7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Nemoris</text:p>
          </table:table-cell>
          <table:table-cell table:style-name="ce2" office:value-type="string" calcext:value-type="string">
            <text:p>Chalmetis et Chalmariais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office:value-type="float" office:value="1.25" calcext:value-type="float">
            <text:p>1,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52]/8+[.BL52]/4)*39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5+1/2" office:value-type="float" office:value="5.5" calcext:value-type="float">
            <text:p>5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52]+[.BO52]/2+[.BP52]/8+[.BQ52]/16+[.BR52]/4+[.BS52]/32)*39" office:value-type="float" office:value="182.8125" calcext:value-type="float">
            <text:p>182,8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V52]+[.BW52]/2+[.BX52]/8+[.BY52]/16+[.BZ52]/4+[.CB52]/32+[.CC52]/16)*39" office:value-type="float" office:value="90.1875" calcext:value-type="float">
            <text:p>90,18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etia situé à Chalmariais</text:p>
          </table:table-cell>
          <table:table-cell table:style-name="ce2" table:formula="of:=24+2/3" office:value-type="float" office:value="24.6666666666667" calcext:value-type="float">
            <text:p>24,666666666666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52]+[.CL52]/24+[.CM52]/48+[.CN52]/48" office:value-type="float" office:value="24.6666666666667" calcext:value-type="float">
            <text:p>24,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Mandamentum et juridictione castri seu loci de Chalmariais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acobo Solerii de Chambone</text:p>
          </table:table-cell>
          <table:table-cell table:style-name="ce11" office:value-type="string" calcext:value-type="string">
            <text:p>Petrus Guilloti de Chalmariais</text:p>
          </table:table-cell>
          <table:table-cell table:style-name="ce11" office:value-type="string" calcext:value-type="string">
            <text:p>Johane de Chalmetas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e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et explet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Oui</text:p>
          </table:table-cell>
          <table:table-cell table:number-columns-repeated="3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Chalmetas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office:value-type="float" office:value="1.25" calcext:value-type="float">
            <text:p>1,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53]/8+[.BL53]/4)*39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,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N53]+[.BO53]/2+[.BP53]/8+[.BQ53]/16+[.BR53]/4+[.BS53]/32)*39" office:value-type="float" office:value="168.1875" calcext:value-type="float">
            <text:p>168,18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V53]+[.BW53]/2+[.BX53]/8+[.BY53]/16+[.BZ53]/4+[.CB53]/32+[.CC53]/16)*39" office:value-type="float" office:value="90.1875" calcext:value-type="float">
            <text:p>90,18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yliagio + Nemora</text:p>
          </table:table-cell>
          <table:table-cell table:style-name="ce2" office:value-type="float" office:value="32" calcext:value-type="float">
            <text:p>3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53]+[.CL53]/24+[.CM53]/48+[.CN53]/48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um </text:p>
          </table:table-cell>
          <table:table-cell table:style-name="ce2" office:value-type="string" calcext:value-type="string">
            <text:p>Mandamentum et juridictione castri seu loci de Chalmariais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</text:p>
          </table:table-cell>
          <table:table-cell table:style-name="ce11" office:value-type="string" calcext:value-type="string">
            <text:p>Johane de Fila Trama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3" office:value-type="float" office:value="1343" calcext:value-type="float">
            <text:p>1343</text:p>
          </table:table-cell>
          <table:table-cell table:style-name="ce3" office:value-type="string" calcext:value-type="string">
            <text:p>Avri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et explet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3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tractus emphiteotitarii</text:p>
          </table:table-cell>
          <table:table-cell table:number-columns-repeated="7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9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prato</text:p>
          </table:table-cell>
          <table:table-cell table:style-name="ce2" office:value-type="string" calcext:value-type="string">
            <text:p>Chalmetis et Chalmariais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table:formula="of:=1+1/2" office:value-type="float" office:value="1.5" calcext:value-type="float">
            <text:p>1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54]/8+[.BL54]/4)*39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54]+[.BO54]/2+[.BP54]/8+[.BQ54]/16+[.BR54]/4+[.BS54]/32)*39" office:value-type="float" office:value="336.375" calcext:value-type="float">
            <text:p>336,3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([.BV54]+[.BW54]/2+[.BX54]/8+[.BY54]/16+[.BZ54]/4+[.CB54]/32+[.CC54]/16)*39" office:value-type="float" office:value="173.0625" calcext:value-type="float">
            <text:p>173,062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9"/>
          <table:table-cell table:style-name="ce2" table:formula="of:=46+1/3" office:value-type="float" office:value="46.3333333333333" calcext:value-type="float">
            <text:p>46,333333333333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54]+[.CL54]/24+[.CM54]/48+[.CN54]/48" office:value-type="float" office:value="46.3333333333333" calcext:value-type="float">
            <text:p>46,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um </text:p>
          </table:table-cell>
          <table:table-cell table:style-name="ce2" office:value-type="string" calcext:value-type="string">
            <text:p>Castri de Chalmariais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acobo Solerii de Chambone</text:p>
          </table:table-cell>
          <table:table-cell table:style-name="ce11" office:value-type="string" calcext:value-type="string">
            <text:p>Petrus Guilloti de Chalmariais</text:p>
          </table:table-cell>
          <table:table-cell table:style-name="ce11" office:value-type="string" calcext:value-type="string">
            <text:p>Johane de Chalmetas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773" calcext:value-type="float">
            <text:p>177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1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8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Levatam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55]/8+[.BL55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55]+[.BO55]/2+[.BP55]/8+[.BQ55]/16+[.BR55]/4+[.BS55]/32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+1/2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55]+[.BW55]/2+[.BX55]/8+[.BY55]/16+[.BZ55]/4+[.CB55]/32+[.CC55]/16)*39" office:value-type="float" office:value="4.875" calcext:value-type="float">
            <text:p>4,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55]+[.CL55]/24+[.CM55]/48+[.CN55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Saint-Agrève, ante domum Guigonis de Ponte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ameno Verilhati</text:p>
          </table:table-cell>
          <table:table-cell table:style-name="ce11" office:value-type="string" calcext:value-type="string">
            <text:p>Durando Verilhati</text:p>
          </table:table-cell>
          <table:table-cell table:style-name="ce11" office:value-type="string" calcext:value-type="string">
            <text:p>Johanne Roeri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Raynaud de Fay</text:p>
          </table:table-cell>
          <table:table-cell table:style-name="ce3" office:value-type="string" calcext:value-type="string">
            <text:p>Promisit esse fidelis domui Devesseti cum juramentum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6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Tenementum + nemus + faciam terre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56]/8+[.BL56]/4)*3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formula="of:=([.BN56]+[.BO56]/2+[.BP56]/8+[.BQ56]/16+[.BR56]/4+[.BS56]/32)*39" office:value-type="float" office:value="39" calcext:value-type="float">
            <text:p>39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56]+[.BW56]/2+[.BX56]/8+[.BY56]/16+[.BZ56]/4+[.CB56]/32+[.CC56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56]+[.CL56]/24+[.CM56]/48+[.CN56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ne de Gelibertis</text:p>
          </table:table-cell>
          <table:table-cell table:style-name="ce11" office:value-type="string" calcext:value-type="string">
            <text:p>Unsencio de Villa Nova Devesseti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Raynaud de Fay</text:p>
          </table:table-cell>
          <table:table-cell table:style-name="ce3" office:value-type="string" calcext:value-type="string">
            <text:p>Promisit esse fidelis domui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7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Nemus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57]/8+[.BL57]/4)*3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57]+[.BO57]/2+[.BP57]/8+[.BQ57]/16+[.BR57]/4+[.BS57]/32)*39" office:value-type="float" office:value="2.4375" calcext:value-type="float">
            <text:p>2,4375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57]+[.BW57]/2+[.BX57]/8+[.BY57]/16+[.BZ57]/4+[.CB57]/32+[.CC57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Nemus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57]+[.CL57]/24+[.CM57]/48+[.CN57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Saint-Agrève, in carerra ante domum Guigonis de Ponte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Comme plus bas</text:p>
          </table:table-cell>
          <table:table-cell table:style-name="ce11" table:number-columns-repeated="4"/>
          <table:table-cell table:style-name="ce2"/>
        </table:table-row>
        <table:table-row table:style-name="ro1">
          <table:table-cell table:style-name="ce1" office:value-type="float" office:value="1293" calcext:value-type="float">
            <text:p>129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3" table:style-name="ce2" office:value-type="string" calcext:value-type="string">
            <text:p>Non</text:p>
          </table:table-cell>
          <table:table-cell table:number-columns-repeated="4" table:style-name="ce7" office:value-type="string" calcext:value-type="string">
            <text:p>No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string" calcext:value-type="string">
            <text:p>Non</text:p>
          </table:table-cell>
          <table:table-cell table:number-columns-repeated="13" table:style-name="ce2" office:value-type="string" calcext:value-type="string">
            <text:p>Non</text:p>
          </table:table-cell>
          <table:table-cell table:style-name="ce7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2 terre petiam</text:p>
          </table:table-cell>
          <table:table-cell table:style-name="ce2" table:number-columns-repeated="2"/>
          <table:table-cell table:style-name="ce7" office:value-type="string" calcext:value-type="string">
            <text:p>Rochebonn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58]/8+[.BL58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58]+[.BP58]/8+[.BQ58]/32+[.BS58]/32+[.BT58]/4)*39" office:value-type="float" office:value="4.875" calcext:value-type="float">
            <text:p>4,875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58]+[.BX58]/8+[.BY58]/32+[.CA58]/4+[.CB58]/32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58]+[.CL58]/24+[.CM58]/48+[.CN58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Apud Avenas, in domo dicti Ponci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</text:p>
          </table:table-cell>
          <table:table-cell table:style-name="ce11" office:value-type="string" calcext:value-type="string">
            <text:p>Guillermo Grosseti</text:p>
          </table:table-cell>
          <table:table-cell table:style-name="ce11" office:value-type="string" calcext:value-type="string">
            <text:p>Vitaloro filio Johannis Ruffi de Aymoneto de Sancto Agrippavio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303" calcext:value-type="float">
            <text:p>130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3" table:style-name="ce2" office:value-type="string" calcext:value-type="string">
            <text:p>Non</text:p>
          </table:table-cell>
          <table:table-cell table:number-columns-repeated="4" table:style-name="ce7" office:value-type="string" calcext:value-type="string">
            <text:p>No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 table:style-name="ce7" office:value-type="string" calcext:value-type="string">
            <text:p>Non</text:p>
          </table:table-cell>
          <table:table-cell table:number-columns-repeated="13" table:style-name="ce2" office:value-type="string" calcext:value-type="string">
            <text:p>Non</text:p>
          </table:table-cell>
          <table:table-cell table:style-name="ce7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2 terre petiam</text:p>
          </table:table-cell>
          <table:table-cell table:style-name="ce2" table:number-columns-repeated="2"/>
          <table:table-cell table:style-name="ce7" office:value-type="string" calcext:value-type="string">
            <text:p>Rochebonn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59]/8+[.BL59]/4)*39"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([.BN59]+[.BP59]/8+[.BQ59]/32+[.BS59]/32+[.BT59]/4)*39" office:value-type="float" office:value="9.75" calcext:value-type="float">
            <text:p>9,75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59]+[.BX59]/8+[.BY59]/32+[.CA59]/4+[.CB59]/32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59]+[.CL59]/24+[.CM59]/48+[.CN59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Apud Avenas, in domo dicti Ponci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</text:p>
          </table:table-cell>
          <table:table-cell table:style-name="ce11" office:value-type="string" calcext:value-type="string">
            <text:p>Petro d'Avenas</text:p>
          </table:table-cell>
          <table:table-cell table:style-name="ce11" office:value-type="string" calcext:value-type="string">
            <text:p>Poncio d'Avenas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333" calcext:value-type="float">
            <text:p>133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4" table:style-name="ce2" office:value-type="string" calcext:value-type="string">
            <text:p>Non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 office:value-type="string" calcext:value-type="string">
            <text:p>Ut tenementi pro se et nomine quo supra</text:p>
          </table:table-cell>
          <table:table-cell table:style-name="ce2" office:value-type="string" calcext:value-type="string">
            <text:p>Medietatem petiam + medietatem terris + medietatem nemoris</text:p>
          </table:table-cell>
          <table:table-cell table:style-name="ce2" table:number-columns-repeated="2"/>
          <table:table-cell table:style-name="ce7" table:number-columns-repeated="4"/>
          <table:table-cell table:style-name="ce7" table:formula="of:=([.BK60]/8+[.BL60]/4)*39" office:value-type="float" office:value="0" calcext:value-type="float">
            <text:p>0</text:p>
          </table:table-cell>
          <table:table-cell table:style-name="ce7" table:number-columns-repeated="7"/>
          <table:table-cell table:style-name="ce7" table:formula="of:=([.BN60]+[.BO60]/2+[.BP60]/8+[.BQ60]/16+[.BR60]/4+[.BS60]/32)*39" office:value-type="float" office:value="0" calcext:value-type="float">
            <text:p>0</text:p>
          </table:table-cell>
          <table:table-cell table:style-name="ce7" table:number-columns-repeated="8"/>
          <table:table-cell table:style-name="ce7" table:formula="of:=([.BV60]+[.BW60]/2+[.BX60]/8+[.BY60]/16+[.BZ60]/4+[.CB60]/32+[.CC60]/16)*39" office:value-type="float" office:value="0" calcext:value-type="float">
            <text:p>0</text:p>
          </table:table-cell>
          <table:table-cell table:style-name="ce7" table:number-columns-repeated="5"/>
          <table:table-cell table:style-name="ce2" table:number-columns-repeated="5"/>
          <table:table-cell table:style-name="ce2" table:formula="of:=[.CK60]+[.CL60]/24+[.CM60]/48+[.CN60]/48" office:value-type="float" office:value="0" calcext:value-type="float">
            <text:p>0</text:p>
          </table:table-cell>
          <table:table-cell table:style-name="ce2" table:number-columns-repeated="5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" table:number-columns-repeated="5"/>
          <table:table-cell table:style-name="ce2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7" table:style-name="ce2" office:value-type="string" calcext:value-type="string">
            <text:p>Non</text:p>
          </table:table-cell>
          <table:table-cell table:style-name="ce2" table:number-columns-repeated="2"/>
          <table:table-cell table:style-name="ce2" office:value-type="string" calcext:value-type="string">
            <text:p>Terra de Podio Brenent</text:p>
          </table:table-cell>
          <table:table-cell table:style-name="ce2"/>
          <table:table-cell table:style-name="ce7" office:value-type="string" calcext:value-type="string">
            <text:p>Fay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61]/8+[.BL61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61]+[.BO61]/2+[.BP61]/8+[.BQ61]/16+[.BR61]/4+[.BS61]/32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61]+[.BW61]/2+[.BX61]/8+[.BY61]/16+[.BZ61]/4+[.CB61]/32+[.CC61]/16)*39" office:value-type="float" office:value="4.875" calcext:value-type="float">
            <text:p>4,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61]+[.CL61]/24+[.CM61]/48+[.CN61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Saint-Agrève, dans la maison de Granerui de Saint-Agrève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office:value-type="string" calcext:value-type="string">
            <text:p>Guillermo La Famia</text:p>
          </table:table-cell>
          <table:table-cell table:style-name="ce11" office:value-type="string" calcext:value-type="string">
            <text:p>Guigore de Pome de Sancti Agreppavi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number-columns-repeated="41" table:style-name="ce2" office:value-type="string" calcext:value-type="string">
            <text:p>Non</text:p>
          </table:table-cell>
          <table:table-cell table:style-name="ce2" table:number-columns-repeated="4"/>
          <table:table-cell table:style-name="ce7"/>
          <table:table-cell table:style-name="ce7" table:formula="of:=9/12" office:value-type="float" office:value="0.75" calcext:value-type="float">
            <text:p>0,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62]/8+[.BL62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62]+[.BO62]/2+[.BP62]/8+[.BQ62]/16+[.BR62]/4+[.BS62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62]+[.BW62]/2+[.BX62]/8+[.BY62]/16+[.BZ62]/4+[.CB62]/32+[.CC62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62]+[.CL62]/24+[.CM62]/48+[.CN62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juridictione omnimoda et de mandamentum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" table:number-columns-repeated="5"/>
          <table:table-cell table:style-name="ce2"/>
        </table:table-row>
        <table:table-row table:style-name="ro1">
          <table:table-cell table:style-name="ce1" office:value-type="float" office:value="1772" calcext:value-type="float">
            <text:p>177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Raynaud de Fay</text:p>
          </table:table-cell>
          <table:table-cell table:style-name="ce3" office:value-type="string" calcext:value-type="string">
            <text:p>Promisit esse fidelis domui Devesseti</text:p>
          </table:table-cell>
          <table:table-cell table:style-name="ce1"/>
          <table:table-cell table:style-name="ce2" table:number-columns-repeated="7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5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asturale + nemus + pratum</text:p>
          </table:table-cell>
          <table:table-cell table:style-name="ce2" table:number-columns-repeated="2"/>
          <table:table-cell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63]/8+[.BL63]/4)*3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63]+[.BO63]/2+[.BP63]/8+[.BQ63]/16+[.BR63]/4+[.BS63]/32)*39" office:value-type="float" office:value="2.4375" calcext:value-type="float">
            <text:p>2,4375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63]+[.BW63]/2+[.BX63]/8+[.BY63]/16+[.BZ63]/4+[.CB63]/32+[.CC63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63]+[.CL63]/24+[.CM63]/48+[.CN63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Saint-Agrève, ante domum Guigonis de Ponte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office:value-type="string" calcext:value-type="string">
            <text:p>Guillermo Lafanria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782" calcext:value-type="float">
            <text:p>178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Raynaud de Fay</text:p>
          </table:table-cell>
          <table:table-cell table:style-name="ce3" office:value-type="string" calcext:value-type="string">
            <text:p>Promisit esse fidelis domui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5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asturale + nemus + pratum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64]/8+[.BL64]/4)*3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64]+[.BO64]/2+[.BP64]/8+[.BQ64]/16+[.BR64]/4+[.BS64]/32)*39" office:value-type="float" office:value="2.4375" calcext:value-type="float">
            <text:p>2,4375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64]+[.BW64]/2+[.BX64]/8+[.BY64]/16+[.BZ64]/4+[.CB64]/32+[.CC64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64]+[.CL64]/24+[.CM64]/48+[.CN64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Saint-Agrève, in carerra ante domum Guigonis de Ponte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Lorentio de Croso</text:p>
          </table:table-cell>
          <table:table-cell table:style-name="ce11" office:value-type="string" calcext:value-type="string">
            <text:p>Petro Lorei de Montabo</text:p>
          </table:table-cell>
          <table:table-cell table:style-name="ce11" office:value-type="string" calcext:value-type="string">
            <text:p>Laurentio Chambonant</text:p>
          </table:table-cell>
          <table:table-cell table:style-name="ce11" office:value-type="string" calcext:value-type="string">
            <text:p>Al' Gnere de Chalmanetes</text:p>
          </table:table-cell>
          <table:table-cell table:style-name="ce11"/>
          <table:table-cell table:style-name="ce2"/>
        </table:table-row>
        <table:table-row table:style-name="ro1">
          <table:table-cell table:style-name="ce1" office:value-type="float" office:value="1315" calcext:value-type="float">
            <text:p>1315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7"/>
          <table:table-cell table:number-columns-repeated="27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Vinea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65]/8+[.BL65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65]+[.BO65]/2+[.BP65]/8+[.BQ65]/16+[.BR65]/4+[.BS65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65]+[.BW65]/2+[.BX65]/8+[.BY65]/16+[.BZ65]/4+[.CB65]/32+[.CC65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65]+[.CL65]/24+[.CM65]/48+[.CN65]/48" office:value-type="float" office:value="0.0416666666666667" calcext:value-type="float">
            <text:p>0,041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Apud Sanctum Agripavium, in domo Broscheri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oncio eius fratre</text:p>
          </table:table-cell>
          <table:table-cell table:style-name="ce11" table:number-columns-repeated="4"/>
          <table:table-cell table:style-name="ce2"/>
        </table:table-row>
        <table:table-row table:style-name="ro1">
          <table:table-cell table:style-name="ce1" office:value-type="float" office:value="1314" calcext:value-type="float">
            <text:p>1314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3" table:style-name="ce2" office:value-type="string" calcext:value-type="string">
            <text:p>Non</text:p>
          </table:table-cell>
          <table:table-cell table:number-columns-repeated="4" table:style-name="ce7" office:value-type="string" calcext:value-type="string">
            <text:p>No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string" calcext:value-type="string">
            <text:p>Non</text:p>
          </table:table-cell>
          <table:table-cell table:number-columns-repeated="13" table:style-name="ce2" office:value-type="string" calcext:value-type="string">
            <text:p>Non</text:p>
          </table:table-cell>
          <table:table-cell table:style-name="ce7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Terre petia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66]/8+[.BL66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66]+[.BO66]/2+[.BP66]/8+[.BQ66]/16+[.BR66]/4+[.BS66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66]+[.BW66]/2+[.BX66]/8+[.BY66]/16+[.BZ66]/4+[.CB66]/32+[.CC66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66]+[.CL66]/24+[.CM66]/48+[.CN66]/48" office:value-type="float" office:value="0.0416666666666667" calcext:value-type="float">
            <text:p>0,041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Apud Lo Chaslar, in domo Pincii Terrassa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uillermo Grosseti Servienti Devesseti</text:p>
          </table:table-cell>
          <table:table-cell table:style-name="ce11" office:value-type="string" calcext:value-type="string">
            <text:p>Poncio d'Avenas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271" calcext:value-type="float">
            <text:p>127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Raynaud de Fay</text:p>
          </table:table-cell>
          <table:table-cell table:style-name="ce3" office:value-type="string" calcext:value-type="string">
            <text:p>Homo-licgius</text:p>
          </table:table-cell>
          <table:table-cell table:style-name="ce1"/>
          <table:table-cell table:style-name="ce2" table:number-columns-repeated="7"/>
          <table:table-cell table:style-name="ce7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 table:style-name="ce7" office:value-type="string" calcext:value-type="string">
            <text:p>N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 table:style-name="ce7" office:value-type="string" calcext:value-type="string">
            <text:p>No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3" table:style-name="ce2" office:value-type="string" calcext:value-type="string">
            <text:p>Non</text:p>
          </table:table-cell>
          <table:table-cell table:style-name="ce7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2 domus + 2 orti + 3 petiae + 1 pratum + 2 vineae</text:p>
          </table:table-cell>
          <table:table-cell table:style-name="ce2" table:number-columns-repeated="2"/>
          <table:table-cell table:style-name="ce7" office:value-type="string" calcext:value-type="string">
            <text:p>Brione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67]/8+[.BL67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67]+[.BP67]/8+[.BQ67]/32+[.BS67]/32+[.BT67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67]+[.BX67]/8+[.BY67]/32+[.CA67]/4+[.CB67]/32)*39" office:value-type="float" office:value="4.875" calcext:value-type="float">
            <text:p>4,87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/12" office:value-type="float" office:value="0.0833333333333333" calcext:value-type="float">
            <text:p>0,08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67]+[.CL67]/24+[.CM67]/48+[.CN67]/48" office:value-type="float" office:value="0.0833333333333333" calcext:value-type="float">
            <text:p>0,08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dominio et senhoria</text:p>
          </table:table-cell>
          <table:table-cell table:style-name="ce2" office:value-type="string" calcext:value-type="string">
            <text:p>Domus Devesseti</text:p>
          </table:table-cell>
          <table:table-cell table:style-name="ce1" office:value-type="string" calcext:value-type="string">
            <text:p>Apud Avenas, in domo dicti Ponci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</text:p>
          </table:table-cell>
          <table:table-cell table:style-name="ce11" office:value-type="string" calcext:value-type="string">
            <text:p>Guillermo Grosseti</text:p>
          </table:table-cell>
          <table:table-cell table:style-name="ce11" office:value-type="string" calcext:value-type="string">
            <text:p>Vitaloro filio Johannis Ruffi de Aymoneto de Sancto Agrippavio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272" calcext:value-type="float">
            <text:p>127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Raynaud de Fay</text:p>
          </table:table-cell>
          <table:table-cell table:style-name="ce3" office:value-type="string" calcext:value-type="string">
            <text:p>Homo-licgius</text:p>
          </table:table-cell>
          <table:table-cell table:style-name="ce1"/>
          <table:table-cell table:style-name="ce2" table:number-columns-repeated="7"/>
          <table:table-cell table:style-name="ce7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7" office:value-type="string" calcext:value-type="string">
            <text:p>Oui</text:p>
          </table:table-cell>
          <table:table-cell table:number-columns-repeated="15" table:style-name="ce7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7" office:value-type="string" calcext:value-type="string">
            <text:p>Non</text:p>
          </table:table-cell>
          <table:table-cell table:style-name="ce7" office:value-type="string" calcext:value-type="string">
            <text:p>Oui</text:p>
          </table:table-cell>
          <table:table-cell table:number-columns-repeated="13" table:style-name="ce2" office:value-type="string" calcext:value-type="string">
            <text:p>Non</text:p>
          </table:table-cell>
          <table:table-cell table:style-name="ce7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os + possessiones + petia + pratum</text:p>
          </table:table-cell>
          <table:table-cell table:style-name="ce2" office:value-type="string" calcext:value-type="string">
            <text:p>Apud Avenas et in loco et territorio eiusdem</text:p>
          </table:table-cell>
          <table:table-cell table:style-name="ce2" office:value-type="string" calcext:value-type="string">
            <text:p>Frères et sœurs</text:p>
          </table:table-cell>
          <table:table-cell table:style-name="ce7" office:value-type="string" calcext:value-type="string">
            <text:p>Brione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68]/8+[.BL68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68]+[.BP68]/8+[.BQ68]/32+[.BS68]/32+[.BT68]/4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V68]+[.BX68]/8+[.BY68]/32+[.CA68]/4+[.CB68]/32)*39" office:value-type="float" office:value="9.75" calcext:value-type="float">
            <text:p>9,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/12" office:value-type="float" office:value="0.0833333333333333" calcext:value-type="float">
            <text:p>0,08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68]+[.CL68]/24+[.CM68]/48+[.CN68]/48" office:value-type="float" office:value="0.0833333333333333" calcext:value-type="float">
            <text:p>0,08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dominio et senhori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Apud Avenas, in domo dicti Ponci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</text:p>
          </table:table-cell>
          <table:table-cell table:style-name="ce11" office:value-type="string" calcext:value-type="string">
            <text:p>Guillermo Grosseti</text:p>
          </table:table-cell>
          <table:table-cell table:style-name="ce11" office:value-type="string" calcext:value-type="string">
            <text:p>Vitaloro filio Johannis Ruffi de Aymoneto de Sancto Agrippavio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0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Ortum + dom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69]/8+[.BL69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69]+[.BO69]/2+[.BP69]/8+[.BQ69]/16+[.BR69]/4+[.BS69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69]+[.BW69]/2+[.BX69]/8+[.BY69]/16+[.BZ69]/4+[.CB69]/32+[.CC69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/12" office:value-type="float" office:value="0.0833333333333333" calcext:value-type="float">
            <text:p>0,08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69]+[.CL69]/24+[.CM69]/48+[.CN69]/48" office:value-type="float" office:value="0.0833333333333333" calcext:value-type="float">
            <text:p>0,08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Apud Avenas, in domo dicti Ponci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</text:p>
          </table:table-cell>
          <table:table-cell table:style-name="ce11" office:value-type="string" calcext:value-type="string">
            <text:p>Guillermo Grosseti Servienti Devesseti</text:p>
          </table:table-cell>
          <table:table-cell table:style-name="ce11" office:value-type="string" calcext:value-type="string">
            <text:p>Poncio d'Avenas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domui Devesseti</text:p>
          </table:table-cell>
          <table:table-cell table:style-name="ce1"/>
          <table:table-cell table:style-name="ce2" table:number-columns-repeated="7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Prat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70]/8+[.BL70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70]+[.BO70]/2+[.BP70]/8+[.BQ70]/16+[.BR70]/4+[.BS70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70]+[.BW70]/2+[.BX70]/8+[.BY70]/16+[.BZ70]/4+[.CB70]/32+[.CC70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/12" office:value-type="float" office:value="0.0833333333333333" calcext:value-type="float">
            <text:p>0,08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70]+[.CL70]/24+[.CM70]/48+[.CN70]/48" office:value-type="float" office:value="0.0833333333333333" calcext:value-type="float">
            <text:p>0,08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Apud Lo Chaslar, in domo Juliarii Sartoris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uillermo Grosseti Servienti Devesseti</text:p>
          </table:table-cell>
          <table:table-cell table:style-name="ce11" office:value-type="string" calcext:value-type="string">
            <text:p>Poncio d'Avenas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281" calcext:value-type="float">
            <text:p>128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Raynaud de Fay</text:p>
          </table:table-cell>
          <table:table-cell table:style-name="ce3" office:value-type="string" calcext:value-type="string">
            <text:p>Homo-licgius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style-name="ce7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7" office:value-type="string" calcext:value-type="string">
            <text:p>Oui</text:p>
          </table:table-cell>
          <table:table-cell table:number-columns-repeated="2" table:style-name="ce7" office:value-type="string" calcext:value-type="string">
            <text:p>Non</text:p>
          </table:table-cell>
          <table:table-cell table:style-name="ce7" office:value-type="string" calcext:value-type="string">
            <text:p>Oui</text:p>
          </table:table-cell>
          <table:table-cell table:style-name="ce7" office:value-type="string" calcext:value-type="string">
            <text:p>Non</text:p>
          </table:table-cell>
          <table:table-cell table:number-columns-repeated="2" table:style-name="ce7" office:value-type="string" calcext:value-type="string">
            <text:p>Oui</text:p>
          </table:table-cell>
          <table:table-cell table:number-columns-repeated="9" table:style-name="ce7" office:value-type="string" calcext:value-type="string">
            <text:p>No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string" calcext:value-type="string">
            <text:p>Non</text:p>
          </table:table-cell>
          <table:table-cell table:style-name="ce7" office:value-type="string" calcext:value-type="string">
            <text:p>Oui</text:p>
          </table:table-cell>
          <table:table-cell table:number-columns-repeated="13" table:style-name="ce2" office:value-type="string" calcext:value-type="string">
            <text:p>Non</text:p>
          </table:table-cell>
          <table:table-cell table:style-name="ce7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omos + possessiones + petiam</text:p>
          </table:table-cell>
          <table:table-cell table:style-name="ce2" office:value-type="string" calcext:value-type="string">
            <text:p>Loco et territorio d'Avenas</text:p>
          </table:table-cell>
          <table:table-cell table:style-name="ce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71]/8+[.BL71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71]+[.BO71]/2+[.BP71]/8+[.BQ71]/16+[.BR71]/4+[.BS71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71]+[.BW71]/2+[.BX71]/8+[.BY71]/16+[.BZ71]/4+[.CB71]/32+[.CC71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71]+[.CL71]/24+[.CM71]/48+[.CN71]/48" office:value-type="float" office:value="0.125" calcext:value-type="float">
            <text:p>0,1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Apud Avenas, in domo dicti Ponci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</text:p>
          </table:table-cell>
          <table:table-cell table:style-name="ce11" office:value-type="string" calcext:value-type="string">
            <text:p>Guillermo Grosseti</text:p>
          </table:table-cell>
          <table:table-cell table:style-name="ce11" office:value-type="string" calcext:value-type="string">
            <text:p>Vitaloro filio Johannis Ruffi de Aymoneto de Sancto Agrippavio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284" calcext:value-type="float">
            <text:p>1284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7" office:value-type="string" calcext:value-type="string">
            <text:p>No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0" table:style-name="ce7" office:value-type="string" calcext:value-type="string">
            <text:p>Non</text:p>
          </table:table-cell>
          <table:table-cell table:number-columns-repeated="13" table:style-name="ce2" office:value-type="string" calcext:value-type="string">
            <text:p>Non</text:p>
          </table:table-cell>
          <table:table-cell table:style-name="ce7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1 domus + 3 ortum + 3 petiam terre + 2 terre + 1 pratum</text:p>
          </table:table-cell>
          <table:table-cell table:style-name="ce2"/>
          <table:table-cell table:style-name="ce2" office:value-type="string" calcext:value-type="string">
            <text:p>Fille</text:p>
          </table:table-cell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72]/8+[.BL72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72]+[.BO72]/2+[.BP72]/8+[.BQ72]/16+[.BR72]/4+[.BS72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72]+[.BW72]/2+[.BX72]/8+[.BY72]/16+[.BZ72]/4+[.CB72]/32+[.CC72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72]+[.CL72]/24+[.CM72]/48+[.CN72]/48" office:value-type="float" office:value="0.125" calcext:value-type="float">
            <text:p>0,1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Apud Avenas, in domo dicti Ponci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</text:p>
          </table:table-cell>
          <table:table-cell table:style-name="ce11" office:value-type="string" calcext:value-type="string">
            <text:p>Guillermo Grosseti</text:p>
          </table:table-cell>
          <table:table-cell table:style-name="ce11" office:value-type="string" calcext:value-type="string">
            <text:p>Vitaloro filio Johannis Ruffi de Aymoneto de Sancto Agrippavio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0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Ortum + dom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73]/8+[.BL73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73]+[.BO73]/2+[.BP73]/8+[.BQ73]/16+[.BR73]/4+[.BS73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73]+[.BW73]/2+[.BX73]/8+[.BY73]/16+[.BZ73]/4+[.CB73]/32+[.CC73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73]+[.CL73]/24+[.CM73]/48+[.CN73]/48" office:value-type="float" office:value="0.125" calcext:value-type="float">
            <text:p>0,1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Apud Avenas, in domo dicti Ponci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</text:p>
          </table:table-cell>
          <table:table-cell table:style-name="ce11" office:value-type="string" calcext:value-type="string">
            <text:p>Guillermo Grosseti Servienti Devesseti</text:p>
          </table:table-cell>
          <table:table-cell table:style-name="ce11" office:value-type="string" calcext:value-type="string">
            <text:p>Poncio d'Avenas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312" calcext:value-type="float">
            <text:p>131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bonus et fidelis tenementarius domum Devesseti</text:p>
          </table:table-cell>
          <table:table-cell table:style-name="ce1"/>
          <table:table-cell table:style-name="ce2" table:number-columns-repeated="7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Prat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74]/8+[.BL74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74]+[.BO74]/2+[.BP74]/8+[.BQ74]/16+[.BR74]/4+[.BS74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74]+[.BW74]/2+[.BX74]/8+[.BY74]/16+[.BZ74]/4+[.CB74]/32+[.CC74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2/12" office:value-type="float" office:value="0.166666666666667" calcext:value-type="float">
            <text:p>0,1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74]+[.CL74]/24+[.CM74]/48+[.CN74]/48" office:value-type="float" office:value="0.166666666666667" calcext:value-type="float">
            <text:p>0,1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Apud Lo Chaslar, in domo Juliarii Sartoris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uillermo Grosseti Servienti Devesseti</text:p>
          </table:table-cell>
          <table:table-cell table:style-name="ce11" office:value-type="string" calcext:value-type="string">
            <text:p>Poncio d'Avenas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291" calcext:value-type="float">
            <text:p>129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domui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3" table:style-name="ce2" office:value-type="string" calcext:value-type="string">
            <text:p>Non</text:p>
          </table:table-cell>
          <table:table-cell table:number-columns-repeated="4" table:style-name="ce7" office:value-type="string" calcext:value-type="string">
            <text:p>No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string" calcext:value-type="string">
            <text:p>Non</text:p>
          </table:table-cell>
          <table:table-cell table:style-name="ce2" office:value-type="string" calcext:value-type="string">
            <text:p>Non</text:p>
          </table:table-cell>
          <table:table-cell table:number-columns-repeated="8" table:style-name="ce7" office:value-type="string" calcext:value-type="string">
            <text:p>Non</text:p>
          </table:table-cell>
          <table:table-cell table:number-columns-repeated="13" table:style-name="ce2" office:value-type="string" calcext:value-type="string">
            <text:p>Non</text:p>
          </table:table-cell>
          <table:table-cell table:style-name="ce7" office:value-type="string" calcext:value-type="string">
            <text:p>Non</text:p>
          </table:table-cell>
          <table:table-cell table:style-name="ce7"/>
          <table:table-cell table:style-name="ce7" office:value-type="string" calcext:value-type="string">
            <text:p>Petiam terre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75]/8+[.BL75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75]+[.BO75]/2+[.BP75]/8+[.BQ75]/16+[.BR75]/4+[.BS75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75]+[.BW75]/2+[.BX75]/8+[.BY75]/16+[.BZ75]/4+[.CB75]/32+[.CC75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3/12" office:value-type="float" office:value="0.25" calcext:value-type="float">
            <text:p>0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75]+[.CL75]/24+[.CM75]/48+[.CN75]/48" office:value-type="float" office:value="0.25" calcext:value-type="float">
            <text:p>0,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Apud Avenas, in domo dicti Ponci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</text:p>
          </table:table-cell>
          <table:table-cell table:style-name="ce11" office:value-type="string" calcext:value-type="string">
            <text:p>Guillermo Grosseti</text:p>
          </table:table-cell>
          <table:table-cell table:style-name="ce11" office:value-type="string" calcext:value-type="string">
            <text:p>Vitaloro filio Johannis Ruffi de Aymoneto de Sancto Agrippavio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311" calcext:value-type="float">
            <text:p>131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0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Ortum + dom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76]/8+[.BL76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76]+[.BO76]/2+[.BP76]/8+[.BQ76]/16+[.BR76]/4+[.BS76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76]+[.BW76]/2+[.BX76]/8+[.BY76]/16+[.BZ76]/4+[.CB76]/32+[.CC76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3/12" office:value-type="float" office:value="0.25" calcext:value-type="float">
            <text:p>0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76]+[.CL76]/24+[.CM76]/48+[.CN76]/48" office:value-type="float" office:value="0.25" calcext:value-type="float">
            <text:p>0,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Apud Avenas, in domo dicti Ponci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 Hospitalis</text:p>
          </table:table-cell>
          <table:table-cell table:style-name="ce11" office:value-type="string" calcext:value-type="string">
            <text:p>Johanno Lo Cordineir de Chaslario</text:p>
          </table:table-cell>
          <table:table-cell table:style-name="ce11" office:value-type="string" calcext:value-type="string">
            <text:p>Guillermo Grosseti Servienti Devesset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2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artem coste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77]/8+[.BL77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77]+[.BO77]/2+[.BP77]/8+[.BQ77]/16+[.BR77]/4+[.BS77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77]+[.BW77]/2+[.BX77]/8+[.BY77]/16+[.BZ77]/4+[.CB77]/32+[.CC77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artem coste</text:p>
          </table:table-cell>
          <table:table-cell table:style-name="ce2" table:formula="of:=4/12" office:value-type="float" office:value="0.333333333333333" calcext:value-type="float">
            <text:p>0,3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77]+[.CL77]/24+[.CM77]/48+[.CN77]/48" office:value-type="float" office:value="0.333333333333333" calcext:value-type="float">
            <text:p>0,3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sub estra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oncio Boteira domicelli</text:p>
          </table:table-cell>
          <table:table-cell table:style-name="ce11" office:value-type="string" calcext:value-type="string">
            <text:p>Poncio Meruli clerico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522" calcext:value-type="float">
            <text:p>1522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7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etiam terre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78]/8+[.BL78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78]+[.BO78]/2+[.BP78]/8+[.BQ78]/16+[.BR78]/4+[.BS78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78]+[.BW78]/2+[.BX78]/8+[.BY78]/16+[.BZ78]/4+[.CB78]/32+[.CC78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etiam terre</text:p>
          </table:table-cell>
          <table:table-cell table:style-name="ce2" table:formula="of:=4/12" office:value-type="float" office:value="0.333333333333333" calcext:value-type="float">
            <text:p>0,3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78]+[.CL78]/24+[.CM78]/48+[.CN78]/48" office:value-type="float" office:value="0.333333333333333" calcext:value-type="float">
            <text:p>0,3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3" office:value-type="string" calcext:value-type="string">
            <text:p>Saint-Agrève, ante graidum somini preceptoris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Bartholomeo de Malagaita</text:p>
          </table:table-cell>
          <table:table-cell table:style-name="ce11" office:value-type="string" calcext:value-type="string">
            <text:p>Johanne de Malagaita</text:p>
          </table:table-cell>
          <table:table-cell table:style-name="ce11" office:value-type="string" calcext:value-type="string">
            <text:p>Johanne Cardini de Chausilhac</text:p>
          </table:table-cell>
          <table:table-cell table:style-name="ce11" office:value-type="string" calcext:value-type="string">
            <text:p>Al' Sanhas</text:p>
          </table:table-cell>
          <table:table-cell table:style-name="ce11"/>
          <table:table-cell table:style-name="ce2"/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7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rat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79]/8+[.BL79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79]+[.BO79]/2+[.BP79]/8+[.BQ79]/16+[.BR79]/4+[.BS79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79]+[.BW79]/2+[.BX79]/8+[.BY79]/16+[.BZ79]/4+[.CB79]/32+[.CC79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um</text:p>
          </table:table-cell>
          <table:table-cell table:style-name="ce2" table:formula="of:=4/12" office:value-type="float" office:value="0.333333333333333" calcext:value-type="float">
            <text:p>0,3333333333333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79]+[.CL79]/24+[.CM79]/48+[.CN79]/48" office:value-type="float" office:value="0.375" calcext:value-type="float">
            <text:p>0,37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quoquina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office:value-type="string" calcext:value-type="string">
            <text:p>Petro <text:span text:style-name="T1">Maipino</text:span></text:p>
          </table:table-cell>
          <table:table-cell table:style-name="ce11" office:value-type="string" calcext:value-type="string">
            <text:p>Guillermo Grosset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142" calcext:value-type="float">
            <text:p>114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et in'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etia terre trium meytenchadarum</text:p>
          </table:table-cell>
          <table:table-cell table:style-name="ce2" table:number-columns-repeated="2"/>
          <table:table-cell table:style-name="ce7" office:value-type="string" calcext:value-type="string">
            <text:p>Fay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80]/8+[.BL80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formula="of:=1/2" office:value-type="float" office:value="0.5" calcext:value-type="float">
            <text:p>0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80]+[.BO80]/2+[.BP80]/8+[.BQ80]/16+[.BR80]/4+[.BS80]/32)*39" office:value-type="float" office:value="2.4375" calcext:value-type="float">
            <text:p>2,4375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80]+[.BW80]/2+[.BX80]/8+[.BY80]/16+[.BZ80]/4+[.CB80]/32+[.CC80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6/1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80]+[.CL80]/24+[.CM80]/48+[.CN80]/48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Saint-Agrève, in gramero Devesset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office:value-type="string" calcext:value-type="string">
            <text:p>Guillermo la Fanria</text:p>
          </table:table-cell>
          <table:table-cell table:style-name="ce11" office:value-type="string" calcext:value-type="string">
            <text:p>Gregorie de Penite de Sancto Agrippavio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tractus emphiteotitari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3 Prata + 1 petia + 1 pasturale + 1 ortum</text:p>
          </table:table-cell>
          <table:table-cell table:style-name="ce2"/>
          <table:table-cell table:style-name="ce2" office:value-type="string" calcext:value-type="string">
            <text:p>Frères</text:p>
          </table:table-cell>
          <table:table-cell table:style-name="ce7" office:value-type="string" calcext:value-type="string">
            <text:p>Fay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[.BK81]/8+[.BL81]/4)*39" office:value-type="float" office:value="4.875" calcext:value-type="float">
            <text:p>4,875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81]+[.BO81]/2+[.BP81]/8+[.BQ81]/16+[.BR81]/4+[.BS81]/32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81]+[.BW81]/2+[.BX81]/8+[.BY81]/16+[.BZ81]/4+[.CB81]/32+[.CC81]/16)*39" office:value-type="float" office:value="4.875" calcext:value-type="float">
            <text:p>4,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9/12" office:value-type="float" office:value="0.75" calcext:value-type="float">
            <text:p>0,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81]+[.CL81]/24+[.CM81]/48+[.CN81]/48" office:value-type="float" office:value="0.75" calcext:value-type="float">
            <text:p>0,7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juridictione domus Devesseti</text:p>
          </table:table-cell>
          <table:table-cell table:style-name="ce1" office:value-type="string" calcext:value-type="string">
            <text:p>Devesset, sub estra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oncio Meruli clerico</text:p>
          </table:table-cell>
          <table:table-cell table:style-name="ce11" office:value-type="string" calcext:value-type="string">
            <text:p>Armando de la Pitandena</text:p>
          </table:table-cell>
          <table:table-cell table:style-name="ce11" table:number-columns-repeated="3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number-columns-repeated="2"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40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2 ortum + 2 prati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82]/8+[.BL82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82]+[.BO82]/2+[.BP82]/8+[.BQ82]/16+[.BR82]/4+[.BS82]/32)*39"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formula="of:=([.BV82]+[.BW82]/2+[.BX82]/8+[.BY82]/16+[.BZ82]/4+[.CB82]/32+[.CC82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table:formula="of:=9/12" office:value-type="float" office:value="0.75" calcext:value-type="float">
            <text:p>0,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" table:formula="of:=[.CK82]+[.CL82]/24+[.CM82]/48+[.CN82]/48" office:value-type="float" office:value="0.75" calcext:value-type="float">
            <text:p>0,75</text:p>
          </table:table-cell>
          <table:table-cell table:style-name="ce7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juridictione omnimoda et de mandamentum castri Devesseti</text:p>
          </table:table-cell>
          <table:table-cell table:style-name="ce1"/>
          <table:table-cell table:style-name="ce1" office:value-type="string" calcext:value-type="string">
            <text:p>Girandus Girandi de Pulinaco</text:p>
          </table:table-cell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Raynaud de Fay</text:p>
          </table:table-cell>
          <table:table-cell table:style-name="ce3" office:value-type="string" calcext:value-type="string">
            <text:p>Homo-licgius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Oui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7" office:value-type="string" calcext:value-type="string">
            <text:p>Medietate territorio del Vilar</text:p>
          </table:table-cell>
          <table:table-cell table:style-name="ce2" table:number-columns-repeated="2"/>
          <table:table-cell table:style-name="ce7" office:value-type="string" calcext:value-type="string">
            <text:p>Chalenco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83]/8+[.BL83]/4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2" office:value-type="float" office:value="2" calcext:value-type="float">
            <text:p>2</text:p>
          </table:table-cell>
          <table:table-cell table:style-name="ce7" table:formula="of:=12" office:value-type="float" office:value="12" calcext:value-type="float">
            <text:p>12</text:p>
          </table:table-cell>
          <table:table-cell table:style-name="ce7" table:formula="of:=([.BN83]+[.BP83]/8+[.BQ83]/32+[.BS83]/32+[.BT83]/4)*39" office:value-type="float" office:value="119.4375" calcext:value-type="float">
            <text:p>119,4375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83]+[.BX83]/8+[.BY83]/32+[.CA83]/4+[.CB83]/32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83]+[.CL83]/24+[.CM83]/48+[.CN83]/4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dominio et senhoria</text:p>
          </table:table-cell>
          <table:table-cell table:style-name="ce2" office:value-type="string" calcext:value-type="string">
            <text:p>Domus Devesseti</text:p>
          </table:table-cell>
          <table:table-cell table:style-name="ce1" office:value-type="string" calcext:value-type="string">
            <text:p>Apud Lo Vilar, in domo fratrum de Vilario</text:p>
          </table:table-cell>
          <table:table-cell table:style-name="ce1" office:value-type="string" calcext:value-type="string">
            <text:p>Girandus Girandi de Pulinaco</text:p>
          </table:table-cell>
          <table:table-cell/>
          <table:table-cell table:style-name="ce11" table:number-columns-repeated="4"/>
          <table:table-cell table:style-name="ce2" office:value-type="string" calcext:value-type="string">
            <text:p>In compositione inter domus Devesseti et domini de Mastra</text:p>
          </table:table-cell>
        </table:table-row>
        <table:table-row table:style-name="ro1">
          <table:table-cell table:style-name="ce1" office:value-type="float" office:value="1292" calcext:value-type="float">
            <text:p>129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3" table:style-name="ce2" office:value-type="string" calcext:value-type="string">
            <text:p>Non</text:p>
          </table:table-cell>
          <table:table-cell table:number-columns-repeated="4" table:style-name="ce7" office:value-type="string" calcext:value-type="string">
            <text:p>No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string" calcext:value-type="string">
            <text:p>Non</text:p>
          </table:table-cell>
          <table:table-cell table:number-columns-repeated="13" table:style-name="ce2" office:value-type="string" calcext:value-type="string">
            <text:p>Non</text:p>
          </table:table-cell>
          <table:table-cell table:style-name="ce7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Terre petiam</text:p>
          </table:table-cell>
          <table:table-cell table:style-name="ce2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84]/8+[.BL84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84]+[.BO84]/2+[.BP84]/8+[.BQ84]/16+[.BR84]/4+[.BS84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84]+[.BW84]/2+[.BX84]/8+[.BY84]/16+[.BZ84]/4+[.CB84]/32+[.CC84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2/1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84]+[.CL84]/24+[.CM84]/48+[.CN84]/4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Apud Avenas, in domo dicti Ponci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</text:p>
          </table:table-cell>
          <table:table-cell table:style-name="ce11" office:value-type="string" calcext:value-type="string">
            <text:p>Guillermo Grosseti</text:p>
          </table:table-cell>
          <table:table-cell table:style-name="ce11" office:value-type="string" calcext:value-type="string">
            <text:p>Vitaloro filio Johannis Ruffi de Aymoneto de Sancto Agrippavio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2 prat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85]/8+[.BL85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85]+[.BO85]/2+[.BP85]/8+[.BQ85]/16+[.BR85]/4+[.BS85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85]+[.BW85]/2+[.BX85]/8+[.BY85]/16+[.BZ85]/4+[.CB85]/32+[.CC85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2 pratum</text:p>
          </table:table-cell>
          <table:table-cell table:style-name="ce2" table:formula="of:=6/12+12/12" office:value-type="float" office:value="1.5" calcext:value-type="float">
            <text:p>1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85]+[.CL85]/24+[.CM85]/48+[.CN85]/48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beaque et alta</text:p>
          </table:table-cell>
          <table:table-cell table:style-name="ce2" office:value-type="string" calcext:value-type="string">
            <text:p>De omnimoda juridictione domus Devesseti</text:p>
          </table:table-cell>
          <table:table-cell table:style-name="ce1" office:value-type="string" calcext:value-type="string">
            <text:p>Saint-Agrève, in domo magistri Andree Garalis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agistro Andree Garalis</text:p>
          </table:table-cell>
          <table:table-cell table:style-name="ce11" office:value-type="string" calcext:value-type="string">
            <text:p>Poncio Galhofa</text:p>
          </table:table-cell>
          <table:table-cell table:style-name="ce11" office:value-type="string" calcext:value-type="string">
            <text:p>Johanne de Croseto</text:p>
          </table:table-cell>
          <table:table-cell table:number-columns-repeated="3"/>
        </table:table-row>
        <table:table-row table:style-name="ro1">
          <table:table-cell table:style-name="ce1" office:value-type="float" office:value="1161" calcext:value-type="float">
            <text:p>116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 justitiabilis et talhabilies ad omnimodas voluntates</text:p>
          </table:table-cell>
          <table:table-cell table:style-name="ce3" office:value-type="string" calcext:value-type="string">
            <text:p>Talhabiles ad omnimodas voluntate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2" table:style-name="ce2" office:value-type="string" calcext:value-type="string">
            <text:p>Non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um + ortum + 9 petiae + terrae + 3 Prati + 2 pasturale + 1 nemus</text:p>
          </table:table-cell>
          <table:table-cell table:style-name="ce2" table:number-columns-repeated="2"/>
          <table:table-cell table:style-name="ce7" office:value-type="string" calcext:value-type="string">
            <text:p>Fay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86]/8+[.BL86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N86]+[.BO86]/2+[.BP86]/8+[.BQ86]/16+[.BR86]/4+[.BS86]/32)*39" office:value-type="float" office:value="12.1875" calcext:value-type="float">
            <text:p>12,1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86]+[.BW86]/2+[.BX86]/8+[.BY86]/16+[.BZ86]/4+[.CB86]/32+[.CC86]/16)*39" office:value-type="float" office:value="4.875" calcext:value-type="float">
            <text:p>4,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3+1/12" office:value-type="float" office:value="3.08333333333333" calcext:value-type="float">
            <text:p>3,08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86]+[.CL86]/24+[.CM86]/48+[.CN86]/48" office:value-type="float" office:value="3.08333333333333" calcext:value-type="float">
            <text:p>3,08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 Prati + 2 pasturale + 1 nemus</text:p>
          </table:table-cell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office:value-type="string" calcext:value-type="string">
            <text:p>Nicolao de Furnis</text:p>
          </table:table-cell>
          <table:table-cell table:style-name="ce11" office:value-type="string" calcext:value-type="string">
            <text:p>Johanne Dens Chazaetz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341" calcext:value-type="float">
            <text:p>134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6 petiam + 1 nemus + 1 domum + 1 partem patile commune</text:p>
          </table:table-cell>
          <table:table-cell table:style-name="ce2" office:value-type="string" calcext:value-type="string">
            <text:p>Apud la Rocha et in eius territorio</text:p>
          </table:table-cell>
          <table:table-cell table:style-name="ce2"/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87]/8+[.BL87]/4)*3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1+1/3" office:value-type="float" office:value="1.33333333333333" calcext:value-type="float">
            <text:p>1,33333333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87]+[.BO87]/2+[.BP87]/8+[.BQ87]/16+[.BR87]/4+[.BS87]/32)*39" office:value-type="float" office:value="3.25" calcext:value-type="float">
            <text:p>3,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87]+[.BW87]/2+[.BX87]/8+[.BY87]/16+[.BZ87]/4+[.CB87]/32+[.CC87]/16)*39" office:value-type="float" office:value="4.875" calcext:value-type="float">
            <text:p>4,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upardo</text:p>
          </table:table-cell>
          <table:table-cell table:style-name="ce2" table:formula="of:=3+6/12+2/12" office:value-type="float" office:value="3.66666666666667" calcext:value-type="float">
            <text:p>3,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87]+[.CL87]/24+[.CM87]/48+[.CN87]/48" office:value-type="float" office:value="3.66666666666667" calcext:value-type="float">
            <text:p>3,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/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um et infra mandamentum et de juridictione domus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" table:number-columns-repeated="5"/>
          <table:table-cell table:style-name="ce2"/>
        </table:table-row>
        <table:table-row table:style-name="ro1"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 justitiabilis et expletabilis ad omnimodas voluntates</text:p>
          </table:table-cell>
          <table:table-cell table:style-name="ce1" office:value-type="string" calcext:value-type="string">
            <text:p>Talhabile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Non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5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um + ortum + 9 petiae + 1 pasturale + 5 prati + versana</text:p>
          </table:table-cell>
          <table:table-cell table:style-name="ce2" office:value-type="string" calcext:value-type="string">
            <text:p>Loco et territorio de Chanils</text:p>
          </table:table-cell>
          <table:table-cell table:style-name="ce2"/>
          <table:table-cell table:style-name="ce7" office:value-type="string" calcext:value-type="string">
            <text:p>Fay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88]/8+[.BL88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formula="of:=3.5" office:value-type="float" office:value="3.5" calcext:value-type="float">
            <text:p>3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88]+[.BO88]/2+[.BP88]/8+[.BQ88]/16+[.BR88]/4+[.BS88]/32)*39" office:value-type="float" office:value="17.0625" calcext:value-type="float">
            <text:p>17,06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88]+[.BW88]/2+[.BX88]/8+[.BY88]/16+[.BZ88]/4+[.CB88]/32+[.CC88]/16)*39" office:value-type="float" office:value="8.53125" calcext:value-type="float">
            <text:p>8,531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3+11/12" office:value-type="float" office:value="3.91666666666667" calcext:value-type="float">
            <text:p>3,9166666666666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88]+[.CL88]/24+[.CM88]/48+[.CN88]/48" office:value-type="float" office:value="3.95833333333333" calcext:value-type="float">
            <text:p>3,958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sturale + 5 prati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one et senhori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Petro de Casalibus</text:p>
          </table:table-cell>
          <table:table-cell table:style-name="ce11" office:value-type="string" calcext:value-type="string">
            <text:p>Johanne Barerii Dens Chozaleiz</text:p>
          </table:table-cell>
          <table:table-cell table:style-name="ce11" table:number-columns-repeated="3"/>
          <table:table-cell table:style-name="ce2" office:value-type="string" calcext:value-type="string">
            <text:p>in compositione olim facta inter domum Devesseti et domini catri Fayni condam</text:p>
          </table:table-cell>
        </table:table-row>
        <table:table-row table:style-name="ro1">
          <table:table-cell table:style-name="ce1" office:value-type="float" office:value="1342" calcext:value-type="float">
            <text:p>134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ines-licgius et mulieres-licgia, justitabiles et expletabile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/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1 domus + 1 partem pasturalium commune + 2 prati + 8 petiae + 2 nemus</text:p>
          </table:table-cell>
          <table:table-cell table:style-name="ce2"/>
          <table:table-cell table:style-name="ce2" office:value-type="string" calcext:value-type="string">
            <text:p>Frères + femmes</text:p>
          </table:table-cell>
          <table:table-cell table:style-name="ce7" office:value-type="string" calcext:value-type="string">
            <text:p>Devess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89]/8+[.BL89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[.BN89]+[.BO89]/2+[.BP89]/8+[.BQ89]/16+[.BR89]/4+[.BS89]/32)*39" office:value-type="float" office:value="6.09375" calcext:value-type="float">
            <text:p>6,093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89]+[.BW89]/2+[.BX89]/8+[.BY89]/16+[.BZ89]/4+[.CB89]/32+[.CC89]/16)*39" office:value-type="float" office:value="2.4375" calcext:value-type="float">
            <text:p>2,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upardo</text:p>
          </table:table-cell>
          <table:table-cell table:style-name="ce2" table:formula="of:=4+3/12+2/12" office:value-type="float" office:value="4.41666666666667" calcext:value-type="float">
            <text:p>4,416666666666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K89]+[.CL89]/24+[.CM89]/48+[.CN89]/48" office:value-type="float" office:value="4.4375" calcext:value-type="float">
            <text:p>4,43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juridictione omnimoda et de mandamentum domus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Ruppe</text:p>
          </table:table-cell>
          <table:table-cell table:style-name="ce11" office:value-type="string" calcext:value-type="string">
            <text:p>Al' Malpinha</text:p>
          </table:table-cell>
          <table:table-cell table:style-name="ce11" office:value-type="string" calcext:value-type="string">
            <text:p>Johanne Sabaterii de Chambone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322" calcext:value-type="float">
            <text:p>132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Raynaud de Fay</text:p>
          </table:table-cell>
          <table:table-cell table:style-name="ce3" office:value-type="string" calcext:value-type="string">
            <text:p>Homo-licgius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Oui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7" office:value-type="string" calcext:value-type="string">
            <text:p>Quartam partem loci et territorii del Vilar</text:p>
          </table:table-cell>
          <table:table-cell table:style-name="ce2" table:number-columns-repeated="2"/>
          <table:table-cell table:style-name="ce7" office:value-type="string" calcext:value-type="string">
            <text:p>Chalencon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90]/8+[.BL90]/4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([.BN90]+[.BP90]/8+[.BQ90]/32+[.BS90]/32+[.BT90]/4)*39" office:value-type="float" office:value="59.71875" calcext:value-type="float">
            <text:p>59,71875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90]+[.BX90]/8+[.BY90]/32+[.CA90]/4+[.CB90]/32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90]+[.CL90]/24+[.CM90]/48+[.CN90]/48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dominio et senhoria</text:p>
          </table:table-cell>
          <table:table-cell table:style-name="ce2" office:value-type="string" calcext:value-type="string">
            <text:p>Domus Devesseti</text:p>
          </table:table-cell>
          <table:table-cell table:style-name="ce1" office:value-type="string" calcext:value-type="string">
            <text:p>Apud Lo Vilar, in domo fratrum de Vilario</text:p>
          </table:table-cell>
          <table:table-cell table:style-name="ce1" office:value-type="string" calcext:value-type="string">
            <text:p>Girandus Girandi de Pulinaco</text:p>
          </table:table-cell>
          <table:table-cell/>
          <table:table-cell table:style-name="ce11" table:number-columns-repeated="4"/>
          <table:table-cell table:style-name="ce2"/>
        </table:table-row>
        <table:table-row table:style-name="ro1"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ecembre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Oui</text:p>
          </table:table-cell>
          <table:table-cell table:number-columns-repeated="7" table:style-name="ce2" office:value-type="string" calcext:value-type="string">
            <text:p>No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12 petiae + 6 prati + 2 orti + 1 domum + 1 ouchia + 1 garaitum + 1 nemus + possessiones Martine uxor Petri</text:p>
          </table:table-cell>
          <table:table-cell table:style-name="ce2" office:value-type="string" calcext:value-type="string">
            <text:p>Territorio de Ruppe</text:p>
          </table:table-cell>
          <table:table-cell table:style-name="ce2" office:value-type="string" calcext:value-type="string">
            <text:p>Femme</text:p>
          </table:table-cell>
          <table:table-cell/>
          <table:table-cell table:style-name="ce7" table:formula="of:=1/2" office:value-type="float" office:value="0.5" calcext:value-type="float">
            <text:p>0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91]/8+[.BL91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[.BN91]+[.BO91]/2+[.BP91]/8+[.BQ91]/16+[.BR91]/4+[.BS91]/32)*39" office:value-type="float" office:value="27.421875" calcext:value-type="float">
            <text:p>27,421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+1/2" office:value-type="float" office:value="1" calcext:value-type="float">
            <text:p>1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V91]+[.BW91]/2+[.BX91]/8+[.BY91]/16+[.BZ91]/4+[.CB91]/32+[.CC91]/16)*39" office:value-type="float" office:value="15.84375" calcext:value-type="float">
            <text:p>15,8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ethegnes dicti loci + Censu de Pupart + possessiones Martine uxor Petri</text:p>
          </table:table-cell>
          <table:table-cell table:style-name="ce2" table:formula="of:=6+2+2/12" office:value-type="float" office:value="8.16666666666667" calcext:value-type="float">
            <text:p>8,166666666666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style-name="ce2" table:formula="of:=[.CK91]+[.CL91]/24+[.CM91]/48+[.CN91]/48" office:value-type="float" office:value="8.21875" calcext:value-type="float">
            <text:p>8,218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/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um et juridictione domus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" table:number-columns-repeated="5"/>
          <table:table-cell table:style-name="ce2"/>
        </table:table-row>
        <table:table-row table:style-name="ro1">
          <table:table-cell table:style-name="ce1" office:value-type="float" office:value="1511" calcext:value-type="float">
            <text:p>1511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Fevrier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st esse fideli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4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Tenementum</text:p>
          </table:table-cell>
          <table:table-cell table:style-name="ce2"/>
          <table:table-cell table:style-name="ce2" office:value-type="string" calcext:value-type="string">
            <text:p>Divers</text:p>
          </table:table-cell>
          <table:table-cell table:style-name="ce7" office:value-type="string" calcext:value-type="string">
            <text:p>Fay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92]/8+[.BL92]/4)*3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formula="of:=([.BN92]+[.BO92]/2+[.BP92]/8+[.BQ92]/16+[.BR92]/4+[.BS92]/32)*39" office:value-type="float" office:value="78" calcext:value-type="float">
            <text:p>7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V92]+[.BW92]/2+[.BX92]/8+[.BY92]/16+[.BZ92]/4+[.CB92]/32+[.CC92]/16)*39" office:value-type="float" office:value="9.75" calcext:value-type="float">
            <text:p>9,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Tenementum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92]+[.CL92]/24+[.CM92]/48+[.CN92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juridictione domus Devesseti</text:p>
          </table:table-cell>
          <table:table-cell table:style-name="ce3" office:value-type="string" calcext:value-type="string">
            <text:p>Devesset, in quoquina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ne Meruli</text:p>
          </table:table-cell>
          <table:table-cell table:style-name="ce11" office:value-type="string" calcext:value-type="string">
            <text:p>Johanne de Firnis</text:p>
          </table:table-cell>
          <table:table-cell table:style-name="ce11" office:value-type="string" calcext:value-type="string">
            <text:p>Nicholao de Firnis</text:p>
          </table:table-cell>
          <table:table-cell table:style-name="ce11" table:number-columns-repeated="2"/>
          <table:table-cell table:style-name="ce2" office:value-type="string" calcext:value-type="string">
            <text:p>Compositione olim facta inter domum Devesseti ex una parte et dominorum Devesseti ex altera</text:p>
          </table:table-cell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</text:p>
          </table:table-cell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number-columns-repeated="41" table:style-name="ce2" office:value-type="string" calcext:value-type="string">
            <text:p>Non</text:p>
          </table:table-cell>
          <table:table-cell table:style-name="ce2" office:value-type="string" calcext:value-type="string">
            <text:p>Successoribus esse debent homine licgii domus Devesseti</text:p>
          </table:table-cell>
          <table:table-cell table:style-name="ce2" table:number-columns-repeated="2"/>
          <table:table-cell table:style-name="ce2" office:value-type="string" calcext:value-type="string">
            <text:p>Enfants</text:p>
          </table:table-cell>
          <table:table-cell table:style-name="ce7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7" table:formula="of:=([.BK93]/8+[.BL93]/4)*39" office:value-type="float" office:value="0" calcext:value-type="float">
            <text:p>0</text:p>
          </table:table-cell>
          <table:table-cell table:style-name="ce2" table:number-columns-repeated="5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7" table:formula="of:=([.BN93]+[.BO93]/2+[.BP93]/8+[.BQ93]/16+[.BR93]/4+[.BS93]/32)*39" office:value-type="float" office:value="0" calcext:value-type="float">
            <text:p>0</text:p>
          </table:table-cell>
          <table:table-cell table:style-name="ce2" table:number-columns-repeated="8"/>
          <table:table-cell table:style-name="ce7" table:formula="of:=([.BV93]+[.BW93]/2+[.BX93]/8+[.BY93]/16+[.BZ93]/4+[.CB93]/32+[.CC93]/16)*39" office:value-type="float" office:value="0" calcext:value-type="float">
            <text:p>0</text:p>
          </table:table-cell>
          <table:table-cell table:style-name="ce2" table:number-columns-repeated="5"/>
          <table:table-cell table:style-name="ce2" office:value-type="string" calcext:value-type="string">
            <text:p>Payé par Guillermo de Ponte</text:p>
          </table:table-cell>
          <table:table-cell table:style-name="ce2" table:number-columns-repeated="4"/>
          <table:table-cell table:style-name="ce2" table:formula="of:=[.CK93]+[.CL93]/24+[.CM93]/48+[.CN93]/48" office:value-type="float" office:value="0" calcext:value-type="float">
            <text:p>0</text:p>
          </table:table-cell>
          <table:table-cell table:style-name="ce2" table:number-columns-repeated="5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acobo de Molendino</text:p>
          </table:table-cell>
          <table:table-cell table:style-name="ce11" office:value-type="string" calcext:value-type="string">
            <text:p>Guillermo de Ponte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432" calcext:value-type="float">
            <text:p>143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31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Chastanerium</text:p>
          </table:table-cell>
          <table:table-cell table:style-name="ce2"/>
          <table:table-cell table:style-name="ce2" office:value-type="string" calcext:value-type="string">
            <text:p>Divers</text:p>
          </table:table-cell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94]/8+[.BL94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94]+[.BO94]/2+[.BP94]/8+[.BQ94]/16+[.BR94]/4+[.BS94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94]+[.BW94]/2+[.BX94]/8+[.BY94]/16+[.BZ94]/4+[.CB94]/32+[.CC94]/16)*3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Chastanerium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94]+[.CL94]/24+[.CM94]/48+[.CN94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Girandus Girandi de Pulinaco</text:p>
          </table:table-cell>
          <table:table-cell table:style-name="ce11" table:number-columns-repeated="5"/>
          <table:table-cell table:style-name="ce2" office:value-type="string" calcext:value-type="string">
            <text:p>Compositione olim facta per religiosus virum fratrum Artaudum Elie preceptoris Devesseti condam et Petro de Mastra domino dicti castri de Mastra</text:p>
          </table:table-cell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Fevrier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7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2 terre petiam</text:p>
          </table:table-cell>
          <table:table-cell table:style-name="ce2"/>
          <table:table-cell table:style-name="ce2" office:value-type="string" calcext:value-type="string">
            <text:p>Frère et sœur</text:p>
          </table:table-cell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95]/8+[.BL95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95]+[.BO95]/2+[.BP95]/8+[.BQ95]/16+[.BR95]/4+[.BS95]/32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95]+[.BW95]/2+[.BX95]/8+[.BY95]/16+[.BZ95]/4+[.CB95]/32+[.CC95]/16)*39" office:value-type="float" office:value="4.875" calcext:value-type="float">
            <text:p>4,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2 partem terre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95]+[.CL95]/24+[.CM95]/48+[.CN95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Petro de Casalibus</text:p>
          </table:table-cell>
          <table:table-cell table:style-name="ce11" office:value-type="string" calcext:value-type="string">
            <text:p>Petro Martini de Hereone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Fevrier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1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omum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96]/8+[.BL96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96]+[.BO96]/2+[.BP96]/8+[.BQ96]/16+[.BR96]/4+[.BS96]/32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96]+[.BW96]/2+[.BX96]/8+[.BY96]/16+[.BZ96]/4+[.CB96]/32+[.CC96]/16)*39" office:value-type="float" office:value="2.4375" calcext:value-type="float">
            <text:p>2,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Domum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96]+[.CL96]/24+[.CM96]/48+[.CN96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omnimoda juridictione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Petro de Casalibus</text:p>
          </table:table-cell>
          <table:table-cell table:style-name="ce11" office:value-type="string" calcext:value-type="string">
            <text:p>Petro Martini de Hereone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Fevrier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7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Terre petiam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97]/8+[.BL97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97]+[.BO97]/2+[.BP97]/8+[.BQ97]/16+[.BR97]/4+[.BS97]/32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97]+[.BW97]/2+[.BX97]/8+[.BY97]/16+[.BZ97]/4+[.CB97]/32+[.CC97]/16)*39" office:value-type="float" office:value="24.375" calcext:value-type="float">
            <text:p>24,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Terre petiam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97]+[.CL97]/24+[.CM97]/48+[.CN97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omnimoda juridictione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Petro de Casalibus</text:p>
          </table:table-cell>
          <table:table-cell table:style-name="ce11" office:value-type="string" calcext:value-type="string">
            <text:p>Petro Martini de Hereone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Fevrier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7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etiam nemoris</text:p>
          </table:table-cell>
          <table:table-cell table:style-name="ce2"/>
          <table:table-cell table:style-name="ce2" office:value-type="string" calcext:value-type="string">
            <text:p>Frère et sœur</text:p>
          </table:table-cell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98]/8+[.BL98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98]+[.BO98]/2+[.BP98]/8+[.BQ98]/16+[.BR98]/4+[.BS98]/32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98]+[.BW98]/2+[.BX98]/8+[.BY98]/16+[.BZ98]/4+[.CB98]/32+[.CC98]/16)*39" office:value-type="float" office:value="2.4375" calcext:value-type="float">
            <text:p>2,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98]+[.CL98]/24+[.CM98]/48+[.CN98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Petro de Casalibus</text:p>
          </table:table-cell>
          <table:table-cell table:style-name="ce11" office:value-type="string" calcext:value-type="string">
            <text:p>Petro Martini de Hereone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471" calcext:value-type="float">
            <text:p>1471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Fevrier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style-name="ce2" office:value-type="string" calcext:value-type="string">
            <text:p>N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 table:style-name="ce2" office:value-type="string" calcext:value-type="string">
            <text:p>No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 office:value-type="string" calcext:value-type="string">
            <text:p>Manque début</text:p>
          </table:table-cell>
          <table:table-cell table:style-name="ce2" office:value-type="string" calcext:value-type="string">
            <text:p>Pasturalia + 3 terrae + 3 orti + 11 petiae + 2 nemus + garaitum + ouchetam + molendinam + possessiones + partem pastuum et pasturalium et partem patilium cmmunum</text:p>
          </table:table-cell>
          <table:table-cell table:style-name="ce2" office:value-type="string" calcext:value-type="string">
            <text:p>Loco et territorio de Rocha</text:p>
          </table:table-cell>
          <table:table-cell table:style-name="ce2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BK99]/8+[.BL99]/4)*39" office:value-type="float" office:value="0" calcext:value-type="float">
            <text:p>0</text:p>
          </table:table-cell>
          <table:table-cell table:style-name="ce7" table:number-columns-repeated="7"/>
          <table:table-cell table:style-name="ce7" table:formula="of:=([.BN99]+[.BO99]/2+[.BP99]/8+[.BQ99]/16+[.BR99]/4+[.BS99]/32)*39" office:value-type="float" office:value="0" calcext:value-type="float">
            <text:p>0</text:p>
          </table:table-cell>
          <table:table-cell table:style-name="ce7" table:number-columns-repeated="8"/>
          <table:table-cell table:style-name="ce7" table:formula="of:=([.BV99]+[.BW99]/2+[.BX99]/8+[.BY99]/16+[.BZ99]/4+[.CB99]/32+[.CC99]/16)*39" office:value-type="float" office:value="0" calcext:value-type="float">
            <text:p>0</text:p>
          </table:table-cell>
          <table:table-cell table:style-name="ce7" table:number-columns-repeated="5"/>
          <table:table-cell table:style-name="ce2" table:number-columns-repeated="5"/>
          <table:table-cell table:style-name="ce2" table:formula="of:=[.CK99]+[.CL99]/24+[.CM99]/48+[.CN99]/48" office:value-type="float" office:value="0" calcext:value-type="float">
            <text:p>0</text:p>
          </table:table-cell>
          <table:table-cell table:style-name="ce2" table:number-columns-repeated="5"/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7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ratum + Domum Aliza de Ponte</text:p>
          </table:table-cell>
          <table:table-cell table:style-name="ce2" table:number-columns-repeated="2"/>
          <table:table-cell table:style-name="ce7"/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K100]/8+[.BL100]/4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7" table:formula="of:=([.BN100]+[.BO100]/2+[.BP100]/8+[.BQ100]/16+[.BR100]/4+[.BS100]/32)*39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7" table:formula="of:=([.BV100]+[.BW100]/2+[.BX100]/8+[.BY100]/16+[.BZ100]/4+[.CB100]/32+[.CC100]/16)*3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atum</text:p>
          </table:table-cell>
          <table:table-cell table:style-name="ce2" table:formula="of:=2/12" office:value-type="float" office:value="0.166666666666667" calcext:value-type="float">
            <text:p>0,1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00]+[.CL100]/24+[.CM100]/48+[.CN100]/48" office:value-type="float" office:value="0.166666666666667" calcext:value-type="float">
            <text:p>0,1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acobo de Molendino</text:p>
          </table:table-cell>
          <table:table-cell table:style-name="ce11" office:value-type="string" calcext:value-type="string">
            <text:p>Alisa de Ponte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502" calcext:value-type="float">
            <text:p>1502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Fevrier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Ortum + casale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01]/8+[.BL101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01]+[.BO101]/2+[.BP101]/8+[.BQ101]/16+[.BR101]/4+[.BS101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01]+[.BW101]/2+[.BX101]/8+[.BY101]/16+[.BZ101]/4+[.CB101]/32+[.CC101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Casale + ortum</text:p>
          </table:table-cell>
          <table:table-cell table:style-name="ce2" table:formula="of:=3/12" office:value-type="float" office:value="0.25" calcext:value-type="float">
            <text:p>0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01]+[.CL101]/24+[.CM101]/48+[.CN101]/48" office:value-type="float" office:value="0.25" calcext:value-type="float">
            <text:p>0,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3" office:value-type="string" calcext:value-type="string">
            <text:p>Devesset, in quoquina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Casalibus</text:p>
          </table:table-cell>
          <table:table-cell table:style-name="ce11" office:value-type="string" calcext:value-type="string">
            <text:p>Johanne Meruli</text:p>
          </table:table-cell>
          <table:table-cell table:style-name="ce11" office:value-type="string" calcext:value-type="string">
            <text:p>Petro Del Cros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4" table:style-name="ce7" office:value-type="string" calcext:value-type="string">
            <text:p>Non</text:p>
          </table:table-cell>
          <table:table-cell table:number-columns-repeated="14" table:style-name="ce2" office:value-type="string" calcext:value-type="string">
            <text:p>Non</text:p>
          </table:table-cell>
          <table:table-cell table:style-name="ce7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Prat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02]/8+[.BL102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02]+[.BO102]/2+[.BP102]/8+[.BQ102]/16+[.BR102]/4+[.BS102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02]+[.BW102]/2+[.BX102]/8+[.BY102]/16+[.BZ102]/4+[.CB102]/32+[.CC102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um</text:p>
          </table:table-cell>
          <table:table-cell table:style-name="ce2" table:formula="of:=3/12" office:value-type="float" office:value="0.25" calcext:value-type="float">
            <text:p>0,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K102]+[.CL102]/24+[.CM102]/48+[.CN102]/48" office:value-type="float" office:value="0.270833333333333" calcext:value-type="float">
            <text:p>0,2708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one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. Gastonis domicellis</text:p>
          </table:table-cell>
          <table:table-cell table:style-name="ce11" office:value-type="string" calcext:value-type="string">
            <text:p>Andree de Galibertis</text:p>
          </table:table-cell>
          <table:table-cell table:style-name="ce11" table:number-columns-repeated="3"/>
          <table:table-cell table:style-name="ce2" office:value-type="string" calcext:value-type="string">
            <text:p>In compositione inter domus Devesseti et Guillermi de Pictano</text:p>
          </table:table-cell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 ad omnimodas voluntat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ossessiones</text:p>
          </table:table-cell>
          <table:table-cell table:style-name="ce2" office:value-type="string" calcext:value-type="string">
            <text:p>Loco et territorio de Masalibrant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7" table:formula="of:=1/16" office:value-type="float" office:value="0.0625" calcext:value-type="float">
            <text:p>0,06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03]/8+[.BL103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/8" office:value-type="float" office:value="1.125" calcext:value-type="float">
            <text:p>1,12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03]+[.BO103]/2+[.BP103]/8+[.BQ103]/16+[.BR103]/4+[.BS103]/32)*39" office:value-type="float" office:value="5.484375" calcext:value-type="float">
            <text:p>5,4843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4+1/8" office:value-type="float" office:value="0.375" calcext:value-type="float">
            <text:p>0,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03]+[.BW103]/2+[.BX103]/8+[.BY103]/16+[.BZ103]/4+[.CB103]/32+[.CC103]/16)*39" office:value-type="float" office:value="1.828125" calcext:value-type="float">
            <text:p>1,8281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4/12" office:value-type="float" office:value="0.333333333333333" calcext:value-type="float">
            <text:p>0,333333333333333</text:p>
          </table:table-cell>
          <table:table-cell table:style-name="ce2" table:formula="of:=1+1/4" office:value-type="float" office:value="1.25" calcext:value-type="float">
            <text:p>1,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K103]+[.CL103]/24+[.CM103]/48+[.CN103]/48" office:value-type="float" office:value="0.40625" calcext:value-type="float">
            <text:p>0,406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uillermo Blacha domicelli</text:p>
          </table:table-cell>
          <table:table-cell table:style-name="ce11" office:value-type="string" calcext:value-type="string">
            <text:p>Johannete Gasteo de Olenis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26" table:style-name="ce7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string" calcext:value-type="string">
            <text:p>Non</text:p>
          </table:table-cell>
          <table:table-cell table:style-name="ce7" office:value-type="string" calcext:value-type="string">
            <text:p>Non</text:p>
          </table:table-cell>
          <table:table-cell table:style-name="ce11" office:value-type="string" calcext:value-type="string">
            <text:p>Non debet facere literam de presente <text:span text:style-name="T1">nooa</text:span></text:p>
          </table:table-cell>
          <table:table-cell table:style-name="ce2" table:number-columns-repeated="2"/>
          <table:table-cell table:style-name="ce2" office:value-type="string" calcext:value-type="string">
            <text:p>Sœur</text:p>
          </table:table-cell>
          <table:table-cell table:style-name="ce7" office:value-type="string" calcext:value-type="string">
            <text:p>Fay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04]/8+[.BL104]/4)*3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N104]+[.BO104]/2+[.BP104]/8+[.BQ104]/16+[.BR104]/4+[.BS104]/32)*39" office:value-type="float" office:value="19.5" calcext:value-type="float">
            <text:p>19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04]+[.BW104]/2+[.BX104]/8+[.BY104]/16+[.BZ104]/4+[.CB104]/32+[.CC104]/16)*39" office:value-type="float" office:value="58.5" calcext:value-type="float">
            <text:p>58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Masacgio</text:p>
          </table:table-cell>
          <table:table-cell table:style-name="ce2" table:formula="of:=5/12" office:value-type="float" office:value="0.416666666666667" calcext:value-type="float">
            <text:p>0,41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04]+[.CL104]/24+[.CM104]/48+[.CN104]/48" office:value-type="float" office:value="0.416666666666667" calcext:value-type="float">
            <text:p>0,41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493" calcext:value-type="float">
            <text:p>1493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Fevrier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2 pratum</text:p>
          </table:table-cell>
          <table:table-cell table:style-name="ce2"/>
          <table:table-cell table:style-name="ce2" office:value-type="string" calcext:value-type="string">
            <text:p>Frère</text:p>
          </table:table-cell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05]/8+[.BL105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05]+[.BO105]/2+[.BP105]/8+[.BQ105]/16+[.BR105]/4+[.BS105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05]+[.BW105]/2+[.BX105]/8+[.BY105]/16+[.BZ105]/4+[.CB105]/32+[.CC105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Duarum prati</text:p>
          </table:table-cell>
          <table:table-cell table:style-name="ce2" table:formula="of:=6/1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05]+[.CL105]/24+[.CM105]/48+[.CN105]/48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3" office:value-type="string" calcext:value-type="string">
            <text:p>Devesset, in quoquina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Casalibus</text:p>
          </table:table-cell>
          <table:table-cell table:style-name="ce11" office:value-type="string" calcext:value-type="string">
            <text:p>Johanne Meruli</text:p>
          </table:table-cell>
          <table:table-cell table:style-name="ce11" office:value-type="string" calcext:value-type="string">
            <text:p>Petro Del Cros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4" table:style-name="ce7" office:value-type="string" calcext:value-type="string">
            <text:p>Non</text:p>
          </table:table-cell>
          <table:table-cell table:number-columns-repeated="14" table:style-name="ce2" office:value-type="string" calcext:value-type="string">
            <text:p>Non</text:p>
          </table:table-cell>
          <table:table-cell table:style-name="ce7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Pratum</text:p>
          </table:table-cell>
          <table:table-cell table:style-name="ce2"/>
          <table:table-cell table:style-name="ce2" office:value-type="string" calcext:value-type="string">
            <text:p>Frère</text:p>
          </table:table-cell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06]/8+[.BL106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06]+[.BO106]/2+[.BP106]/8+[.BQ106]/16+[.BR106]/4+[.BS106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06]+[.BW106]/2+[.BX106]/8+[.BY106]/16+[.BZ106]/4+[.CB106]/32+[.CC106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um</text:p>
          </table:table-cell>
          <table:table-cell table:style-name="ce2" table:formula="of:=9/12" office:value-type="float" office:value="0.75" calcext:value-type="float">
            <text:p>0,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06]+[.CL106]/24+[.CM106]/48+[.CN106]/48" office:value-type="float" office:value="0.75" calcext:value-type="float">
            <text:p>0,7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one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. Gastonis domicellis</text:p>
          </table:table-cell>
          <table:table-cell table:style-name="ce11" office:value-type="string" calcext:value-type="string">
            <text:p>Andree de Galibertis</text:p>
          </table:table-cell>
          <table:table-cell table:style-name="ce11" table:number-columns-repeated="3"/>
          <table:table-cell table:style-name="ce2" office:value-type="string" calcext:value-type="string">
            <text:p>In compositione inter domus Devesseti et Guillermi de Pictano</text:p>
          </table:table-cell>
        </table:table-row>
        <table:table-row table:style-name="ro1">
          <table:table-cell table:style-name="ce1" office:value-type="float" office:value="1492" calcext:value-type="float">
            <text:p>1492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Fevrier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7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5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etiam terre + lenata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07]/8+[.BL107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07]+[.BO107]/2+[.BP107]/8+[.BQ107]/16+[.BR107]/4+[.BS107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07]+[.BW107]/2+[.BX107]/8+[.BY107]/16+[.BZ107]/4+[.CB107]/32+[.CC107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etie terra + lenata</text:p>
          </table:table-cell>
          <table:table-cell table:style-name="ce2" table:formula="of:=3/12+6/12" office:value-type="float" office:value="0.75" calcext:value-type="float">
            <text:p>0,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07]+[.CL107]/24+[.CM107]/48+[.CN107]/48" office:value-type="float" office:value="0.75" calcext:value-type="float">
            <text:p>0,7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3" office:value-type="string" calcext:value-type="string">
            <text:p>Devesset, in quoquina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Casalibus</text:p>
          </table:table-cell>
          <table:table-cell table:style-name="ce11" office:value-type="string" calcext:value-type="string">
            <text:p>Johanne Meruli</text:p>
          </table:table-cell>
          <table:table-cell table:style-name="ce11" office:value-type="string" calcext:value-type="string">
            <text:p>Petro Del Cros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541" calcext:value-type="float">
            <text:p>154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omum + 2 pratum + ortum + terram + creysementum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08]/8+[.BL108]/4)*3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N108]+[.BO108]/2+[.BP108]/8+[.BQ108]/16+[.BR108]/4+[.BS108]/32)*39" office:value-type="float" office:value="19.5" calcext:value-type="float">
            <text:p>19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/3" office:value-type="float" office:value="0.333333333333333" calcext:value-type="float">
            <text:p>0,33333333333333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08]+[.BW108]/2+[.BX108]/8+[.BY108]/16+[.BZ108]/4+[.CB108]/32+[.CC108]/16)*39" office:value-type="float" office:value="21.125" calcext:value-type="float">
            <text:p>21,1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Domum, ortum &amp; terram + pratum &amp; creysementum + pratum</text:p>
          </table:table-cell>
          <table:table-cell table:style-name="ce2" table:formula="of:=8/12+4/1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08]+[.CL108]/24+[.CM108]/48+[.CN108]/4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ors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Girardi clerico</text:p>
          </table:table-cell>
          <table:table-cell table:style-name="ce11" office:value-type="string" calcext:value-type="string">
            <text:p>Johanne Sabaterii</text:p>
          </table:table-cell>
          <table:table-cell table:style-name="ce11" office:value-type="string" calcext:value-type="string">
            <text:p>Al' Chambo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583" calcext:value-type="float">
            <text:p>158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stractus emphiteotari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asale + ouchiam + 4 pratam</text:p>
          </table:table-cell>
          <table:table-cell table:style-name="ce2" office:value-type="string" calcext:value-type="string">
            <text:p>Territorio de la Vileta</text:p>
          </table:table-cell>
          <table:table-cell table:style-name="ce2"/>
          <table:table-cell table:style-name="ce7" office:value-type="string" calcext:value-type="string">
            <text:p>Devesset</text:p>
          </table:table-cell>
          <table:table-cell table:style-name="ce7" table:formula="of:=1/6" office:value-type="float" office:value="0.166666666666667" calcext:value-type="float">
            <text:p>0,16666666666666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09]/8+[.BL109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09]+[.BO109]/2+[.BP109]/8+[.BQ109]/16+[.BR109]/4+[.BS109]/32)*39" office:value-type="float" office:value="4.875" calcext:value-type="float">
            <text:p>4,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09]+[.BW109]/2+[.BX109]/8+[.BY109]/16+[.BZ109]/4+[.CB109]/32+[.CC109]/16)*39" office:value-type="float" office:value="2.4375" calcext:value-type="float">
            <text:p>2,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Casale</text:p>
          </table:table-cell>
          <table:table-cell table:style-name="ce2" table:formula="of:=12/1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09]+[.CL109]/24+[.CM109]/48+[.CN109]/4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juridictione mandamentum et de mandamento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Anthonio Chambonis</text:p>
          </table:table-cell>
          <table:table-cell table:style-name="ce11" office:value-type="string" calcext:value-type="string">
            <text:p>Pascalono de Lartanda Villa Nova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551" calcext:value-type="float">
            <text:p>155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stractus emphiteotar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omum + 2 ortum + ouchiam + + possessiones 5 petiam + passatam + 2 pasturale + pascua</text:p>
          </table:table-cell>
          <table:table-cell table:style-name="ce2" office:value-type="string" calcext:value-type="string">
            <text:p>Territorio loci de la Valeta Ribrant</text:p>
          </table:table-cell>
          <table:table-cell table:style-name="ce2"/>
          <table:table-cell table:style-name="ce7" office:value-type="string" calcext:value-type="string">
            <text:p>Devess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10]/8+[.BL110]/4)*3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N110]+[.BO110]/2+[.BP110]/8+[.BQ110]/16+[.BR110]/4+[.BS110]/32)*39" office:value-type="float" office:value="29.25" calcext:value-type="float">
            <text:p>29,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10]+[.BW110]/2+[.BX110]/8+[.BY110]/16+[.BZ110]/4+[.CB110]/32+[.CC110]/16)*39" office:value-type="float" office:value="4.875" calcext:value-type="float">
            <text:p>4,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Domum, ortum &amp; ouchiam</text:p>
          </table:table-cell>
          <table:table-cell table:style-name="ce2" table:formula="of:=12/1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10]+[.CL110]/24+[.CM110]/48+[.CN110]/4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In mandamento et de mendamento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Bartholomeo Fabri de Montefolcont Peneterio </text:p>
          </table:table-cell>
          <table:table-cell table:style-name="ce11" office:value-type="string" calcext:value-type="string">
            <text:p>Andree de Espaetis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582" calcext:value-type="float">
            <text:p>158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</text:p>
          </table:table-cell>
          <table:table-cell table:style-name="ce2"/>
          <table:table-cell table:style-name="ce2" office:value-type="string" calcext:value-type="string">
            <text:p>No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string" calcext:value-type="string">
            <text:p>No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asale + ortum + 5 petiam + pratum + possessiones</text:p>
          </table:table-cell>
          <table:table-cell table:style-name="ce2" office:value-type="string" calcext:value-type="string">
            <text:p>Territorio de la Vileta</text:p>
          </table:table-cell>
          <table:table-cell table:style-name="ce2" office:value-type="string" calcext:value-type="string">
            <text:p>Fils</text:p>
          </table:table-cell>
          <table:table-cell table:style-name="ce7" office:value-type="string" calcext:value-type="string">
            <text:p>Devesset</text:p>
          </table:table-cell>
          <table:table-cell table:style-name="ce7" table:formula="of:=1/6" office:value-type="float" office:value="0.166666666666667" calcext:value-type="float">
            <text:p>0,16666666666666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11]/8+[.BL111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11]+[.BO111]/2+[.BP111]/8+[.BQ111]/16+[.BR111]/4+[.BS111]/32)*39" office:value-type="float" office:value="4.875" calcext:value-type="float">
            <text:p>4,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11]+[.BW111]/2+[.BX111]/8+[.BY111]/16+[.BZ111]/4+[.CB111]/32+[.CC111]/16)*39" office:value-type="float" office:value="2.4375" calcext:value-type="float">
            <text:p>2,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um + casale</text:p>
          </table:table-cell>
          <table:table-cell table:style-name="ce2" table:formula="of:=12/1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11]+[.CL111]/24+[.CM111]/48+[.CN111]/4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 + pratum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In mandamento et de mendamento juridictione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ireto de Montabonel</text:p>
          </table:table-cell>
          <table:table-cell table:style-name="ce11" office:value-type="string" calcext:value-type="string">
            <text:p>Michaele de Las Fontetas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501" calcext:value-type="float">
            <text:p>1501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Fevrier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Medietatem prati</text:p>
          </table:table-cell>
          <table:table-cell table:style-name="ce2"/>
          <table:table-cell table:style-name="ce2" office:value-type="string" calcext:value-type="string">
            <text:p>Sœur</text:p>
          </table:table-cell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12]/8+[.BL112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12]+[.BO112]/2+[.BP112]/8+[.BQ112]/16+[.BR112]/4+[.BS112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12]+[.BW112]/2+[.BX112]/8+[.BY112]/16+[.BZ112]/4+[.CB112]/32+[.CC112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Medietatem prati</text:p>
          </table:table-cell>
          <table:table-cell table:style-name="ce2" table:formula="of:=13/12" office:value-type="float" office:value="1.08333333333333" calcext:value-type="float">
            <text:p>1,083333333333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112]+[.CL112]/24+[.CM112]/48+[.CN112]/48" office:value-type="float" office:value="1.125" calcext:value-type="float">
            <text:p>1,1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3" office:value-type="string" calcext:value-type="string">
            <text:p>Devesset, in quoquina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Casalibus</text:p>
          </table:table-cell>
          <table:table-cell table:style-name="ce11" office:value-type="string" calcext:value-type="string">
            <text:p>Johanne Meruli</text:p>
          </table:table-cell>
          <table:table-cell table:style-name="ce11" office:value-type="string" calcext:value-type="string">
            <text:p>Petro Del Cros</text:p>
          </table:table-cell>
          <table:table-cell table:number-columns-repeated="3"/>
        </table:table-row>
        <table:table-row table:style-name="ro1">
          <table:table-cell table:style-name="ce1" office:value-type="float" office:value="1571" calcext:value-type="float">
            <text:p>157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stractus emphiteotarii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N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omum + ortum + 6 petiam + possessiones + pratum + pasturale</text:p>
          </table:table-cell>
          <table:table-cell table:style-name="ce2" office:value-type="string" calcext:value-type="string">
            <text:p>Territorio et loco de la Valeta</text:p>
          </table:table-cell>
          <table:table-cell table:style-name="ce2" office:value-type="string" calcext:value-type="string">
            <text:p>Femme</text:p>
          </table:table-cell>
          <table:table-cell table:style-name="ce7" office:value-type="string" calcext:value-type="string">
            <text:p>Devesset</text:p>
          </table:table-cell>
          <table:table-cell table:style-name="ce7" table:formula="of:=1/5" office:value-type="float" office:value="0.2" calcext:value-type="float">
            <text:p>0,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13]/8+[.BL113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13]+[.BO113]/2+[.BP113]/8+[.BQ113]/16+[.BR113]/4+[.BS113]/32)*39" office:value-type="float" office:value="7.3125" calcext:value-type="float">
            <text:p>7,31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13]+[.BW113]/2+[.BX113]/8+[.BY113]/16+[.BZ113]/4+[.CB113]/32+[.CC113]/16)*39" office:value-type="float" office:value="2.4375" calcext:value-type="float">
            <text:p>2,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4/12" office:value-type="float" office:value="1.16666666666667" calcext:value-type="float">
            <text:p>1,1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13]+[.CL113]/24+[.CM113]/48+[.CN113]/48" office:value-type="float" office:value="1.16666666666667" calcext:value-type="float">
            <text:p>1,1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 + nemore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In mandamento et de mendamento juridictione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ne de Malatrait</text:p>
          </table:table-cell>
          <table:table-cell table:style-name="ce11" office:value-type="string" calcext:value-type="string">
            <text:p>Vitale de Lapaslissa de Ruppe Paula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1" office:value-type="float" office:value="1601" calcext:value-type="float">
            <text:p>160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5 terram + 2 pratum + pasturale + jus + jus terre + jus calme + partem orti + orto</text:p>
          </table:table-cell>
          <table:table-cell table:style-name="ce2" table:number-columns-repeated="2"/>
          <table:table-cell table:style-name="ce7" office:value-type="string" calcext:value-type="string">
            <text:p>Borzeza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14]/8+[.BL114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+1/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[.BN114]+[.BO114]/2+[.BP114]/8+[.BQ114]/16+[.BR114]/4+[.BS114]/32)*39" office:value-type="float" office:value="6.09375" calcext:value-type="float">
            <text:p>6,093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14]+[.BW114]/2+[.BX114]/8+[.BY114]/16+[.BZ114]/4+[.CB114]/32+[.CC114]/16)*39" office:value-type="float" office:value="2.4375" calcext:value-type="float">
            <text:p>2,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Orto + terra</text:p>
          </table:table-cell>
          <table:table-cell table:style-name="ce2" table:formula="of:=15/12" office:value-type="float" office:value="1.25" calcext:value-type="float">
            <text:p>1,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K114]+[.CL114]/24+[.CM114]/48+[.CN114]/48" office:value-type="float" office:value="1.27083333333333" calcext:value-type="float">
            <text:p>1,2708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mandamento et infra mandamento et juridictione castri Devesset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Vitale Sanhas</text:p>
          </table:table-cell>
          <table:table-cell table:style-name="ce11" office:value-type="string" calcext:value-type="string">
            <text:p>Bertranda Bruni de Chalmetis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stractus emphiteo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3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Manso et territorio de Masalibrant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7" table:formula="of:=1/4" office:value-type="float" office:value="0.25" calcext:value-type="float">
            <text:p>0,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15]/8+[.BL115]/4)*3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15]+[.BO115]/2+[.BP115]/8+[.BQ115]/16+[.BR115]/4+[.BS115]/32)*39" office:value-type="float" office:value="21.9375" calcext:value-type="float">
            <text:p>21,93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/2" office:value-type="float" office:value="1.5" calcext:value-type="float">
            <text:p>1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15]+[.BW115]/2+[.BX115]/8+[.BY115]/16+[.BZ115]/4+[.CB115]/32+[.CC115]/16)*39" office:value-type="float" office:value="7.3125" calcext:value-type="float">
            <text:p>7,31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8/1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115]+[.CL115]/24+[.CM115]/48+[.CN115]/48" office:value-type="float" office:value="1.54166666666667" calcext:value-type="float">
            <text:p>1,541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uillermo Blacha domicelli</text:p>
          </table:table-cell>
          <table:table-cell table:style-name="ce11" office:value-type="string" calcext:value-type="string">
            <text:p>Johannete Gasteo de Olenis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451" calcext:value-type="float">
            <text:p>1451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Fevrier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Bien au nom Martinus</text:p>
          </table:table-cell>
          <table:table-cell table:style-name="ce2" office:value-type="string" calcext:value-type="string">
            <text:p>Terra</text:p>
          </table:table-cell>
          <table:table-cell table:style-name="ce2" office:value-type="string" calcext:value-type="string">
            <text:p>Loco et territorio de la Costa</text:p>
          </table:table-cell>
          <table:table-cell table:style-name="ce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16]/8+[.BL116]/4)*3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16]+[.BO116]/2+[.BP116]/8+[.BQ116]/16+[.BR116]/4+[.BS116]/32)*39" office:value-type="float" office:value="2.4375" calcext:value-type="float">
            <text:p>2,43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1+1/2+1/10" office:value-type="float" office:value="1.6" calcext:value-type="float">
            <text:p>1,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16]+[.BW116]/2+[.BX116]/8+[.BY116]/16+[.BZ116]/4+[.CB116]/32+[.CC116]/16)*39" office:value-type="float" office:value="3.9" calcext:value-type="float">
            <text:p>3,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Terra</text:p>
          </table:table-cell>
          <table:table-cell table:style-name="ce2" table:formula="of:=20/12" office:value-type="float" office:value="1.66666666666667" calcext:value-type="float">
            <text:p>1,666666666666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+1/2" office:value-type="float" office:value="1.5" calcext:value-type="float">
            <text:p>1,5</text:p>
          </table:table-cell>
          <table:table-cell table:style-name="ce2" table:formula="of:=[.CK116]+[.CL116]/24+[.CM116]/48+[.CN116]/48" office:value-type="float" office:value="1.69791666666667" calcext:value-type="float">
            <text:p>1,69791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/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In mandamentum et de mandamento castri Devesseti</text:p>
          </table:table-cell>
          <table:table-cell table:style-name="ce1" office:value-type="string" calcext:value-type="string">
            <text:p>Devesset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Religioso viro fratre Johanne Meuli Hospitalis</text:p>
          </table:table-cell>
          <table:table-cell table:style-name="ce11" office:value-type="string" calcext:value-type="string">
            <text:p>Bernardo de Ruppe clerico</text:p>
          </table:table-cell>
          <table:table-cell table:style-name="ce11" office:value-type="string" calcext:value-type="string">
            <text:p>Petro Duneria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561" calcext:value-type="float">
            <text:p>156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olim inter predecessores Peyruchonus et predecessores domini preceptor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No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omum + pratum + 2 ortum + 4 petia + campum + pasturale + possessiones</text:p>
          </table:table-cell>
          <table:table-cell table:style-name="ce2" office:value-type="string" calcext:value-type="string">
            <text:p>Territorio de la Valeta</text:p>
          </table:table-cell>
          <table:table-cell table:style-name="ce2" office:value-type="string" calcext:value-type="string">
            <text:p>Frère</text:p>
          </table:table-cell>
          <table:table-cell table:style-name="ce7" office:value-type="string" calcext:value-type="string">
            <text:p>Devess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17]/8+[.BL117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3+1/2" office:value-type="float" office:value="3.5" calcext:value-type="float">
            <text:p>3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17]+[.BO117]/2+[.BP117]/8+[.BQ117]/16+[.BR117]/4+[.BS117]/32)*39" office:value-type="float" office:value="17.0625" calcext:value-type="float">
            <text:p>17,06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17]+[.BW117]/2+[.BX117]/8+[.BY117]/16+[.BZ117]/4+[.CB117]/32+[.CC117]/16)*39" office:value-type="float" office:value="4.875" calcext:value-type="float">
            <text:p>4,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Domum + pratum</text:p>
          </table:table-cell>
          <table:table-cell table:style-name="ce2" table:formula="of:=22/12" office:value-type="float" office:value="1.83333333333333" calcext:value-type="float">
            <text:p>1,8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17]+[.CL117]/24+[.CM117]/48+[.CN117]/48" office:value-type="float" office:value="1.83333333333333" calcext:value-type="float">
            <text:p>1,8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 + <text:span text:style-name="T5">terres</text:span>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o et mandamentum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Bartholomeo Fabri de Montefolcont Peneterio </text:p>
          </table:table-cell>
          <table:table-cell table:style-name="ce11" office:value-type="string" calcext:value-type="string">
            <text:p>Andree de Espaetis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472" calcext:value-type="float">
            <text:p>1472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Fevrier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4"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9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omum + 3 peatiae + 3 prati + 3 terrae + jus terram + 2 nemus + partem petia + partem patile</text:p>
          </table:table-cell>
          <table:table-cell table:style-name="ce2"/>
          <table:table-cell table:style-name="ce2" office:value-type="string" calcext:value-type="string">
            <text:p>Belle-mère</text:p>
          </table:table-cell>
          <table:table-cell table:style-name="ce7" office:value-type="string" calcext:value-type="string">
            <text:p>Devesset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18]/8+[.BL118]/4)*3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[.BN118]+[.BO118]/2+[.BP118]/8+[.BQ118]/16+[.BR118]/4+[.BS118]/32)*39" office:value-type="float" office:value="3.046875" calcext:value-type="float">
            <text:p>3,046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[.BV118]+[.BW118]/2+[.BX118]/8+[.BY118]/16+[.BZ118]/4+[.CB118]/32+[.CC118]/16)*39" office:value-type="float" office:value="3.046875" calcext:value-type="float">
            <text:p>3,046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Censu de Pupart</text:p>
          </table:table-cell>
          <table:table-cell table:style-name="ce2" table:formula="of:=2+2/12" office:value-type="float" office:value="2.16666666666667" calcext:value-type="float">
            <text:p>2,1666666666666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K118]+[.CL118]/24+[.CM118]/48+[.CN118]/48" office:value-type="float" office:value="2.21875" calcext:value-type="float">
            <text:p>2,218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/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juridictione domus Devesseti</text:p>
          </table:table-cell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stractus emphiteo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6" table:style-name="ce2" office:value-type="string" calcext:value-type="string">
            <text:p>Non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omum + 2 pratum + 2 ortum + 8 petiae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19]/8+[.BL119]/4)*3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N119]+[.BO119]/2+[.BP119]/8+[.BQ119]/16+[.BR119]/4+[.BS119]/32)*39" office:value-type="float" office:value="19.5" calcext:value-type="float">
            <text:p>19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V119]+[.BW119]/2+[.BX119]/8+[.BY119]/16+[.BZ119]/4+[.CB119]/32+[.CC119]/16)*39" office:value-type="float" office:value="9.75" calcext:value-type="float">
            <text:p>9,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Domum + duorum prati</text:p>
          </table:table-cell>
          <table:table-cell table:style-name="ce2" table:formula="of:=2+10/12" office:value-type="float" office:value="2.83333333333333" calcext:value-type="float">
            <text:p>2,8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19]+[.CL119]/24+[.CM119]/48+[.CN119]/48" office:value-type="float" office:value="2.83333333333333" calcext:value-type="float">
            <text:p>2,8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o et de mandamentum juridictione domus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ne de La Valeta</text:p>
          </table:table-cell>
          <table:table-cell table:style-name="ce11" office:value-type="string" calcext:value-type="string">
            <text:p>Petro Girardi clerico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845" calcext:value-type="float">
            <text:p>1845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3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Loco et territorio de Masalibrant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20]/8+[.BL120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20]+[.BO120]/2+[.BP120]/8+[.BQ120]/16+[.BR120]/4+[.BS120]/32)*39" office:value-type="float" office:value="24.375" calcext:value-type="float">
            <text:p>24,3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/2" office:value-type="float" office:value="1.5" calcext:value-type="float">
            <text:p>1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20]+[.BW120]/2+[.BX120]/8+[.BY120]/16+[.BZ120]/4+[.CB120]/32+[.CC120]/16)*39" office:value-type="float" office:value="7.3125" calcext:value-type="float">
            <text:p>7,31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3+3/12" office:value-type="float" office:value="3.25" calcext:value-type="float">
            <text:p>3,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120]+[.CL120]/24+[.CM120]/48+[.CN120]/48" office:value-type="float" office:value="3.29166666666667" calcext:value-type="float">
            <text:p>3,291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Bernardo de Ruppe clerico</text:p>
          </table:table-cell>
          <table:table-cell table:style-name="ce11" office:value-type="string" calcext:value-type="string">
            <text:p>Fratre Petro de Casalibus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463" calcext:value-type="float">
            <text:p>1463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Fevrier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5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os</text:p>
          </table:table-cell>
          <table:table-cell table:style-name="ce2" office:value-type="string" calcext:value-type="string">
            <text:p>Territorio de Rilhac et de Ruppe</text:p>
          </table:table-cell>
          <table:table-cell table:style-name="ce2" office:value-type="string" calcext:value-type="string">
            <text:p>Sœur</text:p>
          </table:table-cell>
          <table:table-cell table:style-name="ce7" office:value-type="string" calcext:value-type="string">
            <text:p>Devesset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21]/8+[.BL121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21]+[.BO121]/2+[.BP121]/8+[.BQ121]/16+[.BR121]/4+[.BS121]/32)*39" office:value-type="float" office:value="17.0625" calcext:value-type="float">
            <text:p>17,06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/2" office:value-type="float" office:value="1.5" calcext:value-type="float">
            <text:p>1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21]+[.BW121]/2+[.BX121]/8+[.BY121]/16+[.BZ121]/4+[.CB121]/32+[.CC121]/16)*39" office:value-type="float" office:value="7.3125" calcext:value-type="float">
            <text:p>7,31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3+7/12" office:value-type="float" office:value="3.58333333333333" calcext:value-type="float">
            <text:p>3,583333333333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121]+[.CL121]/24+[.CM121]/48+[.CN121]/48" office:value-type="float" office:value="3.625" calcext:value-type="float">
            <text:p>3,6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/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o et in mandamentum et de juridictione castri Devesseti</text:p>
          </table:table-cell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462" calcext:value-type="float">
            <text:p>1462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Fevrier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/>
          <table:table-cell table:number-columns-repeated="5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9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os</text:p>
          </table:table-cell>
          <table:table-cell table:style-name="ce2" office:value-type="string" calcext:value-type="string">
            <text:p>Tenemento seu loco de Rilhac</text:p>
          </table:table-cell>
          <table:table-cell table:style-name="ce2" office:value-type="string" calcext:value-type="string">
            <text:p>Frère</text:p>
          </table:table-cell>
          <table:table-cell table:style-name="ce7" office:value-type="string" calcext:value-type="string">
            <text:p>Devesset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22]/8+[.BL122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22]+[.BO122]/2+[.BP122]/8+[.BQ122]/16+[.BR122]/4+[.BS122]/32)*39" office:value-type="float" office:value="17.0625" calcext:value-type="float">
            <text:p>17,06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/2" office:value-type="float" office:value="1.5" calcext:value-type="float">
            <text:p>1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22]+[.BW122]/2+[.BX122]/8+[.BY122]/16+[.BZ122]/4+[.CB122]/32+[.CC122]/16)*39" office:value-type="float" office:value="7.3125" calcext:value-type="float">
            <text:p>7,31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3+7/12" office:value-type="float" office:value="3.58333333333333" calcext:value-type="float">
            <text:p>3,583333333333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122]+[.CL122]/24+[.CM122]/48+[.CN122]/48" office:value-type="float" office:value="3.625" calcext:value-type="float">
            <text:p>3,6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table:number-columns-repeated="2"/>
          <table:table-cell table:style-name="ce2" office:value-type="string" calcext:value-type="string">
            <text:p>In mandamentum et infra mandamentum juridictione domus Devesseti</text:p>
          </table:table-cell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Raynaud de Fay</text:p>
          </table:table-cell>
          <table:table-cell table:style-name="ce3" office:value-type="string" calcext:value-type="string">
            <text:p>Homo-licgius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4"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7" office:value-type="string" calcext:value-type="string">
            <text:p>Partum [-]rii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23]/8+[.BL123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23]+[.BO123]/2+[.BP123]/8+[.BQ123]/16+[.BR123]/4+[.BS123]/32)*3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[.BV123]+[.BW123]/2+[.BX123]/8+[.BY123]/16+[.BZ123]/4+[.CB123]/32+[.CC123]/16)*39" office:value-type="float" office:value="15.84375" calcext:value-type="float">
            <text:p>15,8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23]+[.CL123]/24+[.CM123]/48+[.CN123]/48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dominio et senhoria</text:p>
          </table:table-cell>
          <table:table-cell table:style-name="ce2" office:value-type="string" calcext:value-type="string">
            <text:p>Domus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uillermo Grosseti</text:p>
          </table:table-cell>
          <table:table-cell table:style-name="ce11" office:value-type="string" calcext:value-type="string">
            <text:p>Jacobo del Ferre Sartori parrochie Sancti Baschi</text:p>
          </table:table-cell>
          <table:table-cell table:style-name="ce11" table:number-columns-repeated="3"/>
          <table:table-cell table:style-name="ce2" office:value-type="string" calcext:value-type="string">
            <text:p>Quadam compositione ?</text:p>
          </table:table-cell>
        </table:table-row>
        <table:table-row table:style-name="ro1"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8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Domum + ortum + ouchiam + 2 prati + 2 partem pasturale + 1 partem prati + 1 patem pasturalium communum + pasturalibus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24]/8+[.BL124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24]+[.BO124]/2+[.BP124]/8+[.BQ124]/16+[.BR124]/4+[.BS124]/32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+1/2" office:value-type="float" office:value="1" calcext:value-type="float">
            <text:p>1</text:p>
          </table:table-cell>
          <table:table-cell table:style-name="ce7" table:formula="of:=1+1/3+1+1/5" office:value-type="float" office:value="2.53333333333333" calcext:value-type="float">
            <text:p>2,53333333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24]+[.BW124]/2+[.BX124]/8+[.BY124]/16+[.BZ124]/4+[.CB124]/32+[.CC124]/16)*39" office:value-type="float" office:value="11.05" calcext:value-type="float">
            <text:p>11,0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Domum + partem pasturale + partem pasturale et pratorum + duorum prati + pasturalibus + partem pasturalium communum</text:p>
          </table:table-cell>
          <table:table-cell table:style-name="ce2" table:formula="of:=5+4/12" office:value-type="float" office:value="5.33333333333333" calcext:value-type="float">
            <text:p>5,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24]+[.CL124]/24+[.CM124]/48+[.CN124]/48" office:value-type="float" office:value="5.33333333333333" calcext:value-type="float">
            <text:p>5,33333333333333</text:p>
          </table:table-cell>
          <table:table-cell table:style-name="ce2" table:formula="of:=4/12" office:value-type="float" office:value="0.333333333333333" calcext:value-type="float">
            <text:p>0,333333333333333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In mandamentum et de mandamento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oncio Raynaudi de Ruppe Paula</text:p>
          </table:table-cell>
          <table:table-cell table:style-name="ce11" office:value-type="string" calcext:value-type="string">
            <text:p>Guillermo Badelhi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/>
          <table:table-cell table:number-columns-repeated="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ut alii mensi dicti mansi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7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3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Loco et territorio de Paulhac</text:p>
          </table:table-cell>
          <table:table-cell table:style-name="ce2" office:value-type="string" calcext:value-type="string">
            <text:p>Enfants</text:p>
          </table:table-cell>
          <table:table-cell table:style-name="ce7" office:value-type="string" calcext:value-type="string">
            <text:p>Borzez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125]/8+[.BL125]/4)*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10+1/6" office:value-type="float" office:value="10.1666666666667" calcext:value-type="float">
            <text:p>10,166666666666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125]+[.BO125]/2+[.BP125]/8+[.BQ125]/16+[.BR125]/4+[.BS125]/32)*39" office:value-type="float" office:value="49.5625" calcext:value-type="float">
            <text:p>49,56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,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BV125]+[.BW125]/2+[.BX125]/8+[.BY125]/16+[.BZ125]/4+[.CB125]/32+[.CC125]/16)*39" office:value-type="float" office:value="17.0625" calcext:value-type="float">
            <text:p>17,06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Unam seytoratam prati vocati prati soleyra</text:p>
          </table:table-cell>
          <table:table-cell table:style-name="ce2" table:formula="of:=4/12+5" office:value-type="float" office:value="5.33333333333333" calcext:value-type="float">
            <text:p>5,333333333333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CK125]+[.CL125]/24+[.CM125]/48+[.CN125]/48" office:value-type="float" office:value="5.33333333333333" calcext:value-type="float">
            <text:p>5,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filio Poncii de Paulhac</text:p>
          </table:table-cell>
          <table:table-cell table:style-name="ce11" office:value-type="string" calcext:value-type="string">
            <text:p>Andree de Jalibertis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581" calcext:value-type="float">
            <text:p>158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Aquisivit a Laurenti de Montabonel cum prate sua</text:p>
          </table:table-cell>
          <table:table-cell table:style-name="ce2" office:value-type="string" calcext:value-type="string">
            <text:p>Domum + prati + 2 possessiones + Bessaam + petia</text:p>
          </table:table-cell>
          <table:table-cell table:style-name="ce2"/>
          <table:table-cell table:style-name="ce2" office:value-type="string" calcext:value-type="string">
            <text:p>Frère</text:p>
          </table:table-cell>
          <table:table-cell table:style-name="ce7" office:value-type="string" calcext:value-type="string">
            <text:p>Devesset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([.BK126]/8+[.BL126]/4)*39" office:value-type="float" office:value="9.75" calcext:value-type="float">
            <text:p>9,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26]+[.BO126]/2+[.BP126]/8+[.BQ126]/16+[.BR126]/4+[.BS126]/32)*39" office:value-type="float" office:value="2.4375" calcext:value-type="float">
            <text:p>2,43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+1/2" office:value-type="float" office:value="1.5" calcext:value-type="float">
            <text:p>1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V126]+[.BW126]/2+[.BX126]/8+[.BY126]/16+[.BZ126]/4+[.CB126]/32+[.CC126]/16)*39" office:value-type="float" office:value="18.28125" calcext:value-type="float">
            <text:p>18,281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ossessiones &amp; Bessaam + petiam + censu suo dela Las Putetas</text:p>
          </table:table-cell>
          <table:table-cell table:style-name="ce2" table:formula="of:=4+10/12+15/12" office:value-type="float" office:value="6.08333333333333" calcext:value-type="float">
            <text:p>6,08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26]+[.CL126]/24+[.CM126]/48+[.CN126]/48" office:value-type="float" office:value="6.08333333333333" calcext:value-type="float">
            <text:p>6,08333333333333</text:p>
          </table:table-cell>
          <table:table-cell table:style-name="ce2" table:formula="of:=2/12" office:value-type="float" office:value="0.166666666666667" calcext:value-type="float">
            <text:p>0,166666666666667</text:p>
          </table:table-cell>
          <table:table-cell table:style-name="ce2" office:value-type="string" calcext:value-type="string">
            <text:p>Censu, argenti et talhi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In mandamento et de mendamento domus et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ireto de Montabonel</text:p>
          </table:table-cell>
          <table:table-cell table:style-name="ce11" office:value-type="string" calcext:value-type="string">
            <text:p>Andree de Canaleta de Sancto Savatore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Fevrier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string" calcext:value-type="string">
            <text:p>No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5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2 garaitum + terram+ pratum + pasturale</text:p>
          </table:table-cell>
          <table:table-cell table:style-name="ce2" table:number-columns-repeated="2"/>
          <table:table-cell table:style-name="ce7" office:value-type="string" calcext:value-type="string">
            <text:p>Fay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27]/8+[.BL127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27]+[.BO127]/2+[.BP127]/8+[.BQ127]/16+[.BR127]/4+[.BS127]/32)*39" office:value-type="float" office:value="58.5" calcext:value-type="float">
            <text:p>58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27]+[.BW127]/2+[.BX127]/8+[.BY127]/16+[.BZ127]/4+[.CB127]/32+[.CC127]/16)*39" office:value-type="float" office:value="58.5" calcext:value-type="float">
            <text:p>58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27]+[.CL127]/24+[.CM127]/48+[.CN127]/48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 pratum + pasturale</text:p>
          </table:table-cell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3" office:value-type="string" calcext:value-type="string">
            <text:p>Devesset, in quoquina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ne Meruli</text:p>
          </table:table-cell>
          <table:table-cell table:style-name="ce11" office:value-type="string" calcext:value-type="string">
            <text:p>Petro Curtilis de Villaloma</text:p>
          </table:table-cell>
          <table:table-cell table:style-name="ce11" office:value-type="string" calcext:value-type="string">
            <text:p>Guigone Chaicua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452" calcext:value-type="float">
            <text:p>1452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Fevrier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9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7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1 domus + 2 orti + 1 garaitum + 4 petiae + 4 prati + 11 partem petie + partem territorii communi + partem patille + partem dens meses + possessiones + seytorata vinee + pars vinee + ? + nemora + pasturalia</text:p>
          </table:table-cell>
          <table:table-cell table:style-name="ce2" office:value-type="string" calcext:value-type="string">
            <text:p>Loco et tenementum de Ruppe</text:p>
          </table:table-cell>
          <table:table-cell table:style-name="ce2" office:value-type="string" calcext:value-type="string">
            <text:p>Enfants</text:p>
          </table:table-cell>
          <table:table-cell table:style-name="ce7" office:value-type="string" calcext:value-type="string">
            <text:p>Devesset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28]/8+[.BL128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28]+[.BO128]/2+[.BP128]/8+[.BQ128]/16+[.BR128]/4+[.BS128]/32)*39" office:value-type="float" office:value="29.25" calcext:value-type="float">
            <text:p>29,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28]+[.BW128]/2+[.BX128]/8+[.BY128]/16+[.BZ128]/4+[.CB128]/32+[.CC128]/16)*39" office:value-type="float" office:value="21.9375" calcext:value-type="float">
            <text:p>21,9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7+2/12" office:value-type="float" office:value="7.16666666666667" calcext:value-type="float">
            <text:p>7,1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28]+[.CL128]/24+[.CM128]/48+[.CN128]/48" office:value-type="float" office:value="7.16666666666667" calcext:value-type="float">
            <text:p>7,1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o […] castri et domus Devesseti</text:p>
          </table:table-cell>
          <table:table-cell table:style-name="ce1" office:value-type="string" calcext:value-type="string">
            <text:p>Devesset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Religioso viro fratre Johanne Meuli Hospitalis</text:p>
          </table:table-cell>
          <table:table-cell table:style-name="ce11" office:value-type="string" calcext:value-type="string">
            <text:p>Bernardo de Ruppe clerico</text:p>
          </table:table-cell>
          <table:table-cell table:style-name="ce11" office:value-type="string" calcext:value-type="string">
            <text:p>Petro Duneria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Fevrier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ratum + assensamentum + sanhassium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29]/8+[.BL129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29]+[.BO129]/2+[.BP129]/8+[.BQ129]/16+[.BR129]/4+[.BS129]/32)*39" office:value-type="float" office:value="4.875" calcext:value-type="float">
            <text:p>4,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3+1" office:value-type="float" office:value="4" calcext:value-type="float">
            <text:p>4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29]+[.BW129]/2+[.BX129]/8+[.BY129]/16+[.BZ129]/4+[.CB129]/32+[.CC129]/16)*39" office:value-type="float" office:value="19.5" calcext:value-type="float">
            <text:p>19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Treisensiis + partem</text:p>
          </table:table-cell>
          <table:table-cell table:style-name="ce2" table:formula="of:=9+7/12" office:value-type="float" office:value="9.58333333333333" calcext:value-type="float">
            <text:p>9,58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29]+[.CL129]/24+[.CM129]/48+[.CN129]/48" office:value-type="float" office:value="9.58333333333333" calcext:value-type="float">
            <text:p>9,58333333333333</text:p>
          </table:table-cell>
          <table:table-cell table:style-name="ce2" table:formula="of:=7/12" office:value-type="float" office:value="0.583333333333333" calcext:value-type="float">
            <text:p>0,583333333333333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office:value-type="string" calcext:value-type="string">
            <text:p>Guigone Fores de Montelheto</text:p>
          </table:table-cell>
          <table:table-cell table:style-name="ce11" office:value-type="string" calcext:value-type="string">
            <text:p>Martino Pusart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361" calcext:value-type="float">
            <text:p>136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2 Domos + sanhatz + 4 orti + 7 prati + 2 partem pasturale + 2 ouchiae + terra + 2 pasturalia + nemus + blachia</text:p>
          </table:table-cell>
          <table:table-cell table:style-name="ce2"/>
          <table:table-cell table:style-name="ce2" office:value-type="string" calcext:value-type="string">
            <text:p>Femme + enfants</text:p>
          </table:table-cell>
          <table:table-cell table:style-name="ce7" office:value-type="string" calcext:value-type="string">
            <text:p>Devesset</text:p>
          </table:table-cell>
          <table:table-cell table:style-name="ce7" table:formula="of:=1+1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30]/8+[.BL130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30]+[.BO130]/2+[.BP130]/8+[.BQ130]/16+[.BR130]/4+[.BS130]/32)*39" office:value-type="float" office:value="17.0625" calcext:value-type="float">
            <text:p>17,06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+1+1+3+1/2" office:value-type="float" office:value="6" calcext:value-type="float">
            <text:p>6</text:p>
          </table:table-cell>
          <table:table-cell table:style-name="ce7" table:formula="of:=1+1+1+1" office:value-type="float" office:value="4" calcext:value-type="float">
            <text:p>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30]+[.BW130]/2+[.BX130]/8+[.BY130]/16+[.BZ130]/4+[.CB130]/32+[.CC130]/16)*39" office:value-type="float" office:value="39" calcext:value-type="float">
            <text:p>3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 orti + 6 prati + partem pasturale + ouchiae + terra et pasturalia + 2 nemus + domo, chambro, grangia uxoris sue et ortis qui habuit a dicta Jalaa + 1 ortum + partem pasturalium commune + 1 domus</text:p>
          </table:table-cell>
          <table:table-cell table:style-name="ce2" table:formula="of:=1/12+2+6/12+12/12+12/12+23/12+9/12+21/12+6/12+2+2/12+1/12" office:value-type="float" office:value="11.75" calcext:value-type="float">
            <text:p>11,7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3+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K130]+[.CL130]/24+[.CM130]/48+[.CN130]/48" office:value-type="float" office:value="11.875" calcext:value-type="float">
            <text:p>11,875</text:p>
          </table:table-cell>
          <table:table-cell table:style-name="ce2" table:formula="of:=1/12+1/12+1/12" office:value-type="float" office:value="0.25" calcext:value-type="float">
            <text:p>0,25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Girandus Girandi de Pulinaco</text:p>
          </table:table-cell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461" calcext:value-type="float">
            <text:p>1461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Fevrier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os + tenementum + ouchiam + gairaitum + ortum + 3 prati + pasturale + 1 petiam + nemus + sanha</text:p>
          </table:table-cell>
          <table:table-cell table:style-name="ce2" office:value-type="string" calcext:value-type="string">
            <text:p>Apud Rilhac et in eius territorio -&gt; tenementum</text:p>
          </table:table-cell>
          <table:table-cell table:style-name="ce2" office:value-type="string" calcext:value-type="string">
            <text:p>Femme</text:p>
          </table:table-cell>
          <table:table-cell table:style-name="ce7" office:value-type="string" calcext:value-type="string">
            <text:p>Devess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31]/8+[.BL131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1+1+1/2" office:value-type="float" office:value="12.5" calcext:value-type="float">
            <text:p>12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31]+[.BO131]/2+[.BP131]/8+[.BQ131]/16+[.BR131]/4+[.BS131]/32)*39" office:value-type="float" office:value="60.9375" calcext:value-type="float">
            <text:p>60,93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5+1+1/2" office:value-type="float" office:value="6.5" calcext:value-type="float">
            <text:p>6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31]+[.BW131]/2+[.BX131]/8+[.BY131]/16+[.BZ131]/4+[.CB131]/32+[.CC131]/16)*39" office:value-type="float" office:value="31.6875" calcext:value-type="float">
            <text:p>31,6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ossessiones eius uxoris</text:p>
          </table:table-cell>
          <table:table-cell table:style-name="ce2" table:formula="of:=9+2/12+5+7/12" office:value-type="float" office:value="14.75" calcext:value-type="float">
            <text:p>14,7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131]+[.CL131]/24+[.CM131]/48+[.CN131]/48" office:value-type="float" office:value="14.7916666666667" calcext:value-type="float">
            <text:p>14,791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/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o et infra mandamento juridictione domus Devesseti</text:p>
          </table:table-cell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482" calcext:value-type="float">
            <text:p>1482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Fevrier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4" table:style-name="ce2" office:value-type="string" calcext:value-type="string">
            <text:p>Oui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7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4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omos + ortos + 2 ouchiam + 3 terram + nemus + 9 prati + 3 garaitum + 6 partem petia + 2 partem prati + 2 partem orti + 2 partem trium vinea + possessiones + partem patile communum + partem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32]/8+[.BL132]/4)*3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N132]+[.BO132]/2+[.BP132]/8+[.BQ132]/16+[.BR132]/4+[.BS132]/32)*39" office:value-type="float" office:value="87.75" calcext:value-type="float">
            <text:p>87,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7+1/2" office:value-type="float" office:value="7.5" calcext:value-type="float">
            <text:p>7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32]+[.BW132]/2+[.BX132]/8+[.BY132]/16+[.BZ132]/4+[.CB132]/32+[.CC132]/16)*39" office:value-type="float" office:value="36.5625" calcext:value-type="float">
            <text:p>36,56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o Bernardo de Chanhac</text:p>
          </table:table-cell>
          <table:table-cell table:style-name="ce2" table:formula="of:=17+3/12" office:value-type="float" office:value="17.25" calcext:value-type="float">
            <text:p>17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32]+[.CL132]/24+[.CM132]/48+[.CN132]/48" office:value-type="float" office:value="17.25" calcext:value-type="float">
            <text:p>17,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/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juridictione mandaenti et infra mandamento domus seu castri Devesseti</text:p>
          </table:table-cell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521" calcext:value-type="float">
            <text:p>1521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Fevrier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 justitiabilis et talhabilis ad omnimodas voluntates</text:p>
          </table:table-cell>
          <table:table-cell table:style-name="ce3" office:value-type="string" calcext:value-type="string">
            <text:p>Talhabiles ad omnimodas voluntate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stractus emphiteotarii</text:p>
          </table:table-cell>
          <table:table-cell table:number-columns-repeated="24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Tenementum</text:p>
          </table:table-cell>
          <table:table-cell table:style-name="ce2" table:number-columns-repeated="2"/>
          <table:table-cell table:style-name="ce7" office:value-type="string" calcext:value-type="string">
            <text:p>Fay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33]/8+[.BL133]/4)*3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formula="of:=([.BN133]+[.BO133]/2+[.BP133]/8+[.BQ133]/16+[.BR133]/4+[.BS133]/32)*39" office:value-type="float" office:value="78" calcext:value-type="float">
            <text:p>7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V133]+[.BW133]/2+[.BX133]/8+[.BY133]/16+[.BZ133]/4+[.CB133]/32+[.CC133]/16)*39" office:value-type="float" office:value="78" calcext:value-type="float">
            <text:p>78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Tenementum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33]+[.CL133]/24+[.CM133]/48+[.CN133]/48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3" office:value-type="string" calcext:value-type="string">
            <text:p>Devesset, in quoquina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Ruppe</text:p>
          </table:table-cell>
          <table:table-cell table:style-name="ce11" office:value-type="string" calcext:value-type="string">
            <text:p>Al Malimiho</text:p>
          </table:table-cell>
          <table:table-cell table:style-name="ce11" office:value-type="string" calcext:value-type="string">
            <text:p>Johanne Sabatii</text:p>
          </table:table-cell>
          <table:table-cell table:style-name="ce11" office:value-type="string" calcext:value-type="string">
            <text:p>Domino Vitale de Clauselis</text:p>
          </table:table-cell>
          <table:table-cell table:style-name="ce11"/>
          <table:table-cell table:style-name="ce2"/>
        </table:table-row>
        <table:table-row table:style-name="ro1">
          <table:table-cell table:style-name="ce1" office:value-type="float" office:value="1591" calcext:value-type="float">
            <text:p>159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omus + ouchiam + 2 pratum + 2 nemus</text:p>
          </table:table-cell>
          <table:table-cell table:style-name="ce2"/>
          <table:table-cell table:style-name="ce2" office:value-type="string" calcext:value-type="string">
            <text:p>Frère</text:p>
          </table:table-cell>
          <table:table-cell table:style-name="ce7" office:value-type="string" calcext:value-type="string">
            <text:p>Devess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34]/8+[.BL134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34]+[.BO134]/2+[.BP134]/8+[.BQ134]/16+[.BR134]/4+[.BS134]/32)*39" office:value-type="float" office:value="14.625" calcext:value-type="float">
            <text:p>14,6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34]+[.BW134]/2+[.BX134]/8+[.BY134]/16+[.BZ134]/4+[.CB134]/32+[.CC134]/16)*39" office:value-type="float" office:value="14.625" calcext:value-type="float">
            <text:p>14,6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34]+[.CL134]/24+[.CM134]/48+[.CN134]/48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 + 2 nemus + prat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o et de juridictione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erentono de Podio Frigido</text:p>
          </table:table-cell>
          <table:table-cell table:style-name="ce11" office:value-type="string" calcext:value-type="string">
            <text:p>Andree de Jalibertis</text:p>
          </table:table-cell>
          <table:table-cell table:style-name="ce11" office:value-type="string" calcext:value-type="string">
            <text:p>Untentio de Villa Nova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Fevrier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/>
          <table:table-cell table:number-columns-repeated="4"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Domos + ortos + tenementum + 3 prata + nemus + pastayracgium + perterum</text:p>
          </table:table-cell>
          <table:table-cell table:style-name="ce2" table:number-columns-repeated="2"/>
          <table:table-cell table:style-name="ce7" office:value-type="string" calcext:value-type="string">
            <text:p>Tence et 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35]/8+[.BL135]/4)*39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N135]+[.BO135]/2+[.BP135]/8+[.BQ135]/16+[.BR135]/4+[.BS135]/32)*39" office:value-type="float" office:value="214.5" calcext:value-type="float">
            <text:p>214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3+3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[.BV135]+[.BW135]/2+[.BX135]/8+[.BY135]/16+[.BZ135]/4+[.CB135]/32+[.CC135]/16)*39" office:value-type="float" office:value="56.0625" calcext:value-type="float">
            <text:p>56,06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Ortis + prata + nemus + calma + prix notaire</text:p>
          </table:table-cell>
          <table:table-cell table:style-name="ce2" table:formula="of:=45+9/12" office:value-type="float" office:value="45.75" calcext:value-type="float">
            <text:p>45,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35]+[.CL135]/24+[.CM135]/48+[.CN135]/48" office:value-type="float" office:value="45.75" calcext:value-type="float">
            <text:p>45,7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juridictione mandamento et in mandamentum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uillermo Badelli sive Garaito</text:p>
          </table:table-cell>
          <table:table-cell table:style-name="ce11" office:value-type="string" calcext:value-type="string">
            <text:p>Matheo Morelli de Ruppe Paula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7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ratum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36]/8+[.BL136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36]+[.BO136]/2+[.BP136]/8+[.BQ136]/16+[.BR136]/4+[.BS136]/32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36]+[.BW136]/2+[.BX136]/8+[.BY136]/16+[.BZ136]/4+[.CB136]/32+[.CC136]/16)*39" office:value-type="float" office:value="2.4375" calcext:value-type="float">
            <text:p>2,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um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136]+[.CL136]/24+[.CM136]/48+[.CN136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roneto de Monterotondo</text:p>
          </table:table-cell>
          <table:table-cell table:style-name="ce11" office:value-type="string" calcext:value-type="string">
            <text:p>Peyruchono del Trenoleto</text:p>
          </table:table-cell>
          <table:table-cell table:style-name="ce11" office:value-type="string" calcext:value-type="string">
            <text:p>Stephano Solheri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7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artem nemore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37]/8+[.BL137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37]+[.BO137]/2+[.BP137]/8+[.BQ137]/16+[.BR137]/4+[.BS137]/32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37]+[.BW137]/2+[.BX137]/8+[.BY137]/16+[.BZ137]/4+[.CB137]/32+[.CC137]/16)*39" office:value-type="float" office:value="2.4375" calcext:value-type="float">
            <text:p>2,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artem nemore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137]+[.CL137]/24+[.CM137]/48+[.CN137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ulcis</text:p>
          </table:table-cell>
          <table:table-cell table:style-name="ce11" office:value-type="string" calcext:value-type="string">
            <text:p>Petro de Mont Reone</text:p>
          </table:table-cell>
          <table:table-cell table:style-name="ce11" office:value-type="string" calcext:value-type="string">
            <text:p>Andree de Jalibeits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Terram + pratum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38]/8+[.BL138]/4)*3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38]+[.BO138]/2+[.BP138]/8+[.BQ138]/16+[.BR138]/4+[.BS138]/32)*39" office:value-type="float" office:value="2.4375" calcext:value-type="float">
            <text:p>2,43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38]+[.BW138]/2+[.BX138]/8+[.BY138]/16+[.BZ138]/4+[.CB138]/32+[.CC138]/16)*39" office:value-type="float" office:value="1.21875" calcext:value-type="float">
            <text:p>1,21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4/12" office:value-type="float" office:value="0.333333333333333" calcext:value-type="float">
            <text:p>0,3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38]+[.CL138]/24+[.CM138]/48+[.CN138]/48" office:value-type="float" office:value="0.333333333333333" calcext:value-type="float">
            <text:p>0,3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subtus estr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Armando de Pitanderiis</text:p>
          </table:table-cell>
          <table:table-cell table:style-name="ce11" office:value-type="string" calcext:value-type="string">
            <text:p>Stephano Filio Durandi de Croseto</text:p>
          </table:table-cell>
          <table:table-cell table:style-name="ce11" office:value-type="string" calcext:value-type="string">
            <text:p>Johanne Massard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7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ertem nemore + patem prati</text:p>
          </table:table-cell>
          <table:table-cell table:style-name="ce2"/>
          <table:table-cell table:style-name="ce2" office:value-type="string" calcext:value-type="string">
            <text:p>Frère</text:p>
          </table:table-cell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39]/8+[.BL139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39]+[.BO139]/2+[.BP139]/8+[.BQ139]/16+[.BR139]/4+[.BS139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39]+[.BW139]/2+[.BX139]/8+[.BY139]/16+[.BZ139]/4+[.CB139]/32+[.CC139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artem prati + partem nemore</text:p>
          </table:table-cell>
          <table:table-cell table:style-name="ce2" table:formula="of:=1/12+5/1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39]+[.CL139]/24+[.CM139]/48+[.CN139]/48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uillermo Elie Militi</text:p>
          </table:table-cell>
          <table:table-cell table:style-name="ce11" office:value-type="string" calcext:value-type="string">
            <text:p>Johanne Meruli Hospitalis</text:p>
          </table:table-cell>
          <table:table-cell table:style-name="ce11" office:value-type="string" calcext:value-type="string">
            <text:p>Peyruchono del Tremole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bonus et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etias + petiam + 2 pratum + nemus</text:p>
          </table:table-cell>
          <table:table-cell table:style-name="ce2" table:number-columns-repeated="2"/>
          <table:table-cell table:style-name="ce7" office:value-type="string" calcext:value-type="string">
            <text:p>Saint-Agrèv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40]/8+[.BL140]/4)*3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1+1/2" office:value-type="float" office:value="1.5" calcext:value-type="float">
            <text:p>1,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[.BN140]+[.BO140]/2+[.BP140]/8+[.BQ140]/16+[.BR140]/4+[.BS140]/32)*39" office:value-type="float" office:value="4.265625" calcext:value-type="float">
            <text:p>4,26562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1+1/2" office:value-type="float" office:value="1.5" calcext:value-type="float">
            <text:p>1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40]+[.BW140]/2+[.BX140]/8+[.BY140]/16+[.BZ140]/4+[.CB140]/32+[.CC140]/16)*39" office:value-type="float" office:value="3.65625" calcext:value-type="float">
            <text:p>3,656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7/12" office:value-type="float" office:value="0.583333333333333" calcext:value-type="float">
            <text:p>0,5833333333333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style-name="ce2" table:formula="of:=[.CK140]+[.CL140]/24+[.CM140]/48+[.CN140]/48" office:value-type="float" office:value="0.635416666666667" calcext:value-type="float">
            <text:p>0,63541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acobi de Chalmetis</text:p>
          </table:table-cell>
          <table:table-cell table:style-name="ce11" office:value-type="string" calcext:value-type="string">
            <text:p>Bonico de Vacharessas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7" office:value-type="string" calcext:value-type="string">
            <text:p>1 Seytorata prati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Unius dimidiam Seytoratam Prati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41]/8+[.BL141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41]+[.BO141]/2+[.BP141]/8+[.BQ141]/16+[.BR141]/4+[.BS141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41]+[.BW141]/2+[.BX141]/8+[.BY141]/16+[.BZ141]/4+[.CB141]/32+[.CC141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Unius dimidiam Seytoratam Prati</text:p>
          </table:table-cell>
          <table:table-cell table:style-name="ce2" table:formula="of:=12/1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41]+[.CL141]/24+[.CM141]/48+[.CN141]/4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Saint-Agrève, in gramero Devesset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uillermo de Curtibus</text:p>
          </table:table-cell>
          <table:table-cell table:style-name="ce11" office:value-type="string" calcext:value-type="string">
            <text:p>Petro Valeta de Montilio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832" calcext:value-type="float">
            <text:p>1832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3 nemus + 2 terra + terras + possessiones + 3 petie terram + 3 pratum + 2 partem plani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42]/8+[.BL142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42]+[.BO142]/2+[.BP142]/8+[.BQ142]/16+[.BR142]/4+[.BS142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42]+[.BW142]/2+[.BX142]/8+[.BY142]/16+[.BZ142]/4+[.CB142]/32+[.CC142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2+5/12" office:value-type="float" office:value="2.41666666666667" calcext:value-type="float">
            <text:p>2,4166666666666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142]+[.CL142]/24+[.CM142]/48+[.CN142]/48" office:value-type="float" office:value="2.45833333333333" calcext:value-type="float">
            <text:p>2,458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camera fratris Johannis Merul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artini de Ronerria perluter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office:value-type="string" calcext:value-type="string">
            <text:p>Bertrando de Ruppe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Faciam terre + petiam terre + petiam + 2 pratum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43]/8+[.BL143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N143]+[.BO143]/2+[.BP143]/8+[.BQ143]/16+[.BR143]/4+[.BS143]/32)*39" office:value-type="float" office:value="12.1875" calcext:value-type="float">
            <text:p>12,1875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43]+[.BW143]/2+[.BX143]/8+[.BY143]/16+[.BZ143]/4+[.CB143]/32+[.CC143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2+6/12" office:value-type="float" office:value="2.5" calcext:value-type="float">
            <text:p>2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43]+[.CL143]/24+[.CM143]/48+[.CN143]/48" office:value-type="float" office:value="2.5" calcext:value-type="float">
            <text:p>2,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omnimoda juridictione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yruchono del Trenole</text:p>
          </table:table-cell>
          <table:table-cell table:style-name="ce11" office:value-type="string" calcext:value-type="string">
            <text:p>Petro Carlonis de Sancto Agrippano</text:p>
          </table:table-cell>
          <table:table-cell table:style-name="ce11" office:value-type="string" calcext:value-type="string">
            <text:p>Stephano Solherii de Hereone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6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us + possessiones + pratum + tenementorium</text:p>
          </table:table-cell>
          <table:table-cell table:style-name="ce2" office:value-type="string" calcext:value-type="string">
            <text:p>Loco et territorio de Chalma prope Chaputetum</text:p>
          </table:table-cell>
          <table:table-cell table:style-name="ce2"/>
          <table:table-cell table:style-name="ce7" office:value-type="string" calcext:value-type="string">
            <text:p>Devess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44]/8+[.BL144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7+1/2" office:value-type="float" office:value="7.5" calcext:value-type="float">
            <text:p>7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44]+[.BO144]/2+[.BP144]/8+[.BQ144]/16+[.BR144]/4+[.BS144]/32)*39" office:value-type="float" office:value="39" calcext:value-type="float">
            <text:p>3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7+1/2" office:value-type="float" office:value="7.5" calcext:value-type="float">
            <text:p>7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44]+[.BW144]/2+[.BX144]/8+[.BY144]/16+[.BZ144]/4+[.CB144]/32+[.CC144]/16)*39" office:value-type="float" office:value="36.5625" calcext:value-type="float">
            <text:p>36,56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Domus + pratum + tenementarium</text:p>
          </table:table-cell>
          <table:table-cell table:style-name="ce2" table:formula="of:=4+2/12" office:value-type="float" office:value="4.16666666666667" calcext:value-type="float">
            <text:p>4,1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44]+[.CL144]/24+[.CM144]/48+[.CN144]/48" office:value-type="float" office:value="4.16666666666667" calcext:value-type="float">
            <text:p>4,16666666666667</text:p>
          </table:table-cell>
          <table:table-cell table:style-name="ce2" table:formula="of:=2/12" office:value-type="float" office:value="0.166666666666667" calcext:value-type="float">
            <text:p>0,166666666666667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Monte Rotondo</text:p>
          </table:table-cell>
          <table:table-cell table:style-name="ce11" office:value-type="string" calcext:value-type="string">
            <text:p>Petro Carbonis de Sancto Agrippano</text:p>
          </table:table-cell>
          <table:table-cell table:style-name="ce11" office:value-type="string" calcext:value-type="string">
            <text:p>Stephano Solheri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i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1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Tenementum + pratis</text:p>
          </table:table-cell>
          <table:table-cell table:style-name="ce2"/>
          <table:table-cell table:style-name="ce2" office:value-type="string" calcext:value-type="string">
            <text:p>Femme</text:p>
          </table:table-cell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45]/8+[.BL145]/4)*3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45]+[.BO145]/2+[.BP145]/8+[.BQ145]/16+[.BR145]/4+[.BS145]/32)*39" office:value-type="float" office:value="2.4375" calcext:value-type="float">
            <text:p>2,43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1/2+1/2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45]+[.BW145]/2+[.BX145]/8+[.BY145]/16+[.BZ145]/4+[.CB145]/32+[.CC145]/16)*39" office:value-type="float" office:value="2.4375" calcext:value-type="float">
            <text:p>2,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Tenementum + prati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45]+[.CL145]/24+[.CM145]/48+[.CN145]/48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omnimoda juridictione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ulcis de Sancto Agrippano</text:p>
          </table:table-cell>
          <table:table-cell table:style-name="ce11" office:value-type="string" calcext:value-type="string">
            <text:p>Petro Del Tremole</text:p>
          </table:table-cell>
          <table:table-cell table:style-name="ce11" office:value-type="string" calcext:value-type="string">
            <text:p>Stephano Solherii de Hereone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3" office:value-type="string" calcext:value-type="string">
            <text:p>Promisit esse fidelis domui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1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almum + mansum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46]/8+[.BL146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46]+[.BO146]/2+[.BP146]/8+[.BQ146]/16+[.BR146]/4+[.BS146]/32)*39" office:value-type="float" office:value="26.8125" calcext:value-type="float">
            <text:p>26,812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5" table:formula="of:=1/2" office:value-type="float" office:value="0.5" calcext:value-type="float">
            <text:p>0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46]+[.BW146]/2+[.BX146]/8+[.BY146]/16+[.BZ146]/4+[.CB146]/32+[.CC146]/16)*39" office:value-type="float" office:value="21.9375" calcext:value-type="float">
            <text:p>21,9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Mansum + calmam</text:p>
          </table:table-cell>
          <table:table-cell table:style-name="ce2" table:formula="of:=6+2/12" office:value-type="float" office:value="6.16666666666667" calcext:value-type="float">
            <text:p>6,1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46]+[.CL146]/24+[.CM146]/48+[.CN146]/48" office:value-type="float" office:value="6.16666666666667" calcext:value-type="float">
            <text:p>6,1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Monte Rotondo</text:p>
          </table:table-cell>
          <table:table-cell table:style-name="ce11" office:value-type="string" calcext:value-type="string">
            <text:p>Petro Carbonis de Sancto Agrippano</text:p>
          </table:table-cell>
          <table:table-cell table:style-name="ce11" office:value-type="string" calcext:value-type="string">
            <text:p>Stephano Solheri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873" calcext:value-type="float">
            <text:p>1873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14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7" table:style-name="ce2" office:value-type="string" calcext:value-type="string">
            <text:p>Non</text:p>
          </table:table-cell>
          <table:table-cell table:style-name="ce2" office:value-type="string" calcext:value-type="string">
            <text:p>Pro et nomine levate molendini sui de Romigeriis</text:p>
          </table:table-cell>
          <table:table-cell table:style-name="ce2" office:value-type="string" calcext:value-type="string">
            <text:p>Molendinum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47]/8+[.BL147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47]+[.BO147]/2+[.BP147]/8+[.BQ147]/16+[.BR147]/4+[.BS147]/32)*39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V147]+[.BW147]/2+[.BX147]/8+[.BY147]/16+[.BZ147]/4+[.CB147]/32+[.CC147]/16)*39" office:value-type="float" office:value="9.75" calcext:value-type="float">
            <text:p>9,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147]+[.CL147]/24+[.CM147]/48+[.CN147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ne de Hospitali de Amonaco clerico</text:p>
          </table:table-cell>
          <table:table-cell table:style-name="ce11" office:value-type="string" calcext:value-type="string">
            <text:p>Petro Fayoli Romero de Chambeto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382" calcext:value-type="float">
            <text:p>1382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 et justiti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/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Neus + terra + prata</text:p>
          </table:table-cell>
          <table:table-cell table:style-name="ce2"/>
          <table:table-cell table:style-name="ce2" office:value-type="string" calcext:value-type="string">
            <text:p>Femme</text:p>
          </table:table-cell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48]/8+[.BL148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N148]+[.BO148]/2+[.BP148]/8+[.BQ148]/16+[.BR148]/4+[.BS148]/32)*39" office:value-type="float" office:value="12.1875" calcext:value-type="float">
            <text:p>12,1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48]+[.BW148]/2+[.BX148]/8+[.BY148]/16+[.BZ148]/4+[.CB148]/32+[.CC148]/16)*39" office:value-type="float" office:value="7.3125" calcext:value-type="float">
            <text:p>7,31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3+5/12" office:value-type="float" office:value="3.41666666666667" calcext:value-type="float">
            <text:p>3,41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48]+[.CL148]/24+[.CM148]/48+[.CN148]/48" office:value-type="float" office:value="3.41666666666667" calcext:value-type="float">
            <text:p>3,41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um et infra mandamentum et juridictionem omnimoda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table:formula="of:=9+1/6" office:value-type="float" office:value="9.16666666666667" calcext:value-type="float">
            <text:p>9,16666666666667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7" office:value-type="string" calcext:value-type="string">
            <text:p>Sextam partem petiam terre + 9 petiam terre + partem in facia + 3 possessiones + 1 pratum</text:p>
          </table:table-cell>
          <table:table-cell table:style-name="ce2"/>
          <table:table-cell table:style-name="ce2" office:value-type="string" calcext:value-type="string">
            <text:p>Fils</text:p>
          </table:table-cell>
          <table:table-cell table:style-name="ce7" office:value-type="string" calcext:value-type="string">
            <text:p>Sanna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49]/8+[.BL149]/4)*3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formula="of:=([.BN149]+[.BO149]/2+[.BP149]/8+[.BQ149]/16+[.BR149]/4+[.BS149]/32)*39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V149]+[.BW149]/2+[.BX149]/8+[.BY149]/16+[.BZ149]/4+[.CB149]/32+[.CC149]/16)*39" office:value-type="float" office:value="39" calcext:value-type="float">
            <text:p>3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49]+[.CL149]/24+[.CM149]/48+[.CN149]/48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string" calcext:value-type="string">
            <text:p>Alta et bassa mero et mixto imperio</text:p>
          </table:table-cell>
          <table:table-cell table:style-name="ce2" office:value-type="string" calcext:value-type="string">
            <text:p>De et sub omnimoda juridictione castri Devesseti</text:p>
          </table:table-cell>
          <table:table-cell table:style-name="ce1" office:value-type="string" calcext:value-type="string">
            <text:p>Devesset, sub estras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Petro de Casalibus</text:p>
          </table:table-cell>
          <table:table-cell table:style-name="ce11" office:value-type="string" calcext:value-type="string">
            <text:p>Johanne Meruli</text:p>
          </table:table-cell>
          <table:table-cell table:style-name="ce11" office:value-type="string" calcext:value-type="string">
            <text:p>Andree Garalis norarii regis</text:p>
          </table:table-cell>
          <table:table-cell table:style-name="ce11" office:value-type="string" calcext:value-type="string">
            <text:p>Mandono de Flossac domicelli</text:p>
          </table:table-cell>
          <table:table-cell table:style-name="ce11"/>
          <table:table-cell table:style-name="ce2" office:value-type="string" calcext:value-type="string">
            <text:p>Pacto que erant inter domini Raymundum de Sanna militem patrem dicti Raymundi condam ex parte una et domini Armandum de Retortorio militem condam ex parte altera </text:p>
          </table:table-cell>
        </table:table-row>
        <table:table-row table:style-name="ro1">
          <table:table-cell table:style-name="ce1" office:value-type="float" office:value="1383" calcext:value-type="float">
            <text:p>1383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4" table:style-name="ce2" office:value-type="string" calcext:value-type="string">
            <text:p>Oui</text:p>
          </table:table-cell>
          <table:table-cell table:style-name="ce2" office:value-type="string" calcext:value-type="string">
            <text:p>Avec bœufs et animaux</text:p>
          </table:table-cell>
          <table:table-cell table:style-name="ce2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6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Tenementum + prato + terris + nemus</text:p>
          </table:table-cell>
          <table:table-cell table:style-name="ce2"/>
          <table:table-cell table:style-name="ce2" office:value-type="string" calcext:value-type="string">
            <text:p>Enfants</text:p>
          </table:table-cell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50]/8+[.BL150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N150]+[.BO150]/2+[.BP150]/8+[.BQ150]/16+[.BR150]/4+[.BS150]/32)*39" office:value-type="float" office:value="12.1875" calcext:value-type="float">
            <text:p>12,1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V150]+[.BW150]/2+[.BX150]/8+[.BY150]/16+[.BZ150]/4+[.CB150]/32+[.CC150]/16)*39" office:value-type="float" office:value="14.625" calcext:value-type="float">
            <text:p>14,6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Terris</text:p>
          </table:table-cell>
          <table:table-cell table:style-name="ce2" table:formula="of:=3+5/12+12/12" office:value-type="float" office:value="4.41666666666667" calcext:value-type="float">
            <text:p>4,41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50]+[.CL150]/24+[.CM150]/48+[.CN150]/48" office:value-type="float" office:value="4.41666666666667" calcext:value-type="float">
            <text:p>4,41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juridictione omnimoda et de mandamento domus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Andree de La Vileta</text:p>
          </table:table-cell>
          <table:table-cell table:style-name="ce11" office:value-type="string" calcext:value-type="string">
            <text:p>G. Guadelli</text:p>
          </table:table-cell>
          <table:table-cell table:style-name="ce11" office:value-type="string" calcext:value-type="string">
            <text:p>Petro filio Bernardo magistri de Chanieto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ratum</text:p>
          </table:table-cell>
          <table:table-cell table:style-name="ce2" table:number-columns-repeated="2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BK151]/8+[.BL151]/4)*39" office:value-type="float" office:value="0" calcext:value-type="float">
            <text:p>0</text:p>
          </table:table-cell>
          <table:table-cell table:style-name="ce7" table:number-columns-repeated="7"/>
          <table:table-cell table:style-name="ce7" table:formula="of:=([.BN151]+[.BO151]/2+[.BP151]/8+[.BQ151]/16+[.BR151]/4+[.BS151]/32)*39" office:value-type="float" office:value="0" calcext:value-type="float">
            <text:p>0</text:p>
          </table:table-cell>
          <table:table-cell table:style-name="ce7" table:number-columns-repeated="8"/>
          <table:table-cell table:style-name="ce7" table:formula="of:=([.BV151]+[.BW151]/2+[.BX151]/8+[.BY151]/16+[.BZ151]/4+[.CB151]/32+[.CC151]/16)*39" office:value-type="float" office:value="0" calcext:value-type="float">
            <text:p>0</text:p>
          </table:table-cell>
          <table:table-cell table:style-name="ce7" table:number-columns-repeated="5"/>
          <table:table-cell table:style-name="ce2" table:number-columns-repeated="5"/>
          <table:table-cell table:style-name="ce2" table:formula="of:=[.CK151]+[.CL151]/24+[.CM151]/48+[.CN151]/48" office:value-type="float" office:value="0" calcext:value-type="float">
            <text:p>0</text:p>
          </table:table-cell>
          <table:table-cell table:style-name="ce2" table:number-columns-repeated="5"/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/>
          <table:table-cell table:style-name="ce4"/>
          <table:table-cell table:style-name="ce2" table:number-columns-repeated="47"/>
          <table:table-cell table:style-name="ce7"/>
          <table:table-cell table:style-name="ce2" table:number-columns-repeated="2"/>
          <table:table-cell table:style-name="ce2" office:value-type="string" calcext:value-type="string">
            <text:p>Divers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BK152]/8+[.BL152]/4)*39" office:value-type="float" office:value="0" calcext:value-type="float">
            <text:p>0</text:p>
          </table:table-cell>
          <table:table-cell table:style-name="ce7" table:number-columns-repeated="7"/>
          <table:table-cell table:style-name="ce7" table:formula="of:=([.BN152]+[.BO152]/2+[.BP152]/8+[.BQ152]/16+[.BR152]/4+[.BS152]/32)*39" office:value-type="float" office:value="0" calcext:value-type="float">
            <text:p>0</text:p>
          </table:table-cell>
          <table:table-cell table:style-name="ce7" table:number-columns-repeated="8"/>
          <table:table-cell table:style-name="ce7" table:formula="of:=([.BV152]+[.BW152]/2+[.BX152]/8+[.BY152]/16+[.BZ152]/4+[.CB152]/32+[.CC152]/16)*39" office:value-type="float" office:value="0" calcext:value-type="float">
            <text:p>0</text:p>
          </table:table-cell>
          <table:table-cell table:style-name="ce7" table:number-columns-repeated="5"/>
          <table:table-cell table:style-name="ce2" table:number-columns-repeated="5"/>
          <table:table-cell table:style-name="ce2" table:formula="of:=[.CK152]+[.CL152]/24+[.CM152]/48+[.CN152]/48" office:value-type="float" office:value="0" calcext:value-type="float">
            <text:p>0</text:p>
          </table:table-cell>
          <table:table-cell table:style-name="ce2" table:number-columns-repeated="5"/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52"/>
          <table:table-cell table:style-name="ce2" office:value-type="string" calcext:value-type="string">
            <text:p>Fille</text:p>
          </table:table-cell>
          <table:table-cell table:style-name="ce7" office:value-type="string" calcext:value-type="string">
            <text:p>Borzeza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53]/8+[.BL153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6" office:value-type="float" office:value="0.166666666666667" calcext:value-type="float">
            <text:p>0,16666666666666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53]+[.BO153]/2+[.BP153]/8+[.BQ153]/16+[.BR153]/4+[.BS153]/32)*39" office:value-type="float" office:value="0.8125" calcext:value-type="float">
            <text:p>0,81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6" office:value-type="float" office:value="0.166666666666667" calcext:value-type="float">
            <text:p>0,166666666666667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53]+[.BW153]/2+[.BX153]/8+[.BY153]/16+[.BZ153]/4+[.CB153]/32+[.CC153]/16)*39" office:value-type="float" office:value="0.8125" calcext:value-type="float">
            <text:p>0,81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/12" office:value-type="float" office:value="0.0833333333333333" calcext:value-type="float">
            <text:p>0,08333333333333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style-name="ce2" table:formula="of:=[.CK153]+[.CL153]/24+[.CM153]/48+[.CN153]/48" office:value-type="float" office:value="0.09375" calcext:value-type="float">
            <text:p>0,0937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53"/>
          <table:table-cell table:style-name="ce7" office:value-type="string" calcext:value-type="string">
            <text:p>Borzeza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54]/8+[.BL154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6" office:value-type="float" office:value="0.166666666666667" calcext:value-type="float">
            <text:p>0,16666666666666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54]+[.BO154]/2+[.BP154]/8+[.BQ154]/16+[.BR154]/4+[.BS154]/32)*39" office:value-type="float" office:value="0.8125" calcext:value-type="float">
            <text:p>0,81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6" office:value-type="float" office:value="0.166666666666667" calcext:value-type="float">
            <text:p>0,166666666666667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54]+[.BW154]/2+[.BX154]/8+[.BY154]/16+[.BZ154]/4+[.CB154]/32+[.CC154]/16)*39" office:value-type="float" office:value="0.8125" calcext:value-type="float">
            <text:p>0,81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/12" office:value-type="float" office:value="0.0833333333333333" calcext:value-type="float">
            <text:p>0,08333333333333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K154]+[.CL154]/24+[.CM154]/48+[.CN154]/48" office:value-type="float" office:value="0.104166666666667" calcext:value-type="float">
            <text:p>0,1041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53"/>
          <table:table-cell table:style-name="ce7" office:value-type="string" calcext:value-type="string">
            <text:p>Borzeza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55]/8+[.BL155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12" office:value-type="float" office:value="0.0833333333333333" calcext:value-type="float">
            <text:p>0,083333333333333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55]+[.BO155]/2+[.BP155]/8+[.BQ155]/16+[.BR155]/4+[.BS155]/32)*39" office:value-type="float" office:value="2.84375" calcext:value-type="float">
            <text:p>2,843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12" office:value-type="float" office:value="0.0833333333333333" calcext:value-type="float">
            <text:p>0,083333333333333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55]+[.BW155]/2+[.BX155]/8+[.BY155]/16+[.BZ155]/4+[.CB155]/32+[.CC155]/16)*39" office:value-type="float" office:value="2.84375" calcext:value-type="float">
            <text:p>2,8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2/12" office:value-type="float" office:value="0.166666666666667" calcext:value-type="float">
            <text:p>0,16666666666666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155]+[.CL155]/24+[.CM155]/48+[.CN155]/48" office:value-type="float" office:value="0.208333333333333" calcext:value-type="float">
            <text:p>0,208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52"/>
          <table:table-cell table:style-name="ce2" office:value-type="string" calcext:value-type="string">
            <text:p>Sœur</text:p>
          </table:table-cell>
          <table:table-cell table:style-name="ce7" office:value-type="string" calcext:value-type="string">
            <text:p>Borzeza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56]/8+[.BL156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56]+[.BO156]/2+[.BP156]/8+[.BQ156]/16+[.BR156]/4+[.BS156]/32)*39" office:value-type="float" office:value="2.4375" calcext:value-type="float">
            <text:p>2,43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56]+[.BW156]/2+[.BX156]/8+[.BY156]/16+[.BZ156]/4+[.CB156]/32+[.CC156]/16)*39" office:value-type="float" office:value="2.4375" calcext:value-type="float">
            <text:p>2,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3/12" office:value-type="float" office:value="0.25" calcext:value-type="float">
            <text:p>0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style-name="ce2" table:formula="of:=[.CK156]+[.CL156]/24+[.CM156]/48+[.CN156]/48" office:value-type="float" office:value="0.302083333333333" calcext:value-type="float">
            <text:p>0,30208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52"/>
          <table:table-cell table:style-name="ce2" office:value-type="string" calcext:value-type="string">
            <text:p>Bru</text:p>
          </table:table-cell>
          <table:table-cell table:style-name="ce7" office:value-type="string" calcext:value-type="string">
            <text:p>Borzeza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57]/8+[.BL157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+1/6" office:value-type="float" office:value="0.666666666666667" calcext:value-type="float">
            <text:p>0,66666666666666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57]+[.BO157]/2+[.BP157]/8+[.BQ157]/16+[.BR157]/4+[.BS157]/32)*39" office:value-type="float" office:value="3.25" calcext:value-type="float">
            <text:p>3,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+1/6" office:value-type="float" office:value="0.666666666666667" calcext:value-type="float">
            <text:p>0,666666666666667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57]+[.BW157]/2+[.BX157]/8+[.BY157]/16+[.BZ157]/4+[.CB157]/32+[.CC157]/16)*39" office:value-type="float" office:value="3.25" calcext:value-type="float">
            <text:p>3,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5/12" office:value-type="float" office:value="0.416666666666667" calcext:value-type="float">
            <text:p>0,41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57]+[.CL157]/24+[.CM157]/48+[.CN157]/48" office:value-type="float" office:value="0.416666666666667" calcext:value-type="float">
            <text:p>0,41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rato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58]/8+[.BL158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58]+[.BO158]/2+[.BP158]/8+[.BQ158]/16+[.BR158]/4+[.BS158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58]+[.BW158]/2+[.BX158]/8+[.BY158]/16+[.BZ158]/4+[.CB158]/32+[.CC158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o</text:p>
          </table:table-cell>
          <table:table-cell table:style-name="ce2" table:formula="of:=6/1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58]+[.CL158]/24+[.CM158]/48+[.CN158]/48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126" calcext:value-type="float">
            <text:p>1126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53"/>
          <table:table-cell table:style-name="ce7" office:value-type="string" calcext:value-type="string">
            <text:p>Borzeza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59]/8+[.BL159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59]+[.BO159]/2+[.BP159]/8+[.BQ159]/16+[.BR159]/4+[.BS159]/32)*39" office:value-type="float" office:value="4.875" calcext:value-type="float">
            <text:p>4,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59]+[.BW159]/2+[.BX159]/8+[.BY159]/16+[.BZ159]/4+[.CB159]/32+[.CC159]/16)*39" office:value-type="float" office:value="4.875" calcext:value-type="float">
            <text:p>4,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6/12" office:value-type="float" office:value="0.5" calcext:value-type="float">
            <text:p>0,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K159]+[.CL159]/24+[.CM159]/48+[.CN159]/48" office:value-type="float" office:value="0.5625" calcext:value-type="float">
            <text:p>0,56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124" calcext:value-type="float">
            <text:p>1124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53"/>
          <table:table-cell table:style-name="ce7" office:value-type="string" calcext:value-type="string">
            <text:p>Borzeza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60]/8+[.BL160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+1/6+1/2" office:value-type="float" office:value="1.16666666666667" calcext:value-type="float">
            <text:p>1,1666666666666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60]+[.BO160]/2+[.BP160]/8+[.BQ160]/16+[.BR160]/4+[.BS160]/32)*39" office:value-type="float" office:value="5.6875" calcext:value-type="float">
            <text:p>5,6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+1/6+1/2" office:value-type="float" office:value="1.16666666666667" calcext:value-type="float">
            <text:p>1,16666666666667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60]+[.BW160]/2+[.BX160]/8+[.BY160]/16+[.BZ160]/4+[.CB160]/32+[.CC160]/16)*39" office:value-type="float" office:value="5.6875" calcext:value-type="float">
            <text:p>5,6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o uxor eius filii</text:p>
          </table:table-cell>
          <table:table-cell table:style-name="ce2" table:formula="of:=5/12+3/12" office:value-type="float" office:value="0.666666666666667" calcext:value-type="float">
            <text:p>0,6666666666666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,5</text:p>
          </table:table-cell>
          <table:table-cell table:style-name="ce2" table:formula="of:=[.CK160]+[.CL160]/24+[.CM160]/48+[.CN160]/48" office:value-type="float" office:value="0.697916666666667" calcext:value-type="float">
            <text:p>0,69791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52"/>
          <table:table-cell table:style-name="ce2" office:value-type="string" calcext:value-type="string">
            <text:p>Sa famille</text:p>
          </table:table-cell>
          <table:table-cell table:style-name="ce7" office:value-type="string" calcext:value-type="string">
            <text:p>Borzeza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61]/8+[.BL161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" office:value-type="float" office:value="2" calcext:value-type="float">
            <text:p>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61]+[.BO161]/2+[.BP161]/8+[.BQ161]/16+[.BR161]/4+[.BS161]/32)*39" office:value-type="float" office:value="9.75" calcext:value-type="float">
            <text:p>9,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" office:value-type="float" office:value="2" calcext:value-type="float">
            <text:p>2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61]+[.BW161]/2+[.BX161]/8+[.BY161]/16+[.BZ161]/4+[.CB161]/32+[.CC161]/16)*39" office:value-type="float" office:value="9.75" calcext:value-type="float">
            <text:p>9,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6/12+2/12" office:value-type="float" office:value="0.666666666666667" calcext:value-type="float">
            <text:p>0,666666666666667</text:p>
          </table:table-cell>
          <table:table-cell table:style-name="ce2" table:formula="of:=1+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1+1" office:value-type="float" office:value="2" calcext:value-type="float">
            <text:p>2</text:p>
          </table:table-cell>
          <table:table-cell table:style-name="ce2" table:formula="of:=[.CK161]+[.CL161]/24+[.CM161]/48+[.CN161]/48" office:value-type="float" office:value="0.791666666666667" calcext:value-type="float">
            <text:p>0,791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0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omum + ortum + possessiones</text:p>
          </table:table-cell>
          <table:table-cell table:style-name="ce2" office:value-type="string" calcext:value-type="string">
            <text:p>Loco et territorio de Masalibrant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7" table:formula="of:=1/3" office:value-type="float" office:value="0.333333333333333" calcext:value-type="float">
            <text:p>0,3333333333333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62]/8+[.BL162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.5" calcext:value-type="float">
            <text:p>5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62]+[.BO162]/2+[.BP162]/8+[.BQ162]/16+[.BR162]/4+[.BS162]/32)*39" office:value-type="float" office:value="26.8125" calcext:value-type="float">
            <text:p>26,81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.5" office:value-type="float" office:value="1.5" calcext:value-type="float">
            <text:p>1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62]+[.BW162]/2+[.BX162]/8+[.BY162]/16+[.BZ162]/4+[.CB162]/32+[.CC162]/16)*39" office:value-type="float" office:value="9.75" calcext:value-type="float">
            <text:p>9,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7/12" office:value-type="float" office:value="1.41666666666667" calcext:value-type="float">
            <text:p>1,41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62]+[.CL162]/24+[.CM162]/48+[.CN162]/48" office:value-type="float" office:value="1.41666666666667" calcext:value-type="float">
            <text:p>1,41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Promisit esse bonus et fidelis domini predicte</text:p>
          </table:table-cell>
          <table:table-cell table:style-name="ce1" office:value-type="string" calcext:value-type="string">
            <text:p>Devesset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Bernardo de Ruppe clerico</text:p>
          </table:table-cell>
          <table:table-cell table:style-name="ce11" office:value-type="string" calcext:value-type="string">
            <text:p>Johane Ariberii de Sancto Agrippavio</text:p>
          </table:table-cell>
          <table:table-cell table:style-name="ce11" office:value-type="string" calcext:value-type="string">
            <text:p>Petro Crosolem ordinis predicatorum</text:p>
          </table:table-cell>
          <table:table-cell table:number-columns-repeated="3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5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1 Prata + 1 Pasturale + 1 Nemus</text:p>
          </table:table-cell>
          <table:table-cell table:style-name="ce2"/>
          <table:table-cell table:style-name="ce2" office:value-type="string" calcext:value-type="string">
            <text:p>Père</text:p>
          </table:table-cell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63]/8+[.BL163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63]+[.BO163]/2+[.BP163]/8+[.BQ163]/16+[.BR163]/4+[.BS163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63]+[.BW163]/2+[.BX163]/8+[.BY163]/16+[.BZ163]/4+[.CB163]/32+[.CC163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20/12" office:value-type="float" office:value="1.66666666666667" calcext:value-type="float">
            <text:p>1,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63]+[.CL163]/24+[.CM163]/48+[.CN163]/48" office:value-type="float" office:value="1.66666666666667" calcext:value-type="float">
            <text:p>1,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Bernardo de Ruppe clerico</text:p>
          </table:table-cell>
          <table:table-cell table:style-name="ce11" office:value-type="string" calcext:value-type="string">
            <text:p>Gregorio Ferrandi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24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7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2 Tenementum</text:p>
          </table:table-cell>
          <table:table-cell table:style-name="ce2"/>
          <table:table-cell table:style-name="ce2" office:value-type="string" calcext:value-type="string">
            <text:p>Divers</text:p>
          </table:table-cell>
          <table:table-cell table:style-name="ce7" office:value-type="string" calcext:value-type="string">
            <text:p>Borzeza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64]/8+[.BL164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64]+[.BO164]/2+[.BP164]/8+[.BQ164]/16+[.BR164]/4+[.BS164]/32)*39" office:value-type="float" office:value="29.25" calcext:value-type="float">
            <text:p>29,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64]+[.BW164]/2+[.BX164]/8+[.BY164]/16+[.BZ164]/4+[.CB164]/32+[.CC164]/16)*39" office:value-type="float" office:value="29.25" calcext:value-type="float">
            <text:p>29,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3+6/12" office:value-type="float" office:value="3.5" calcext:value-type="float">
            <text:p>3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64]+[.CL164]/24+[.CM164]/48+[.CN164]/48" office:value-type="float" office:value="3.5" calcext:value-type="float">
            <text:p>3,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omnimoda juridictione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Saint-Romain, in carrerra juxta Synnuteriu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Guillermo de Ruppe curato ecclesie Sancti Romani</text:p>
          </table:table-cell>
          <table:table-cell table:style-name="ce11" office:value-type="string" calcext:value-type="string">
            <text:p>Jacobo de la Chareyra diutros</text:p>
          </table:table-cell>
          <table:table-cell table:style-name="ce11" office:value-type="string" calcext:value-type="string">
            <text:p>Johanne filio Jacobi de Marcis parrochie Sancti Romani</text:p>
          </table:table-cell>
          <table:table-cell table:style-name="ce11" table:number-columns-repeated="2"/>
          <table:table-cell table:style-name="ce2" office:value-type="string" calcext:value-type="string">
            <text:p>In compositione inter domus Devesseti et Guillermi de Romigeriis domicelli</text:p>
          </table:table-cell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</text:p>
          </table:table-cell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Scellé à Lyon le 16 mars 1758 Rem trocosols</text:p>
          </table:table-cell>
          <table:table-cell table:style-name="ce2" office:value-type="string" calcext:value-type="string">
            <text:p>Molendinum + prata, pasturalia et terras</text:p>
          </table:table-cell>
          <table:table-cell table:style-name="ce2" office:value-type="string" calcext:value-type="string">
            <text:p>Loco et territorio de Raschassac</text:p>
          </table:table-cell>
          <table:table-cell table:style-name="ce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65]/8+[.BL165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1+1/2+5" office:value-type="float" office:value="6.5" calcext:value-type="float">
            <text:p>6,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65]+[.BO165]/2+[.BP165]/8+[.BQ165]/16+[.BR165]/4+[.BS165]/32)*39" office:value-type="float" office:value="59.71875" calcext:value-type="float">
            <text:p>59,71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1/2+1+1/2" office:value-type="float" office:value="2" calcext:value-type="float">
            <text:p>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65]+[.BW165]/2+[.BX165]/8+[.BY165]/16+[.BZ165]/4+[.CB165]/32+[.CC165]/16)*39" office:value-type="float" office:value="29.25" calcext:value-type="float">
            <text:p>29,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a, pasturalia et terra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65]+[.CL165]/24+[.CM165]/48+[.CN165]/48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camera fratris Johannis Merul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is Meruli</text:p>
          </table:table-cell>
          <table:table-cell table:style-name="ce11" office:value-type="string" calcext:value-type="string">
            <text:p>Andree de Sirgas</text:p>
          </table:table-cell>
          <table:table-cell table:style-name="ce11" office:value-type="string" calcext:value-type="string">
            <text:p>Guigone Amly[-]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Ou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8 petiae + 1 ouchia + domos + 1 nemus + 2 prati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66]/8+[.BL166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66]+[.BO166]/2+[.BP166]/8+[.BQ166]/16+[.BR166]/4+[.BS166]/32)*39" office:value-type="float" office:value="41.4375" calcext:value-type="float">
            <text:p>41,43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formula="of:=([.BV166]+[.BW166]/2+[.BX166]/8+[.BY166]/16+[.BZ166]/4+[.CB166]/32+[.CC166]/16)*39" office:value-type="float" office:value="19.5" calcext:value-type="float">
            <text:p>19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Domos + duabus prati</text:p>
          </table:table-cell>
          <table:table-cell table:style-name="ce2" table:formula="of:=7+4/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66]+[.CL166]/24+[.CM166]/48+[.CN166]/48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"/>
          <table:table-cell table:style-name="ce1" office:value-type="string" calcext:value-type="string">
            <text:p>Girandus Girandi de Pulinaco</text:p>
          </table:table-cell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7"/>
          <table:table-cell table:number-columns-repeated="1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Mansum + calmam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67]/8+[.BL167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67]+[.BO167]/2+[.BP167]/8+[.BQ167]/16+[.BR167]/4+[.BS167]/32)*39" office:value-type="float" office:value="34.125" calcext:value-type="float">
            <text:p>34,12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67]+[.BW167]/2+[.BX167]/8+[.BY167]/16+[.BZ167]/4+[.CB167]/32+[.CC167]/16)*39" office:value-type="float" office:value="2.4375" calcext:value-type="float">
            <text:p>2,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167]+[.CL167]/24+[.CM167]/48+[.CN167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acobo de Chalmetis Hospitalis</text:p>
          </table:table-cell>
          <table:table-cell table:style-name="ce11" office:value-type="string" calcext:value-type="string">
            <text:p>Johanne Cardan sive Sanhas de Chausilhac</text:p>
          </table:table-cell>
          <table:table-cell table:style-name="ce11" office:value-type="string" calcext:value-type="string">
            <text:p>Guonor de Villa Nova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4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7" table:style-name="ce2" office:value-type="string" calcext:value-type="string">
            <text:p>Non</text:p>
          </table:table-cell>
          <table:table-cell table:style-name="ce7" office:value-type="string" calcext:value-type="string">
            <text:p>Tempore quo badam facere in eadem quod dominis preceptoris hec ibididem quartum bladorum ibidem ex cercensium prout in aliis terris cartinis mandamendti sui Devesseti percipere confuenit</text:p>
          </table:table-cell>
          <table:table-cell table:style-name="ce7" office:value-type="string" calcext:value-type="string">
            <text:p>Nemore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68]/8+[.BL168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68]+[.BO168]/2+[.BP168]/8+[.BQ168]/16+[.BR168]/4+[.BS168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68]+[.BW168]/2+[.BX168]/8+[.BY168]/16+[.BZ168]/4+[.CB168]/32+[.CC168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168]+[.CL168]/24+[.CM168]/48+[.CN168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" office:value-type="string" calcext:value-type="string">
            <text:p>Devesset, in estis ante cameram domini preceptoris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" office:value-type="string" calcext:value-type="string">
            <text:p>Matheo Maifreschis</text:p>
          </table:table-cell>
          <table:table-cell table:style-name="ce1" office:value-type="string" calcext:value-type="string">
            <text:p>Michaele Maifreschis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5"/>
          <table:table-cell table:style-name="ce6"/>
          <table:table-cell table:style-name="ce2" office:value-type="string" calcext:value-type="string">
            <text:p>Contractus emphiteotitarii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Terre petia + pasturale</text:p>
          </table:table-cell>
          <table:table-cell table:style-name="ce2"/>
          <table:table-cell table:style-name="ce2" office:value-type="string" calcext:value-type="string">
            <text:p>Femme</text:p>
          </table:table-cell>
          <table:table-cell table:style-name="ce7" office:value-type="string" calcext:value-type="string">
            <text:p>Fay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([.BK169]/8+[.BL169]/4)*39" office:value-type="float" office:value="4.875" calcext:value-type="float">
            <text:p>4,87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7" table:formula="of:=([.BN169]+[.BO169]/2+[.BP169]/8+[.BQ169]/16+[.BR169]/4+[.BS169]/32)*39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7" table:formula="of:=([.BV169]+[.BW169]/2+[.BX169]/8+[.BY169]/16+[.BZ169]/4+[.CB169]/32+[.CC169]/16)*3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1/12" office:value-type="float" office:value="0.0833333333333333" calcext:value-type="float">
            <text:p>0,08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69]+[.CL169]/24+[.CM169]/48+[.CN169]/48" office:value-type="float" office:value="0.0833333333333333" calcext:value-type="float">
            <text:p>0,08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juridictione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</text:p>
          </table:table-cell>
          <table:table-cell table:style-name="ce11" office:value-type="string" calcext:value-type="string">
            <text:p>Eustachio de Quinteo clericus de Malagayta</text:p>
          </table:table-cell>
          <table:table-cell table:style-name="ce11" office:value-type="string" calcext:value-type="string">
            <text:p>Johane de Malagayta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ratum</text:p>
          </table:table-cell>
          <table:table-cell table:style-name="ce2"/>
          <table:table-cell table:style-name="ce2" office:value-type="string" calcext:value-type="string">
            <text:p>Femme</text:p>
          </table:table-cell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70]/8+[.BL170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70]+[.BO170]/2+[.BP170]/8+[.BQ170]/16+[.BR170]/4+[.BS170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70]+[.BW170]/2+[.BX170]/8+[.BY170]/16+[.BZ170]/4+[.CB170]/32+[.CC170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um</text:p>
          </table:table-cell>
          <table:table-cell table:style-name="ce2" table:formula="of:=2/12" office:value-type="float" office:value="0.166666666666667" calcext:value-type="float">
            <text:p>0,1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70]+[.CL170]/24+[.CM170]/48+[.CN170]/48" office:value-type="float" office:value="0.166666666666667" calcext:value-type="float">
            <text:p>0,1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ne et senhori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sub estris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agistro Johane Maynerii</text:p>
          </table:table-cell>
          <table:table-cell table:style-name="ce11" office:value-type="string" calcext:value-type="string">
            <text:p>Fratre Petro de Casalibus</text:p>
          </table:table-cell>
          <table:table-cell table:style-name="ce11" office:value-type="string" calcext:value-type="string">
            <text:p>Petro Manelha de Font Morera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7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2 petiam + pratum + terre petiam + terram</text:p>
          </table:table-cell>
          <table:table-cell table:style-name="ce2" table:number-columns-repeated="2"/>
          <table:table-cell table:style-name="ce7" office:value-type="string" calcext:value-type="string">
            <text:p>Chalenco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71]/8+[.BL171]/4)*3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71]+[.BP171]/8+[.BQ171]/32+[.BS171]/32+[.BT171]/4)*39" office:value-type="float" office:value="10.96875" calcext:value-type="float">
            <text:p>10,968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71]+[.BX171]/8+[.BY171]/32+[.CA171]/4+[.CB171]/32)*39" office:value-type="float" office:value="10.96875" calcext:value-type="float">
            <text:p>10,96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2/12" office:value-type="float" office:value="0.166666666666667" calcext:value-type="float">
            <text:p>0,1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71]+[.CL171]/24+[.CM171]/48+[.CN171]/48" office:value-type="float" office:value="0.166666666666667" calcext:value-type="float">
            <text:p>0,1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Saint-Agrève, in hospicio Stephani Brossonis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ne Fabri Habitatore Ruppispaule</text:p>
          </table:table-cell>
          <table:table-cell table:style-name="ce11" office:value-type="string" calcext:value-type="string">
            <text:p>Jacobo Fabri de Mundo habitator Ruppispaule</text:p>
          </table:table-cell>
          <table:table-cell table:style-name="ce11" office:value-type="string" calcext:value-type="string">
            <text:p>Martine de Balinis</text:p>
          </table:table-cell>
          <table:table-cell table:style-name="ce11" office:value-type="string" calcext:value-type="string">
            <text:p>Guillermo Grosseti</text:p>
          </table:table-cell>
          <table:table-cell table:style-name="ce11" office:value-type="string" calcext:value-type="string">
            <text:p>Guillermo Lo sub sive Salvaynh</text:p>
          </table:table-cell>
          <table:table-cell table:style-name="ce2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7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N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0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4 Prata + 3 Petiae + 1 Pasturale + 1 Terminus</text:p>
          </table:table-cell>
          <table:table-cell table:style-name="ce2" table:number-columns-repeated="2"/>
          <table:table-cell table:style-name="ce7" office:value-type="string" calcext:value-type="string">
            <text:p>Fay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72]/8+[.BL172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72]+[.BO172]/2+[.BP172]/8+[.BQ172]/16+[.BR172]/4+[.BS172]/32)*39" office:value-type="float" office:value="4.875" calcext:value-type="float">
            <text:p>4,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72]+[.BW172]/2+[.BX172]/8+[.BY172]/16+[.BZ172]/4+[.CB172]/32+[.CC172]/16)*39" office:value-type="float" office:value="4.875" calcext:value-type="float">
            <text:p>4,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3/12" office:value-type="float" office:value="0.25" calcext:value-type="float">
            <text:p>0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72]+[.CL172]/24+[.CM172]/48+[.CN172]/48" office:value-type="float" office:value="0.25" calcext:value-type="float">
            <text:p>0,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ne et senhori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Durando Matello</text:p>
          </table:table-cell>
          <table:table-cell table:style-name="ce11" office:value-type="string" calcext:value-type="string">
            <text:p>Johane Sabaterii de Chambone</text:p>
          </table:table-cell>
          <table:table-cell table:style-name="ce11" table:number-columns-repeated="3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3"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Avec aquarum et curtibus</text:p>
          </table:table-cell>
          <table:table-cell table:style-name="ce2" office:value-type="string" calcext:value-type="string">
            <text:p>Domos + possessiones</text:p>
          </table:table-cell>
          <table:table-cell table:style-name="ce2" office:value-type="string" calcext:value-type="string">
            <text:p>Loco et territorio Del Sape</text:p>
          </table:table-cell>
          <table:table-cell table:style-name="ce2"/>
          <table:table-cell table:style-name="ce7" office:value-type="string" calcext:value-type="string">
            <text:p>Fay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73]/8+[.BL173]/4)*3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N173]+[.BO173]/2+[.BP173]/8+[.BQ173]/16+[.BR173]/4+[.BS173]/32)*39" office:value-type="float" office:value="19.5" calcext:value-type="float">
            <text:p>19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V173]+[.BW173]/2+[.BX173]/8+[.BY173]/16+[.BZ173]/4+[.CB173]/32+[.CC173]/16)*39" office:value-type="float" office:value="14.625" calcext:value-type="float">
            <text:p>14,6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Decima</text:p>
          </table:table-cell>
          <table:table-cell table:style-name="ce2" table:formula="of:=4/12" office:value-type="float" office:value="0.333333333333333" calcext:value-type="float">
            <text:p>0,3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73]+[.CL173]/24+[.CM173]/48+[.CN173]/48" office:value-type="float" office:value="0.333333333333333" calcext:value-type="float">
            <text:p>0,3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ne et senhori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uillermo Blacha domicelli</text:p>
          </table:table-cell>
          <table:table-cell table:style-name="ce11" office:value-type="string" calcext:value-type="string">
            <text:p>Johane Chambo</text:p>
          </table:table-cell>
          <table:table-cell table:style-name="ce11" office:value-type="string" calcext:value-type="string">
            <text:p>Petro Malpinha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Forme mansum del Sape</text:p>
          </table:table-cell>
          <table:table-cell table:style-name="ce2" office:value-type="string" calcext:value-type="string">
            <text:p>Domum + possessiones</text:p>
          </table:table-cell>
          <table:table-cell table:style-name="ce2" office:value-type="string" calcext:value-type="string">
            <text:p>Loco et territorio Del Sape</text:p>
          </table:table-cell>
          <table:table-cell table:style-name="ce2"/>
          <table:table-cell table:style-name="ce7" office:value-type="string" calcext:value-type="string">
            <text:p>Fay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74]/8+[.BL174]/4)*3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74]+[.BO174]/2+[.BP174]/8+[.BQ174]/16+[.BR174]/4+[.BS174]/32)*39" office:value-type="float" office:value="24.375" calcext:value-type="float">
            <text:p>24,37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V174]+[.BW174]/2+[.BX174]/8+[.BY174]/16+[.BZ174]/4+[.CB174]/32+[.CC174]/16)*39" office:value-type="float" office:value="9.75" calcext:value-type="float">
            <text:p>9,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Decima</text:p>
          </table:table-cell>
          <table:table-cell table:style-name="ce2" table:formula="of:=5/12" office:value-type="float" office:value="0.416666666666667" calcext:value-type="float">
            <text:p>0,41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74]+[.CL174]/24+[.CM174]/48+[.CN174]/48" office:value-type="float" office:value="0.416666666666667" calcext:value-type="float">
            <text:p>0,41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juridictione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uillermo Blacha domicelli</text:p>
          </table:table-cell>
          <table:table-cell table:style-name="ce11" office:value-type="string" calcext:value-type="string">
            <text:p>Johane Chambo</text:p>
          </table:table-cell>
          <table:table-cell table:style-name="ce11" office:value-type="string" calcext:value-type="string">
            <text:p>Petro Malpinha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tractus emphiteotitari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ui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1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4 petia + 1 ortum + 2 pasturale 2 prata + 1 esclausam</text:p>
          </table:table-cell>
          <table:table-cell table:style-name="ce2" table:number-columns-repeated="2"/>
          <table:table-cell table:style-name="ce7" office:value-type="string" calcext:value-type="string">
            <text:p>Fay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([.BK175]/8+[.BL175]/4)*39" office:value-type="float" office:value="9.75" calcext:value-type="float">
            <text:p>9,7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N175]+[.BO175]/2+[.BP175]/8+[.BQ175]/16+[.BR175]/4+[.BS175]/32)*39" office:value-type="float" office:value="9.75" calcext:value-type="float">
            <text:p>9,7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V175]+[.BW175]/2+[.BX175]/8+[.BY175]/16+[.BZ175]/4+[.CB175]/32+[.CC175]/16)*39" office:value-type="float" office:value="9.75" calcext:value-type="float">
            <text:p>9,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6/1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75]+[.CL175]/24+[.CM175]/48+[.CN175]/48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juridictione et <text:span text:style-name="T4">dominatione</text:span><text:span text:style-name="T3"> senhorio castri Devesseti</text:span>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</text:p>
          </table:table-cell>
          <table:table-cell table:style-name="ce11" office:value-type="string" calcext:value-type="string">
            <text:p>Eustachio de Quinteo clericus de Malagayta</text:p>
          </table:table-cell>
          <table:table-cell table:style-name="ce11" office:value-type="string" calcext:value-type="string">
            <text:p>Johane de Malagayta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1741" calcext:value-type="float">
            <text:p>174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etiam terre + 5 petiam + pratum + nemus + partem calme + partem terre communis + Partem sibi continuentem de calma</text:p>
          </table:table-cell>
          <table:table-cell table:style-name="ce2" table:number-columns-repeated="2"/>
          <table:table-cell table:style-name="ce7" office:value-type="string" calcext:value-type="string">
            <text:p>Borzeza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76]/8+[.BL176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style-name="ce7" table:formula="of:=1/4" office:value-type="float" office:value="0.25" calcext:value-type="float">
            <text:p>0,2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76]+[.BO176]/2+[.BP176]/8+[.BQ176]/16+[.BR176]/4+[.BS176]/32)*39" office:value-type="float" office:value="3.046875" calcext:value-type="float">
            <text:p>3,046875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76]+[.BW176]/2+[.BX176]/8+[.BY176]/16+[.BZ176]/4+[.CB176]/32+[.CC176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8/12" office:value-type="float" office:value="0.666666666666667" calcext:value-type="float">
            <text:p>0,6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76]+[.CL176]/24+[.CM176]/48+[.CN176]/48" office:value-type="float" office:value="0.666666666666667" calcext:value-type="float">
            <text:p>0,6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uillermus del Cros de la Rocha</text:p>
          </table:table-cell>
          <table:table-cell table:style-name="ce11" office:value-type="string" calcext:value-type="string">
            <text:p>Petro Malpinha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tractus emphiteotitarii</text:p>
          </table:table-cell>
          <table:table-cell table:number-columns-repeated="3" table:style-name="ce2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Non</text:p>
          </table:table-cell>
          <table:table-cell table:number-columns-repeated="5" table:style-name="ce2" office:value-type="string" calcext:value-type="string">
            <text:p>Oui</text:p>
          </table:table-cell>
          <table:table-cell table:number-columns-repeated="3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os + possessiones</text:p>
          </table:table-cell>
          <table:table-cell table:style-name="ce2" office:value-type="string" calcext:value-type="string">
            <text:p>Loco et territorio Del Sape</text:p>
          </table:table-cell>
          <table:table-cell table:style-name="ce2" office:value-type="string" calcext:value-type="string">
            <text:p>Neveu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77]/8+[.BL177]/4)*3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N177]+[.BO177]/2+[.BP177]/8+[.BQ177]/16+[.BR177]/4+[.BS177]/32)*39" office:value-type="float" office:value="48.75" calcext:value-type="float">
            <text:p>48,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formula="of:=([.BV177]+[.BW177]/2+[.BX177]/8+[.BY177]/16+[.BZ177]/4+[.CB177]/32+[.CC177]/16)*39" office:value-type="float" office:value="19.5" calcext:value-type="float">
            <text:p>19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Decima</text:p>
          </table:table-cell>
          <table:table-cell table:style-name="ce2" table:formula="of:=11/12" office:value-type="float" office:value="0.916666666666667" calcext:value-type="float">
            <text:p>0,91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77]+[.CL177]/24+[.CM177]/48+[.CN177]/48" office:value-type="float" office:value="0.916666666666667" calcext:value-type="float">
            <text:p>0,91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juridictione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Guillermo Blacha domicelli</text:p>
          </table:table-cell>
          <table:table-cell table:style-name="ce11" office:value-type="string" calcext:value-type="string">
            <text:p>Johane Chambo</text:p>
          </table:table-cell>
          <table:table-cell table:style-name="ce11" office:value-type="string" calcext:value-type="string">
            <text:p>Petro Malpinha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animaux</text:p>
          </table:table-cell>
          <table:table-cell table:style-name="ce2"/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Loco et territorio de Masalibrant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table:formula="of:=1/8" office:value-type="float" office:value="0.125" calcext:value-type="float">
            <text:p>0,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178]/8+[.BL178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3/2" office:value-type="float" office:value="1.5" calcext:value-type="float">
            <text:p>1,5</text:p>
          </table:table-cell>
          <table:table-cell table:style-name="ce2" table:formula="of:=1/4" office:value-type="float" office:value="0.25" calcext:value-type="float">
            <text:p>0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N178]+[.BO178]/2+[.BP178]/8+[.BQ178]/16+[.BR178]/4+[.BS178]/32)*39" office:value-type="float" office:value="7.921875" calcext:value-type="float">
            <text:p>7,9218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V178]+[.BW178]/2+[.BX178]/8+[.BY178]/16+[.BZ178]/4+[.CB178]/32+[.CC178]/16)*39" office:value-type="float" office:value="2.4375" calcext:value-type="float">
            <text:p>2,43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12/1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formula="of:=[.CK178]+[.CL178]/24+[.CM178]/48+[.CN178]/48" office:value-type="float" office:value="0.979166666666667" calcext:value-type="float">
            <text:p>0,9791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Ville Neuve de Devesset, dans la maison des enfants Morell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etheo de Tornemantel</text:p>
          </table:table-cell>
          <table:table-cell table:style-name="ce11" office:value-type="string" calcext:value-type="string">
            <text:p>Petro de la Fauria <text:span text:style-name="T5">al' porronis</text:span></text:p>
          </table:table-cell>
          <table:table-cell table:style-name="ce11" office:value-type="string" calcext:value-type="string">
            <text:p>Johane de Mela <text:span text:style-name="T1">al' ros</text:span>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Casale</text:p>
          </table:table-cell>
          <table:table-cell table:style-name="ce2" office:value-type="string" calcext:value-type="string">
            <text:p>Loco et territorio de Masalibrant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table:formula="of:=1/8" office:value-type="float" office:value="0.125" calcext:value-type="float">
            <text:p>0,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179]/8+[.BL179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.5" office:value-type="float" office:value="1.5" calcext:value-type="float">
            <text:p>1,5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N179]+[.BO179]/2+[.BP179]/8+[.BQ179]/16+[.BR179]/4+[.BS179]/32)*39" office:value-type="float" office:value="8.53125" calcext:value-type="float">
            <text:p>8,53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V179]+[.BW179]/2+[.BX179]/8+[.BY179]/16+[.BZ179]/4+[.CB179]/32+[.CC179]/16)*39" office:value-type="float" office:value="2.4375" calcext:value-type="float">
            <text:p>2,43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12/1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-1/2" office:value-type="float" office:value="-0.5" calcext:value-type="float">
            <text:p>-0,5</text:p>
          </table:table-cell>
          <table:table-cell table:style-name="ce2" table:formula="of:=[.CK179]+[.CL179]/24+[.CM179]/48+[.CN179]/48" office:value-type="float" office:value="0.989583333333333" calcext:value-type="float">
            <text:p>0,98958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Ville Neuve de Devesset, dans la maison des enfants Morell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etheo de Tornemantel</text:p>
          </table:table-cell>
          <table:table-cell table:style-name="ce11" office:value-type="string" calcext:value-type="string">
            <text:p>Petro de la Fauria <text:span text:style-name="T5">al' porronis</text:span></text:p>
          </table:table-cell>
          <table:table-cell table:style-name="ce11" office:value-type="string" calcext:value-type="string">
            <text:p>Johane de Mela <text:span text:style-name="T1">al' ros</text:span>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731" calcext:value-type="float">
            <text:p>173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stractus emphiteotar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table:style-name="ce2" office:value-type="string" calcext:value-type="string">
            <text:p>No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1 domum + 2 ortum + 5 petiam + pratum</text:p>
          </table:table-cell>
          <table:table-cell table:style-name="ce2" table:number-columns-repeated="2"/>
          <table:table-cell table:style-name="ce7" office:value-type="string" calcext:value-type="string">
            <text:p>Borzeza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80]/8+[.BL180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/6" office:value-type="float" office:value="1.16666666666667" calcext:value-type="float">
            <text:p>1,1666666666666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80]+[.BO180]/2+[.BP180]/8+[.BQ180]/16+[.BR180]/4+[.BS180]/32)*39" office:value-type="float" office:value="5.6875" calcext:value-type="float">
            <text:p>5,6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/6" office:value-type="float" office:value="1.16666666666667" calcext:value-type="float">
            <text:p>1,16666666666667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80]+[.BW180]/2+[.BX180]/8+[.BY180]/16+[.BZ180]/4+[.CB180]/32+[.CC180]/16)*39" office:value-type="float" office:value="5.6875" calcext:value-type="float">
            <text:p>5,6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2/1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80]+[.CL180]/24+[.CM180]/48+[.CN180]/4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alha</text:p>
          </table:table-cell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ne de Podio Garneir</text:p>
          </table:table-cell>
          <table:table-cell table:style-name="ce11" office:value-type="string" calcext:value-type="string">
            <text:p>Guillermus del Cros de Ruppe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5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omum + prata + pasturalia</text:p>
          </table:table-cell>
          <table:table-cell table:style-name="ce2" table:number-columns-repeated="2"/>
          <table:table-cell table:style-name="ce7" office:value-type="string" calcext:value-type="string">
            <text:p>Fay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181]/8+[.BL181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3/2" office:value-type="float" office:value="1.5" calcext:value-type="float">
            <text:p>1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181]+[.BO181]/2+[.BP181]/8+[.BQ181]/16+[.BR181]/4+[.BS181]/32)*39" office:value-type="float" office:value="7.3125" calcext:value-type="float">
            <text:p>7,3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3/2" office:value-type="float" office:value="1.5" calcext:value-type="float">
            <text:p>1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V181]+[.BW181]/2+[.BX181]/8+[.BY181]/16+[.BZ181]/4+[.CB181]/32+[.CC181]/16)*39" office:value-type="float" office:value="7.3125" calcext:value-type="float">
            <text:p>7,312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20/12" office:value-type="float" office:value="1.66666666666667" calcext:value-type="float">
            <text:p>1,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81]+[.CL181]/24+[.CM181]/48+[.CN181]/48" office:value-type="float" office:value="1.66666666666667" calcext:value-type="float">
            <text:p>1,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juridictione et <text:span text:style-name="T4">dominatione</text:span><text:span text:style-name="T3"> castri seu domus Devesseti</text:span>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</text:p>
          </table:table-cell>
          <table:table-cell table:style-name="ce11" office:value-type="string" calcext:value-type="string">
            <text:p>Eustachio de Quinteo clericus de Malagayta</text:p>
          </table:table-cell>
          <table:table-cell table:style-name="ce11" office:value-type="string" calcext:value-type="string">
            <text:p>Johane de Malagayta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5" table:style-name="ce2" office:value-type="string" calcext:value-type="string">
            <text:p>Non</text:p>
          </table:table-cell>
          <table:table-cell table:style-name="ce2" table:number-columns-repeated="4"/>
          <table:table-cell table:style-name="ce7" office:value-type="string" calcext:value-type="string">
            <text:p>Fay</text:p>
          </table:table-cell>
          <table:table-cell table:style-name="ce2" table:formula="of:=0.5" office:value-type="float" office:value="0.5" calcext:value-type="float">
            <text:p>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182]/8+[.BL182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182]+[.BO182]/2+[.BP182]/8+[.BQ182]/16+[.BR182]/4+[.BS182]/32)*39" office:value-type="float" office:value="14.625" calcext:value-type="float">
            <text:p>14,62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7" table:formula="of:=([.BV182]+[.BW182]/2+[.BX182]/8+[.BY182]/16+[.BZ182]/4+[.CB182]/32+[.CC182]/16)*3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ato</text:p>
          </table:table-cell>
          <table:table-cell table:style-name="ce2" table:formula="of:=22/12" office:value-type="float" office:value="1.83333333333333" calcext:value-type="float">
            <text:p>1,8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82]+[.CL182]/24+[.CM182]/48+[.CN182]/48" office:value-type="float" office:value="1.83333333333333" calcext:value-type="float">
            <text:p>1,8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e Meruli</text:p>
          </table:table-cell>
          <table:table-cell table:style-name="ce11" office:value-type="string" calcext:value-type="string">
            <text:p>Eustachio de Quinteo clericus de Malagayta</text:p>
          </table:table-cell>
          <table:table-cell table:style-name="ce11" office:value-type="string" calcext:value-type="string">
            <text:p>Johane de Malagayta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um</text:p>
          </table:table-cell>
          <table:table-cell table:style-name="ce2" office:value-type="string" calcext:value-type="string">
            <text:p>Loco et territorio de Malagayta</text:p>
          </table:table-cell>
          <table:table-cell table:style-name="ce2" office:value-type="string" calcext:value-type="string">
            <text:p>Femme</text:p>
          </table:table-cell>
          <table:table-cell table:style-name="ce7" office:value-type="string" calcext:value-type="string">
            <text:p>Fay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83]/8+[.BL183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83]+[.BO183]/2+[.BP183]/8+[.BQ183]/16+[.BR183]/4+[.BS183]/32)*39" office:value-type="float" office:value="3.65625" calcext:value-type="float">
            <text:p>3,65625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83]+[.BW183]/2+[.BX183]/8+[.BY183]/16+[.BZ183]/4+[.CB183]/32+[.CC183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2" table:formula="of:=23/12" office:value-type="float" office:value="1.91666666666667" calcext:value-type="float">
            <text:p>1,91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83]+[.CL183]/24+[.CM183]/48+[.CN183]/48" office:value-type="float" office:value="1.91666666666667" calcext:value-type="float">
            <text:p>1,91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one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Eustachio de Quinteato domicelli</text:p>
          </table:table-cell>
          <table:table-cell table:style-name="ce11" office:value-type="string" calcext:value-type="string">
            <text:p>Guillermo filio Johannis de Crosto</text:p>
          </table:table-cell>
          <table:table-cell table:style-name="ce11" office:value-type="string" calcext:value-type="string">
            <text:p>Mattheo Matinerii</text:p>
          </table:table-cell>
          <table:table-cell table:style-name="ce11" table:number-columns-repeated="2"/>
          <table:table-cell table:style-name="ce2" office:value-type="string" calcext:value-type="string">
            <text:p>in compositione olim facta inter domum Devesseti et domini catri Fayni condam</text:p>
          </table:table-cell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 office:value-type="string" calcext:value-type="string">
            <text:p>Talhabila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6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4"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5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Casale + ortum</text:p>
          </table:table-cell>
          <table:table-cell table:style-name="ce2" office:value-type="string" calcext:value-type="string">
            <text:p>Loco et territorio de Masalibrant</text:p>
          </table:table-cell>
          <table:table-cell table:style-name="ce2" office:value-type="string" calcext:value-type="string">
            <text:p>Sœur</text:p>
          </table:table-cell>
          <table:table-cell table:style-name="ce7" office:value-type="string" calcext:value-type="string">
            <text:p>Tence</text:p>
          </table:table-cell>
          <table:table-cell table:style-name="ce2" table:formula="of:=1/4" office:value-type="float" office:value="0.25" calcext:value-type="float">
            <text:p>0,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184]/8+[.BL184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3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N184]+[.BO184]/2+[.BP184]/8+[.BQ184]/16+[.BR184]/4+[.BS184]/32)*39" office:value-type="float" office:value="17.0625" calcext:value-type="float">
            <text:p>17,06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V184]+[.BW184]/2+[.BX184]/8+[.BY184]/16+[.BZ184]/4+[.CB184]/32+[.CC184]/16)*39" office:value-type="float" office:value="4.875" calcext:value-type="float">
            <text:p>4,8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formula="of:=[.CK184]+[.CL184]/24+[.CM184]/48+[.CN184]/48" office:value-type="float" office:value="1.97916666666667" calcext:value-type="float">
            <text:p>1,9791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juridictione domus Devesseti</text:p>
          </table:table-cell>
          <table:table-cell table:style-name="ce1" office:value-type="string" calcext:value-type="string">
            <text:p>Ville Neuve de Devesset, dans la maison des enfants Morell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etheo de Tornemantel</text:p>
          </table:table-cell>
          <table:table-cell table:style-name="ce11" office:value-type="string" calcext:value-type="string">
            <text:p>Petro de la Fauria <text:span text:style-name="T5">al' porronis</text:span></text:p>
          </table:table-cell>
          <table:table-cell table:style-name="ce11" office:value-type="string" calcext:value-type="string">
            <text:p>Johane de Mela <text:span text:style-name="T1">al' ros</text:span>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1751" calcext:value-type="float">
            <text:p>175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stractus emphiteo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2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omum + 2 partem orti + partem pasturali + partem prati + pratum + <text:s/>pasturale + terram Creycensa prato + arboribus ibidem cressentibus</text:p>
          </table:table-cell>
          <table:table-cell table:style-name="ce2" table:number-columns-repeated="2"/>
          <table:table-cell table:style-name="ce7" office:value-type="string" calcext:value-type="string">
            <text:p>Devesset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85]/8+[.BL185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/2" office:value-type="float" office:value="1.5" calcext:value-type="float">
            <text:p>1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85]+[.BO185]/2+[.BP185]/8+[.BQ185]/16+[.BR185]/4+[.BS185]/32)*39" office:value-type="float" office:value="7.3125" calcext:value-type="float">
            <text:p>7,31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+1/2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185]+[.BW185]/2+[.BX185]/8+[.BY185]/16+[.BZ185]/4+[.CB185]/32+[.CC185]/16)*39" office:value-type="float" office:value="4.875" calcext:value-type="float">
            <text:p>4,8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Domum + Duos partarum ortarum + Partem prati et pasturali + Pratum et pasturale + terram + Creycensa prati et arboribus ibidem cressentibus</text:p>
          </table:table-cell>
          <table:table-cell table:style-name="ce2" table:formula="of:=3+10/12+8/12" office:value-type="float" office:value="4.5" calcext:value-type="float">
            <text:p>4,5</text:p>
          </table:table-cell>
          <table:table-cell table:style-name="ce2" table:formula="of:=1+1/3" office:value-type="float" office:value="1.33333333333333" calcext:value-type="float">
            <text:p>1,333333333333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185]+[.CL185]/24+[.CM185]/48+[.CN185]/48" office:value-type="float" office:value="4.55555555555556" calcext:value-type="float">
            <text:p>4,555555555555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Arnaudo de Aystrat</text:p>
          </table:table-cell>
          <table:table-cell table:style-name="ce11" office:value-type="string" calcext:value-type="string">
            <text:p>Petro Salvaynh sive Paulet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bonus et fidelis castri Devesseti</text:p>
          </table:table-cell>
          <table:table-cell table:style-name="ce1"/>
          <table:table-cell table:style-name="ce2" table:number-columns-repeated="7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2 pratum + pasturale + terre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86]/8+[.BL186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86]+[.BO186]/2+[.BP186]/8+[.BQ186]/16+[.BR186]/4+[.BS186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86]+[.BW186]/2+[.BX186]/8+[.BY186]/16+[.BZ186]/4+[.CB186]/32+[.CC186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Redevance à Devesset</text:p>
          </table:table-cell>
          <table:table-cell table:style-name="ce2" table:formula="of:=18/12+4+6/1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86]+[.CL186]/24+[.CM186]/48+[.CN186]/48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Alta et bassa mero et mixto imperio</text:p>
          </table:table-cell>
          <table:table-cell table:style-name="ce2" office:value-type="string" calcext:value-type="string">
            <text:p>Castri Banno, excepto quod ad ispium pertin ere quod idem dominis preceptor non tradit ymo penitus ignorat</text:p>
          </table:table-cell>
          <table:table-cell table:style-name="ce1" office:value-type="string" calcext:value-type="string">
            <text:p>Devesset, sub estras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office:value-type="string" calcext:value-type="string">
            <text:p>Fratre Petro de Casalibus</text:p>
          </table:table-cell>
          <table:table-cell table:style-name="ce11" office:value-type="string" calcext:value-type="string">
            <text:p>Andree Garalis norarii regis</text:p>
          </table:table-cell>
          <table:table-cell table:style-name="ce11" office:value-type="string" calcext:value-type="string">
            <text:p>[…] de Chalmetis sive de Sanna</text:p>
          </table:table-cell>
          <table:table-cell table:style-name="ce11"/>
          <table:table-cell table:style-name="ce2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os + ortos + possessiones + pratis + pasturalibus + terra + petie terra</text:p>
          </table:table-cell>
          <table:table-cell table:style-name="ce2" office:value-type="string" calcext:value-type="string">
            <text:p>Loco et territorio de Malagayta</text:p>
          </table:table-cell>
          <table:table-cell table:style-name="ce2"/>
          <table:table-cell table:style-name="ce7" office:value-type="string" calcext:value-type="string">
            <text:p>Fay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87]/8+[.BL187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.5+1/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87]+[.BO187]/2+[.BP187]/8+[.BQ187]/16+[.BR187]/4+[.BS187]/32)*39" office:value-type="float" office:value="12.1875" calcext:value-type="float">
            <text:p>12,18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3+1" office:value-type="float" office:value="4" calcext:value-type="float">
            <text:p>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87]+[.BW187]/2+[.BX187]/8+[.BY187]/16+[.BZ187]/4+[.CB187]/32+[.CC187]/16)*39" office:value-type="float" office:value="9.75" calcext:value-type="float">
            <text:p>9,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is et pasturallibus + terra + petie terra</text:p>
          </table:table-cell>
          <table:table-cell table:style-name="ce2" table:formula="of:=5+15/12" office:value-type="float" office:value="6.25" calcext:value-type="float">
            <text:p>6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87]+[.CL187]/24+[.CM187]/48+[.CN187]/48" office:value-type="float" office:value="6.25" calcext:value-type="float">
            <text:p>6,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one et senhori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Eustachio de Quinteato domicelli</text:p>
          </table:table-cell>
          <table:table-cell table:style-name="ce11" office:value-type="string" calcext:value-type="string">
            <text:p>Guillermo filio Johannis de Crosto</text:p>
          </table:table-cell>
          <table:table-cell table:style-name="ce11" office:value-type="string" calcext:value-type="string">
            <text:p>Mattheo Matinerii</text:p>
          </table:table-cell>
          <table:table-cell table:style-name="ce11" table:number-columns-repeated="2"/>
          <table:table-cell table:style-name="ce2" office:value-type="string" calcext:value-type="string">
            <text:p>in compositione olim facta inter domum Devesseti et domini catri Fayni condam</text:p>
          </table:table-cell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7"/>
          <table:table-cell table:style-name="ce2" office:value-type="string" calcext:value-type="string">
            <text:p>Domum</text:p>
          </table:table-cell>
          <table:table-cell table:style-name="ce2" office:value-type="string" calcext:value-type="string">
            <text:p>Loco et territorio et pertinentiis loci de Malagayta</text:p>
          </table:table-cell>
          <table:table-cell table:style-name="ce2"/>
          <table:table-cell table:style-name="ce7" office:value-type="string" calcext:value-type="string">
            <text:p>Fay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88]/8+[.BL188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N188]+[.BO188]/2+[.BP188]/8+[.BQ188]/16+[.BR188]/4+[.BS188]/32)*39" office:value-type="float" office:value="19.5" calcext:value-type="float">
            <text:p>19,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3+3" office:value-type="float" office:value="6" calcext:value-type="float">
            <text:p>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88]+[.BW188]/2+[.BX188]/8+[.BY188]/16+[.BZ188]/4+[.CB188]/32+[.CC188]/16)*39" office:value-type="float" office:value="14.625" calcext:value-type="float">
            <text:p>14,6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8+7/12" office:value-type="float" office:value="8.58333333333333" calcext:value-type="float">
            <text:p>8,58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88]+[.CL188]/24+[.CM188]/48+[.CN188]/48" office:value-type="float" office:value="8.58333333333333" calcext:value-type="float">
            <text:p>8,58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one et senhoria</text:p>
          </table:table-cell>
          <table:table-cell table:style-name="ce2" office:value-type="string" calcext:value-type="string">
            <text:p>Domus seu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Eustachio de Quinteato domicelli</text:p>
          </table:table-cell>
          <table:table-cell table:style-name="ce11" office:value-type="string" calcext:value-type="string">
            <text:p>Guillermo filio Johannis de Crosto</text:p>
          </table:table-cell>
          <table:table-cell table:style-name="ce11" office:value-type="string" calcext:value-type="string">
            <text:p>Mattheo Matinerii</text:p>
          </table:table-cell>
          <table:table-cell table:style-name="ce11" table:number-columns-repeated="2"/>
          <table:table-cell table:style-name="ce2" office:value-type="string" calcext:value-type="string">
            <text:p>in compositione olim facta inter domum Devesseti et domini catri Fayni condam</text:p>
          </table:table-cell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Costat in notarii de tribus ut infra et deibus octo et oboli in duobus locis ita est</text:p>
          </table:table-cell>
          <table:table-cell table:style-name="ce2" office:value-type="string" calcext:value-type="string">
            <text:p>Domum</text:p>
          </table:table-cell>
          <table:table-cell table:style-name="ce2" office:value-type="string" calcext:value-type="string">
            <text:p>Loco et territorio de Malagayta et de Mas Feriol et de Daldega</text:p>
          </table:table-cell>
          <table:table-cell table:style-name="ce2" office:value-type="string" calcext:value-type="string">
            <text:p>Amiculis</text:p>
          </table:table-cell>
          <table:table-cell table:style-name="ce7" office:value-type="string" calcext:value-type="string">
            <text:p>Fay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89]/8+[.BL189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+1/3" office:value-type="float" office:value="1.33333333333333" calcext:value-type="float">
            <text:p>1,33333333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89]+[.BO189]/2+[.BP189]/8+[.BQ189]/16+[.BR189]/4+[.BS189]/32)*39" office:value-type="float" office:value="17.875" calcext:value-type="float">
            <text:p>17,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+1/3" office:value-type="float" office:value="1.33333333333333" calcext:value-type="float">
            <text:p>1,33333333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89]+[.BW189]/2+[.BX189]/8+[.BY189]/16+[.BZ189]/4+[.CB189]/32+[.CC189]/16)*39" office:value-type="float" office:value="8.125" calcext:value-type="float">
            <text:p>8,1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Terris + pratis et pasturalibus</text:p>
          </table:table-cell>
          <table:table-cell table:style-name="ce2" table:formula="of:=9+8/12" office:value-type="float" office:value="9.66666666666667" calcext:value-type="float">
            <text:p>9,66666666666667</text:p>
          </table:table-cell>
          <table:table-cell table:style-name="ce2" table:formula="of:=1+1/3" office:value-type="float" office:value="1.33333333333333" calcext:value-type="float">
            <text:p>1,333333333333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189]+[.CL189]/24+[.CM189]/48+[.CN189]/48" office:value-type="float" office:value="9.72222222222222" calcext:value-type="float">
            <text:p>9,722222222222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atis et possessionibus</text:p>
          </table:table-cell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Eustachio de Quinteato domicelli</text:p>
          </table:table-cell>
          <table:table-cell table:style-name="ce11" office:value-type="string" calcext:value-type="string">
            <text:p>Guillermo filio Johannis de Crosto</text:p>
          </table:table-cell>
          <table:table-cell table:style-name="ce11" office:value-type="string" calcext:value-type="string">
            <text:p>Mattheo Matineri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/>
          <table:table-cell table:style-name="ce2" office:value-type="string" calcext:value-type="string">
            <text:p>Oui</text:p>
          </table:table-cell>
          <table:table-cell table:number-columns-repeated="40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os</text:p>
          </table:table-cell>
          <table:table-cell table:style-name="ce2" office:value-type="string" calcext:value-type="string">
            <text:p>Loco et territorio de Malagayta et de Manso Feriol et de Dailhdega</text:p>
          </table:table-cell>
          <table:table-cell table:style-name="ce2" office:value-type="string" calcext:value-type="string">
            <text:p>Frère</text:p>
          </table:table-cell>
          <table:table-cell table:style-name="ce7" office:value-type="string" calcext:value-type="string">
            <text:p>Fay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90]/8+[.BL190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+1/3" office:value-type="float" office:value="1.33333333333333" calcext:value-type="float">
            <text:p>1,33333333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90]+[.BO190]/2+[.BP190]/8+[.BQ190]/16+[.BR190]/4+[.BS190]/32)*39" office:value-type="float" office:value="17.875" calcext:value-type="float">
            <text:p>17,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+1/3" office:value-type="float" office:value="1.33333333333333" calcext:value-type="float">
            <text:p>1,33333333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90]+[.BW190]/2+[.BX190]/8+[.BY190]/16+[.BZ190]/4+[.CB190]/32+[.CC190]/16)*39" office:value-type="float" office:value="8.125" calcext:value-type="float">
            <text:p>8,1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is</text:p>
          </table:table-cell>
          <table:table-cell table:style-name="ce2" table:formula="of:=9+8/12" office:value-type="float" office:value="9.66666666666667" calcext:value-type="float">
            <text:p>9,66666666666667</text:p>
          </table:table-cell>
          <table:table-cell table:style-name="ce2" table:formula="of:=1+1/3" office:value-type="float" office:value="1.33333333333333" calcext:value-type="float">
            <text:p>1,333333333333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190]+[.CL190]/24+[.CM190]/48+[.CN190]/48" office:value-type="float" office:value="9.72222222222222" calcext:value-type="float">
            <text:p>9,722222222222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atis</text:p>
          </table:table-cell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Eustachio de Quinteato domicelli</text:p>
          </table:table-cell>
          <table:table-cell table:style-name="ce11" office:value-type="string" calcext:value-type="string">
            <text:p>Guillermo filio Johannis de Crosto</text:p>
          </table:table-cell>
          <table:table-cell table:style-name="ce11" office:value-type="string" calcext:value-type="string">
            <text:p>Mattheo Matineri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5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um + sana</text:p>
          </table:table-cell>
          <table:table-cell table:style-name="ce2" office:value-type="string" calcext:value-type="string">
            <text:p>Loco et territorio de Malagayta et in locus et pertinentiis de Mas Feriol et de Dalhdega</text:p>
          </table:table-cell>
          <table:table-cell table:style-name="ce2"/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91]/8+[.BL191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+1/3" office:value-type="float" office:value="1.33333333333333" calcext:value-type="float">
            <text:p>1,33333333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191]+[.BO191]/2+[.BP191]/8+[.BQ191]/16+[.BR191]/4+[.BS191]/32)*39" office:value-type="float" office:value="17.875" calcext:value-type="float">
            <text:p>17,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+1/3" office:value-type="float" office:value="1.33333333333333" calcext:value-type="float">
            <text:p>1,33333333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91]+[.BW191]/2+[.BX191]/8+[.BY191]/16+[.BZ191]/4+[.CB191]/32+[.CC191]/16)*39" office:value-type="float" office:value="8.125" calcext:value-type="float">
            <text:p>8,1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Sana</text:p>
          </table:table-cell>
          <table:table-cell table:style-name="ce2" table:formula="of:=9+8/12+6/12" office:value-type="float" office:value="10.1666666666667" calcext:value-type="float">
            <text:p>10,1666666666667</text:p>
          </table:table-cell>
          <table:table-cell table:style-name="ce2" table:formula="of:=1+1/3" office:value-type="float" office:value="1.33333333333333" calcext:value-type="float">
            <text:p>1,333333333333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191]+[.CL191]/24+[.CM191]/48+[.CN191]/48" office:value-type="float" office:value="10.2222222222222" calcext:value-type="float">
            <text:p>10,222222222222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one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Eustachio de Quinteato domicelli</text:p>
          </table:table-cell>
          <table:table-cell table:style-name="ce11" office:value-type="string" calcext:value-type="string">
            <text:p>Guillermo filio Johannis de Crosto</text:p>
          </table:table-cell>
          <table:table-cell table:style-name="ce11" office:value-type="string" calcext:value-type="string">
            <text:p>Mattheo Matinerii</text:p>
          </table:table-cell>
          <table:table-cell table:style-name="ce11" table:number-columns-repeated="2"/>
          <table:table-cell table:style-name="ce2" office:value-type="string" calcext:value-type="string">
            <text:p>in compositione olim facta inter domum Devesseti et domini catri Fayni condam</text:p>
          </table:table-cell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5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os + 2 terra + sanha</text:p>
          </table:table-cell>
          <table:table-cell table:style-name="ce2" office:value-type="string" calcext:value-type="string">
            <text:p>Loco et territorio de Malagayta</text:p>
          </table:table-cell>
          <table:table-cell table:style-name="ce2" office:value-type="string" calcext:value-type="string">
            <text:p>Quelqu'un</text:p>
          </table:table-cell>
          <table:table-cell table:style-name="ce7" office:value-type="string" calcext:value-type="string">
            <text:p>Fay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192]/8+[.BL192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6+1/2" office:value-type="float" office:value="6.5" calcext:value-type="float">
            <text:p>6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192]+[.BO192]/2+[.BP192]/8+[.BQ192]/16+[.BR192]/4+[.BS192]/32)*39" office:value-type="float" office:value="31.6875" calcext:value-type="float">
            <text:p>31,6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3+1/2" office:value-type="float" office:value="3.5" calcext:value-type="float">
            <text:p>3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V192]+[.BW192]/2+[.BX192]/8+[.BY192]/16+[.BZ192]/4+[.CB192]/32+[.CC192]/16)*39" office:value-type="float" office:value="19.5" calcext:value-type="float">
            <text:p>19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Terris + pratis et pasturalibus + 2 terra + sanha</text:p>
          </table:table-cell>
          <table:table-cell table:style-name="ce2" table:formula="of:=17+6/12+15/12" office:value-type="float" office:value="18.75" calcext:value-type="float">
            <text:p>18,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92]+[.CL192]/24+[.CM192]/48+[.CN192]/48" office:value-type="float" office:value="18.75" calcext:value-type="float">
            <text:p>18,7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one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Eustachio de Quinteato domicelli</text:p>
          </table:table-cell>
          <table:table-cell table:style-name="ce11" office:value-type="string" calcext:value-type="string">
            <text:p>Guillermo filio Johannis de Crosto</text:p>
          </table:table-cell>
          <table:table-cell table:style-name="ce11" office:value-type="string" calcext:value-type="string">
            <text:p>Mattheo Matinerii</text:p>
          </table:table-cell>
          <table:table-cell table:style-name="ce11" table:number-columns-repeated="2"/>
          <table:table-cell table:style-name="ce2" office:value-type="string" calcext:value-type="string">
            <text:p>in compositione olim facta inter domum Devesseti et domini catri Fayni condam</text:p>
          </table:table-cell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40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omum + ortum</text:p>
          </table:table-cell>
          <table:table-cell table:style-name="ce2" table:number-columns-repeated="2"/>
          <table:table-cell table:style-name="ce7"/>
          <table:table-cell table:style-name="ce2" table:formula="of:=1/2" office:value-type="float" office:value="0.5" calcext:value-type="float">
            <text:p>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193]/8+[.BL193]/4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7" table:formula="of:=([.BN193]+[.BO193]/2+[.BP193]/8+[.BQ193]/16+[.BR193]/4+[.BS193]/32)*39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7" table:formula="of:=([.BV193]+[.BW193]/2+[.BX193]/8+[.BY193]/16+[.BZ193]/4+[.CB193]/32+[.CC193]/16)*3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193]+[.CL193]/24+[.CM193]/48+[.CN193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 ordinis Sancti Johanis Jherosolimitani</text:p>
          </table:table-cell>
          <table:table-cell table:style-name="ce11" office:value-type="string" calcext:value-type="string">
            <text:p>Thoma Chanbonane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table:number-columns-repeated="53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2" table:number-columns-repeated="2"/>
          <table:table-cell table:style-name="ce7" table:formula="of:=([.BK194]/8+[.BL194]/4)*39" office:value-type="float" office:value="0" calcext:value-type="float">
            <text:p>0</text:p>
          </table:table-cell>
          <table:table-cell table:style-name="ce2" table:number-columns-repeated="7"/>
          <table:table-cell table:style-name="ce7" table:formula="of:=([.BN194]+[.BO194]/2+[.BP194]/8+[.BQ194]/16+[.BR194]/4+[.BS194]/32)*39" office:value-type="float" office:value="0" calcext:value-type="float">
            <text:p>0</text:p>
          </table:table-cell>
          <table:table-cell table:style-name="ce2" table:number-columns-repeated="8"/>
          <table:table-cell table:style-name="ce7" table:formula="of:=([.BV194]+[.BW194]/2+[.BX194]/8+[.BY194]/16+[.BZ194]/4+[.CB194]/32+[.CC194]/16)*39" office:value-type="float" office:value="0" calcext:value-type="float">
            <text:p>0</text:p>
          </table:table-cell>
          <table:table-cell table:style-name="ce2" table:number-columns-repeated="10"/>
          <table:table-cell table:style-name="ce2" table:formula="of:=[.CK194]+[.CL194]/24+[.CM194]/48+[.CN194]/48" office:value-type="float" office:value="0" calcext:value-type="float">
            <text:p>0</text:p>
          </table:table-cell>
          <table:table-cell table:style-name="ce2" table:number-columns-repeated="5"/>
          <table:table-cell table:style-name="ce1"/>
          <table:table-cell table:style-name="ce1" office:value-type="string" calcext:value-type="string">
            <text:p>Girandus Girandi de Pulinaco</text:p>
          </table:table-cell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Mars</text:p>
          </table:table-cell>
          <table:table-cell table:style-name="ce1"/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Nemus + terra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195]/8+[.BL195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195]+[.BO195]/2+[.BP195]/8+[.BQ195]/16+[.BR195]/4+[.BS195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195]+[.BW195]/2+[.BX195]/8+[.BY195]/16+[.BZ195]/4+[.CB195]/32+[.CC195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Terra et nemus</text:p>
          </table:table-cell>
          <table:table-cell table:style-name="ce2" table:formula="of:=1/12" office:value-type="float" office:value="0.0833333333333333" calcext:value-type="float">
            <text:p>0,08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95]+[.CL195]/24+[.CM195]/48+[.CN195]/48" office:value-type="float" office:value="0.0833333333333333" calcext:value-type="float">
            <text:p>0,08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" office:value-type="string" calcext:value-type="string">
            <text:p>Devesset, sub estras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ondono de Flassac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Re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Prout alii homines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0" table:style-name="ce2" office:value-type="string" calcext:value-type="string">
            <text:p>Non</text:p>
          </table:table-cell>
          <table:table-cell table:style-name="ce2"/>
          <table:table-cell table:style-name="ce12"/>
          <table:table-cell table:style-name="ce2" office:value-type="string" calcext:value-type="string">
            <text:p>Chalmariais</text:p>
          </table:table-cell>
          <table:table-cell table:style-name="ce2"/>
          <table:table-cell table:style-name="ce7"/>
          <table:table-cell table:style-name="ce2" table:formula="of:=1/2" office:value-type="float" office:value="0.5" calcext:value-type="float">
            <text:p>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196]/8+[.BL196]/4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7" table:formula="of:=([.BN196]+[.BO196]/2+[.BP196]/8+[.BQ196]/16+[.BR196]/4+[.BS196]/32)*39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7" table:formula="of:=([.BV196]+[.BW196]/2+[.BX196]/8+[.BY196]/16+[.BZ196]/4+[.CB196]/32+[.CC196]/16)*3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12" table:formula="of:=1/3" office:value-type="float" office:value="0.333333333333333" calcext:value-type="float">
            <text:p>0,3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K196]+[.CL196]/24+[.CM196]/48+[.CN196]/48" office:value-type="float" office:value="0.333333333333333" calcext:value-type="float">
            <text:p>0,3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12" office:value-type="string" calcext:value-type="string">
            <text:p>Pro ortis</text:p>
          </table:table-cell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etheus Morelli de Ruppepaula</text:p>
          </table:table-cell>
          <table:table-cell table:style-name="ce11" office:value-type="string" calcext:value-type="string">
            <text:p>Matheo Matinerii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 office:value-type="string" calcext:value-type="string">
            <text:p>Talhabilis et explet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3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Quartam partem omnium rerum et possessionem quem fuerunt condam Johanis Marconis sive Despaetis eius patris</text:p>
          </table:table-cell>
          <table:table-cell table:style-name="ce2" office:value-type="string" calcext:value-type="string">
            <text:p>Baylhagio</text:p>
          </table:table-cell>
          <table:table-cell table:style-name="ce2" table:number-columns-repeated="2"/>
          <table:table-cell table:style-name="ce7" office:value-type="string" calcext:value-type="string">
            <text:p>Tence</text:p>
          </table:table-cell>
          <table:table-cell table:style-name="ce2" table:formula="of:=1/6" office:value-type="float" office:value="0.166666666666667" calcext:value-type="float">
            <text:p>0,1666666666666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197]/8+[.BL197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197]+[.BO197]/2+[.BP197]/8+[.BQ197]/16+[.BR197]/4+[.BS197]/32)*39" office:value-type="float" office:value="2.4375" calcext:value-type="float">
            <text:p>2,43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V197]+[.BW197]/2+[.BX197]/8+[.BY197]/16+[.BZ197]/4+[.CB197]/32+[.CC197]/16)*39" office:value-type="float" office:value="7.3125" calcext:value-type="float">
            <text:p>7,312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18/12" office:value-type="float" office:value="1.5" calcext:value-type="float">
            <text:p>1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97]+[.CL197]/24+[.CM197]/48+[.CN197]/48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o</text:p>
          </table:table-cell>
          <table:table-cell table:style-name="ce2" office:value-type="string" calcext:value-type="string">
            <text:p>De mandato et infra mandamento et omnimoda juridictione loci de Chalmariais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ne de Sancto Anthonio</text:p>
          </table:table-cell>
          <table:table-cell table:style-name="ce11" office:value-type="string" calcext:value-type="string">
            <text:p>Jacobo Chanbonandi</text:p>
          </table:table-cell>
          <table:table-cell table:style-name="ce11" office:value-type="string" calcext:value-type="string">
            <text:p>Michaele Chambonandi</text:p>
          </table:table-cell>
          <table:table-cell table:number-columns-repeated="3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Re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Oui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Chalmariais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198]/8+[.BL198]/4)*39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N198]+[.BO198]/2+[.BP198]/8+[.BQ198]/16+[.BR198]/4+[.BS198]/32)*39" office:value-type="float" office:value="9.75" calcext:value-type="float">
            <text:p>9,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1/4" office:value-type="float" office:value="0.25" calcext:value-type="float">
            <text:p>0,25</text:p>
          </table:table-cell>
          <table:table-cell table:style-name="ce7" table:formula="of:=([.BV198]+[.BW198]/2+[.BX198]/8+[.BY198]/16+[.BZ198]/4+[.CB198]/32+[.CC198]/16)*39" office:value-type="float" office:value="7.921875" calcext:value-type="float">
            <text:p>7,9218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.75" calcext:value-type="float">
            <text:p>1,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98]+[.CL198]/24+[.CM198]/48+[.CN198]/48" office:value-type="float" office:value="1.75" calcext:value-type="float">
            <text:p>1,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one omnimoda</text:p>
          </table:table-cell>
          <table:table-cell table:style-name="ce2" office:value-type="string" calcext:value-type="string">
            <text:p>Mandemento et infra mandamentum loci de Chalmariais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etheus Morelli de Ruppepaula</text:p>
          </table:table-cell>
          <table:table-cell table:style-name="ce11" office:value-type="string" calcext:value-type="string">
            <text:p>Matheo Matinerii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Re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ntractus emphiteoti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Oui</text:p>
          </table:table-cell>
          <table:table-cell table:number-columns-repeated="36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Chalmariais</text:p>
          </table:table-cell>
          <table:table-cell table:style-name="ce2" office:value-type="string" calcext:value-type="string">
            <text:p>Enfants</text:p>
          </table:table-cell>
          <table:table-cell table:style-name="ce7" office:value-type="string" calcext:value-type="string">
            <text:p>Tenc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199]/8+[.BL199]/4)*39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N199]+[.BO199]/2+[.BP199]/8+[.BQ199]/16+[.BR199]/4+[.BS199]/32)*39" office:value-type="float" office:value="9.75" calcext:value-type="float">
            <text:p>9,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V199]+[.BW199]/2+[.BX199]/8+[.BY199]/16+[.BZ199]/4+[.CB199]/32+[.CC199]/16)*39" office:value-type="float" office:value="2.4375" calcext:value-type="float">
            <text:p>2,43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199]+[.CL199]/24+[.CM199]/48+[.CN199]/48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um </text:p>
          </table:table-cell>
          <table:table-cell table:style-name="ce2" office:value-type="string" calcext:value-type="string">
            <text:p>Loci seu castri de Chalmariais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etheus Morelli de Ruppepaula</text:p>
          </table:table-cell>
          <table:table-cell table:style-name="ce11" office:value-type="string" calcext:value-type="string">
            <text:p>Matheo Matinerii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um + baylhagio + pratum + domum eius uxoris + possessiones eius uxoris</text:p>
          </table:table-cell>
          <table:table-cell table:style-name="ce2" office:value-type="string" calcext:value-type="string">
            <text:p>Loco et territorio de Chalmariais</text:p>
          </table:table-cell>
          <table:table-cell table:style-name="ce2" office:value-type="string" calcext:value-type="string">
            <text:p>Femme</text:p>
          </table:table-cell>
          <table:table-cell table:style-name="ce7" office:value-type="string" calcext:value-type="string">
            <text:p>Tence</text:p>
          </table:table-cell>
          <table:table-cell table:style-name="ce2" table:formula="of:=1/2+1/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200]/8+[.BL200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3+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N200]+[.BO200]/2+[.BP200]/8+[.BQ200]/16+[.BR200]/4+[.BS200]/32)*39" office:value-type="float" office:value="29.25" calcext:value-type="float">
            <text:p>29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V200]+[.BW200]/2+[.BX200]/8+[.BY200]/16+[.BZ200]/4+[.CB200]/32+[.CC200]/16)*39" office:value-type="float" office:value="12.1875" calcext:value-type="float">
            <text:p>12,18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ossessiones eius uxoris + baylhagio eius uxoris</text:p>
          </table:table-cell>
          <table:table-cell table:style-name="ce2" table:formula="of:=2+6/12+3+10/12" office:value-type="float" office:value="6.33333333333333" calcext:value-type="float">
            <text:p>6,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00]+[.CL200]/24+[.CM200]/48+[.CN200]/48" office:value-type="float" office:value="6.33333333333333" calcext:value-type="float">
            <text:p>6,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mandamento et juridictione omnimoda</text:p>
          </table:table-cell>
          <table:table-cell table:style-name="ce2" office:value-type="string" calcext:value-type="string">
            <text:p>Castri seu loci de Chalmariais</text:p>
          </table:table-cell>
          <table:table-cell table:style-name="ce1" office:value-type="string" calcext:value-type="string">
            <text:p>Devesset, avant la porte du castru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 ordinis Sancti Johanis Jherosolimitani</text:p>
          </table:table-cell>
          <table:table-cell table:style-name="ce11" office:value-type="string" calcext:value-type="string">
            <text:p>Guillermo Boteria</text:p>
          </table:table-cell>
          <table:table-cell table:style-name="ce11" office:value-type="string" calcext:value-type="string">
            <text:p>Martino de Capella parochie Sancti Agreppavi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Re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Petiarum</text:p>
          </table:table-cell>
          <table:table-cell table:style-name="ce2" office:value-type="string" calcext:value-type="string">
            <text:p>Chalmariais</text:p>
          </table:table-cell>
          <table:table-cell table:style-name="ce2" office:value-type="string" calcext:value-type="string">
            <text:p>Enfants</text:p>
          </table:table-cell>
          <table:table-cell table:style-name="ce7" office:value-type="string" calcext:value-type="string">
            <text:p>Tence</text:p>
          </table:table-cell>
          <table:table-cell table:style-name="ce2" table:formula="of:=1+1/6" office:value-type="float" office:value="1.16666666666667" calcext:value-type="float">
            <text:p>1,166666666666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201]/8+[.BL201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3.5+1/3" office:value-type="float" office:value="3.83333333333333" calcext:value-type="float">
            <text:p>3,833333333333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N201]+[.BO201]/2+[.BP201]/8+[.BQ201]/16+[.BR201]/4+[.BS201]/32)*39" office:value-type="float" office:value="21.125" calcext:value-type="float">
            <text:p>21,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V201]+[.BW201]/2+[.BX201]/8+[.BY201]/16+[.BZ201]/4+[.CB201]/32+[.CC201]/16)*39" office:value-type="float" office:value="26.8125" calcext:value-type="float">
            <text:p>26,812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ylliagio</text:p>
          </table:table-cell>
          <table:table-cell table:style-name="ce2" office:value-type="float" office:value="6.5" calcext:value-type="float">
            <text:p>6,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201]+[.CL201]/24+[.CM201]/48+[.CN201]/48" office:value-type="float" office:value="6.5" calcext:value-type="float">
            <text:p>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um </text:p>
          </table:table-cell>
          <table:table-cell table:style-name="ce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etheus Morelli de Ruppepaula</text:p>
          </table:table-cell>
          <table:table-cell table:style-name="ce11" office:value-type="string" calcext:value-type="string">
            <text:p>Matheo Matinerii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31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um + pasturale</text:p>
          </table:table-cell>
          <table:table-cell table:style-name="ce2" office:value-type="string" calcext:value-type="string">
            <text:p>Loco et territorio de Chalmariais</text:p>
          </table:table-cell>
          <table:table-cell table:style-name="ce2" office:value-type="string" calcext:value-type="string">
            <text:p>Fils</text:p>
          </table:table-cell>
          <table:table-cell table:style-name="ce7" office:value-type="string" calcext:value-type="string">
            <text:p>Tence</text:p>
          </table:table-cell>
          <table:table-cell table:style-name="ce12" table:formula="of:=1/2" office:value-type="float" office:value="0.5" calcext:value-type="float">
            <text:p>0,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202]/8+[.BL202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+1/2+1/6+1/3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N202]+[.BO202]/2+[.BP202]/8+[.BQ202]/16+[.BR202]/4+[.BS202]/32)*39" office:value-type="float" office:value="12.1875" calcext:value-type="float">
            <text:p>12,18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/3+1/2" office:value-type="float" office:value="0.833333333333333" calcext:value-type="float">
            <text:p>0,833333333333333</text:p>
          </table:table-cell>
          <table:table-cell table:style-name="ce2" table:formula="of:=1/2" office:value-type="float" office:value="0.5" calcext:value-type="float">
            <text:p>0,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V202]+[.BW202]/2+[.BX202]/8+[.BY202]/16+[.BZ202]/4+[.CB202]/32+[.CC202]/16)*39" office:value-type="float" office:value="34.53125" calcext:value-type="float">
            <text:p>34,5312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ossessiones liberorum suorum</text:p>
          </table:table-cell>
          <table:table-cell table:style-name="ce2" table:formula="of:=6+9/12+2+9/12" office:value-type="float" office:value="9.5" calcext:value-type="float">
            <text:p>9,5</text:p>
          </table:table-cell>
          <table:table-cell table:style-name="ce2" table:formula="of:=1+1/3" office:value-type="float" office:value="1.33333333333333" calcext:value-type="float">
            <text:p>1,333333333333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K202]+[.CL202]/24+[.CM202]/48+[.CN202]/48" office:value-type="float" office:value="9.57638888888889" calcext:value-type="float">
            <text:p>9,576388888888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o</text:p>
          </table:table-cell>
          <table:table-cell table:style-name="ce2" office:value-type="string" calcext:value-type="string">
            <text:p>De mandato et infra mandamento et omnimoda juridictione loci de Chalmariais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 ordinis Sancti Johanis Jherosolimitani</text:p>
          </table:table-cell>
          <table:table-cell table:style-name="ce11" office:value-type="string" calcext:value-type="string">
            <text:p>Johanne Jucge <text:span text:style-name="T5">al'</text:span><text:span text:style-name="T3"> verila</text:span></text:p>
          </table:table-cell>
          <table:table-cell table:style-name="ce11" office:value-type="string" calcext:value-type="string">
            <text:p>Thoma Chanbonane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number-columns-repeated="7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9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Possessiones eiux uxoris + baylhagio</text:p>
          </table:table-cell>
          <table:table-cell table:style-name="ce2" office:value-type="string" calcext:value-type="string">
            <text:p>Loco et territorio de Chalmariais</text:p>
          </table:table-cell>
          <table:table-cell table:style-name="ce2" office:value-type="string" calcext:value-type="string">
            <text:p>Femme</text:p>
          </table:table-cell>
          <table:table-cell table:style-name="ce7" office:value-type="string" calcext:value-type="string">
            <text:p>Tence</text:p>
          </table:table-cell>
          <table:table-cell table:style-name="ce2" table:formula="of:=1/2+1/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203]/8+[.BL203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3+1+1/2" office:value-type="float" office:value="4.5" calcext:value-type="float">
            <text:p>4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N203]+[.BO203]/2+[.BP203]/8+[.BQ203]/16+[.BR203]/4+[.BS203]/32)*39" office:value-type="float" office:value="31.6875" calcext:value-type="float">
            <text:p>31,68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/2+1+1/2" office:value-type="float" office:value="2" calcext:value-type="float">
            <text:p>2</text:p>
          </table:table-cell>
          <table:table-cell table:style-name="ce2" table:formula="of:=3+1"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V203]+[.BW203]/2+[.BX203]/8+[.BY203]/16+[.BZ203]/4+[.CB203]/32+[.CC203]/16)*39" office:value-type="float" office:value="19.5" calcext:value-type="float">
            <text:p>19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ossessiones eius uxoris</text:p>
          </table:table-cell>
          <table:table-cell table:style-name="ce2" table:formula="of:=5+8/12+4+6/12" office:value-type="float" office:value="10.1666666666667" calcext:value-type="float">
            <text:p>10,1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K203]+[.CL203]/24+[.CM203]/48+[.CN203]/48" office:value-type="float" office:value="10.1875" calcext:value-type="float">
            <text:p>10,187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o</text:p>
          </table:table-cell>
          <table:table-cell table:style-name="ce2" office:value-type="string" calcext:value-type="string">
            <text:p>De mandamento juridictione loci de Chalmariais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ne Meruli</text:p>
          </table:table-cell>
          <table:table-cell table:style-name="ce11" office:value-type="string" calcext:value-type="string">
            <text:p>Johanne de Sancto Anthonio</text:p>
          </table:table-cell>
          <table:table-cell table:style-name="ce11" office:value-type="string" calcext:value-type="string">
            <text:p>Jacobo Dens Pontetz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0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um + grangiam pratum + bayliaghio</text:p>
          </table:table-cell>
          <table:table-cell table:style-name="ce2" office:value-type="string" calcext:value-type="string">
            <text:p>Loco et territorio de Chalmariais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table:formula="of:=1+1/2" office:value-type="float" office:value="1.5" calcext:value-type="float">
            <text:p>1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204]/8+[.BL204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204]+[.BO204]/2+[.BP204]/8+[.BQ204]/16+[.BR204]/4+[.BS204]/32)*39" office:value-type="float" office:value="58.5" calcext:value-type="float">
            <text:p>58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7" table:formula="of:=([.BV204]+[.BW204]/2+[.BX204]/8+[.BY204]/16+[.BZ204]/4+[.CB204]/32+[.CC204]/16)*39" office:value-type="float" office:value="39" calcext:value-type="float">
            <text:p>3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etia</text:p>
          </table:table-cell>
          <table:table-cell table:style-name="ce2" table:formula="of:=10+10/12+2/12" office:value-type="float" office:value="11" calcext:value-type="float">
            <text:p>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04]+[.CL204]/24+[.CM204]/48+[.CN204]/48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o</text:p>
          </table:table-cell>
          <table:table-cell table:style-name="ce2" office:value-type="string" calcext:value-type="string">
            <text:p>De juridictione omnimoda altaque et bessa justitia castri seu loci de Chalmariais</text:p>
          </table:table-cell>
          <table:table-cell table:style-name="ce1" office:value-type="string" calcext:value-type="string">
            <text:p>Devesset, avant la porte de Devesset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 ordinis Sancti Johanis Jherosolimitani</text:p>
          </table:table-cell>
          <table:table-cell table:style-name="ce11" office:value-type="string" calcext:value-type="string">
            <text:p>Petrum de Casalibus</text:p>
          </table:table-cell>
          <table:table-cell table:style-name="ce11" office:value-type="string" calcext:value-type="string">
            <text:p>Guillermo Boteria de Capella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number-columns-repeated="7" table:style-name="ce2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29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Possessiones + terra + pasturalia</text:p>
          </table:table-cell>
          <table:table-cell table:style-name="ce2" office:value-type="string" calcext:value-type="string">
            <text:p>Loco et territorio de Chalmariais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205]/8+[.BL205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7+1/2+1/2" office:value-type="float" office:value="8" calcext:value-type="float">
            <text:p>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205]+[.BO205]/2+[.BP205]/8+[.BQ205]/16+[.BR205]/4+[.BS205]/32)*39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V205]+[.BW205]/2+[.BX205]/8+[.BY205]/16+[.BZ205]/4+[.CB205]/32+[.CC205]/16)*39" office:value-type="float" office:value="43.875" calcext:value-type="float">
            <text:p>43,8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ylhagio + terra et pasturalia</text:p>
          </table:table-cell>
          <table:table-cell table:style-name="ce2" table:formula="of:=14.5+4/12" office:value-type="float" office:value="14.8333333333333" calcext:value-type="float">
            <text:p>14,8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05]+[.CL205]/24+[.CM205]/48+[.CN205]/48" office:value-type="float" office:value="14.8333333333333" calcext:value-type="float">
            <text:p>14,8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o</text:p>
          </table:table-cell>
          <table:table-cell table:style-name="ce2" office:value-type="string" calcext:value-type="string">
            <text:p>De mandamento et juridictione et infra mandamentum loci seu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Feudo presbitero</text:p>
          </table:table-cell>
          <table:table-cell table:style-name="ce11" office:value-type="string" calcext:value-type="string">
            <text:p>Heustachio de Quinccaco</text:p>
          </table:table-cell>
          <table:table-cell table:style-name="ce11" office:value-type="string" calcext:value-type="string">
            <text:p>Matheo Morell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8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um + ortum + calmis + possessiones nepos uxoris eius filii</text:p>
          </table:table-cell>
          <table:table-cell table:style-name="ce2" office:value-type="string" calcext:value-type="string">
            <text:p>Territorio de Chalmariais</text:p>
          </table:table-cell>
          <table:table-cell table:style-name="ce2" office:value-type="string" calcext:value-type="string">
            <text:p>Petite-nièce</text:p>
          </table:table-cell>
          <table:table-cell table:style-name="ce7" office:value-type="string" calcext:value-type="string">
            <text:p>Tence</text:p>
          </table:table-cell>
          <table:table-cell table:style-name="ce2" table:formula="of:=2+1.5" office:value-type="float" office:value="3.5" calcext:value-type="float">
            <text:p>3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206]/8+[.BL206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7+1+1/2" office:value-type="float" office:value="8.5" calcext:value-type="float">
            <text:p>8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N206]+[.BO206]/2+[.BP206]/8+[.BQ206]/16+[.BR206]/4+[.BS206]/32)*39" office:value-type="float" office:value="43.875" calcext:value-type="float">
            <text:p>43,8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0.5+3.5" office:value-type="float" office:value="14" calcext:value-type="float">
            <text:p>1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V206]+[.BW206]/2+[.BX206]/8+[.BY206]/16+[.BZ206]/4+[.CB206]/32+[.CC206]/16)*39" office:value-type="float" office:value="68.25" calcext:value-type="float">
            <text:p>68,2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ylhagio + calmis + possessiones nepos uxoris eius filii</text:p>
          </table:table-cell>
          <table:table-cell table:style-name="ce2" table:formula="of:=11+10/12+2/12+7+7/12" office:value-type="float" office:value="19.5833333333333" calcext:value-type="float">
            <text:p>19,58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K206]+[.CL206]/24+[.CM206]/48+[.CN206]/48" office:value-type="float" office:value="19.6145833333333" calcext:value-type="float">
            <text:p>19,61458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o</text:p>
          </table:table-cell>
          <table:table-cell table:style-name="ce2" office:value-type="string" calcext:value-type="string">
            <text:p>De omnimoda juridictione et de mandamento loci seu castri de Chalmariais</text:p>
          </table:table-cell>
          <table:table-cell table:style-name="ce1" office:value-type="string" calcext:value-type="string">
            <text:p>Devesset, avant la porte de Devesset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Petro de Casalibus</text:p>
          </table:table-cell>
          <table:table-cell table:style-name="ce11" office:value-type="string" calcext:value-type="string">
            <text:p>Fratre Johanne Meruli ordinis Sancti Johanis Jherosolimitani</text:p>
          </table:table-cell>
          <table:table-cell table:style-name="ce11" office:value-type="string" calcext:value-type="string">
            <text:p>Guillermo Boteria de Capella parochie Sancti Agreppavi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/>
          <table:table-cell table:number-columns-repeated="4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30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Domos + grangiam + prato + 2 possessiones</text:p>
          </table:table-cell>
          <table:table-cell table:style-name="ce2" office:value-type="string" calcext:value-type="string">
            <text:p>Manso et territorio de Chalmariais</text:p>
          </table:table-cell>
          <table:table-cell table:style-name="ce2" office:value-type="string" calcext:value-type="string">
            <text:p>Enfants</text:p>
          </table:table-cell>
          <table:table-cell table:style-name="ce7" office:value-type="string" calcext:value-type="string">
            <text:p>Tence</text:p>
          </table:table-cell>
          <table:table-cell table:style-name="ce2" table:formula="of:=1+1/2" office:value-type="float" office:value="1.5" calcext:value-type="float">
            <text:p>1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207]/8+[.BL207]/4)*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7+1/2+1/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N207]+[.BO207]/2+[.BP207]/8+[.BQ207]/16+[.BR207]/4+[.BS207]/32)*39" office:value-type="float" office:value="95.0625" calcext:value-type="float">
            <text:p>95,06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15.5+1/2" office:value-type="float" office:value="16" calcext:value-type="float">
            <text:p>1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V207]+[.BW207]/2+[.BX207]/8+[.BY207]/16+[.BZ207]/4+[.CB207]/32+[.CC207]/16)*39" office:value-type="float" office:value="78" calcext:value-type="float">
            <text:p>7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ylhagio + prato + 2 possessiones</text:p>
          </table:table-cell>
          <table:table-cell table:style-name="ce2" table:formula="of:=20+9/12+2+5/12+11/12" office:value-type="float" office:value="24.0833333333333" calcext:value-type="float">
            <text:p>24,0833333333333</text:p>
          </table:table-cell>
          <table:table-cell table:style-name="ce2" table:formula="of:=1/3" office:value-type="float" office:value="0.333333333333333" calcext:value-type="float">
            <text:p>0,3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K207]+[.CL207]/24+[.CM207]/48+[.CN207]/48" office:value-type="float" office:value="24.1180555555556" calcext:value-type="float">
            <text:p>24,11805555555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Feudo presbitero</text:p>
          </table:table-cell>
          <table:table-cell table:style-name="ce11" office:value-type="string" calcext:value-type="string">
            <text:p>Heustachio de Quinccaco</text:p>
          </table:table-cell>
          <table:table-cell table:style-name="ce11" office:value-type="string" calcext:value-type="string">
            <text:p>Matheo Morell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9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us + possessiones + terra</text:p>
          </table:table-cell>
          <table:table-cell table:style-name="ce2" office:value-type="string" calcext:value-type="string">
            <text:p>Loco Dens Tenanos</text:p>
          </table:table-cell>
          <table:table-cell table:style-name="ce2" office:value-type="string" calcext:value-type="string">
            <text:p>Neveux</text:p>
          </table:table-cell>
          <table:table-cell table:style-name="ce7" office:value-type="string" calcext:value-type="string">
            <text:p>Devesset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K208]/8+[.BL208]/4)*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7" table:formula="of:=([.BN208]+[.BO208]/2+[.BP208]/8+[.BQ208]/16+[.BR208]/4+[.BS208]/32)*39" office:value-type="float" office:value="102.375" calcext:value-type="float">
            <text:p>102,3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V208]+[.BW208]/2+[.BX208]/8+[.BY208]/16+[.BZ208]/4+[.CB208]/32+[.CC208]/16)*39" office:value-type="float" office:value="97.5" calcext:value-type="float">
            <text:p>97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erra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08]+[.CL208]/24+[.CM208]/48+[.CN208]/48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um et mixtum imperio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Andree Despaetis</text:p>
          </table:table-cell>
          <table:table-cell table:style-name="ce11" office:value-type="string" calcext:value-type="string">
            <text:p>Vitale Claustrerii du Ruppe</text:p>
          </table:table-cell>
          <table:table-cell table:style-name="ce11" office:value-type="string" calcext:value-type="string">
            <text:p>Bona Sabateno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1503" calcext:value-type="float">
            <text:p>1503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hominem licgium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asale + 3 ortum + meitenchadam terre</text:p>
          </table:table-cell>
          <table:table-cell table:style-name="ce2"/>
          <table:table-cell table:style-name="ce2" office:value-type="string" calcext:value-type="string">
            <text:p>Frèr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209]/8+[.BL209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209]+[.BO209]/2+[.BP209]/8+[.BQ209]/16+[.BR209]/4+[.BS209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209]+[.BW209]/2+[.BX209]/8+[.BY209]/16+[.BZ209]/4+[.CB209]/32+[.CC209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9/12" office:value-type="float" office:value="0.75" calcext:value-type="float">
            <text:p>0,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09]+[.CL209]/24+[.CM209]/48+[.CN209]/48" office:value-type="float" office:value="0.75" calcext:value-type="float">
            <text:p>0,7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3" office:value-type="string" calcext:value-type="string">
            <text:p>Devesset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Andree de Julibertis</text:p>
          </table:table-cell>
          <table:table-cell table:style-name="ce11" office:value-type="string" calcext:value-type="string">
            <text:p>Johanneto Chambonant de Chalmariais</text:p>
          </table:table-cell>
          <table:table-cell table:style-name="ce11" office:value-type="string" calcext:value-type="string">
            <text:p>Johaneito Merul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4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29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Loco et territorio de Masalibrant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2" table:formula="of:=1/5" office:value-type="float" office:value="0.2" calcext:value-type="float">
            <text:p>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([.BK210]/8+[.BL210]/4)*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7" table:formula="of:=([.BN210]+[.BO210]/2+[.BP210]/8+[.BQ210]/16+[.BR210]/4+[.BS210]/32)*39" office:value-type="float" office:value="19.5" calcext:value-type="float">
            <text:p>19,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formula="of:=1+1/10" office:value-type="float" office:value="1.1" calcext:value-type="float">
            <text:p>1,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BV210]+[.BW210]/2+[.BX210]/8+[.BY210]/16+[.BZ210]/4+[.CB210]/32+[.CC210]/16)*39" office:value-type="float" office:value="5.3625" calcext:value-type="float">
            <text:p>5,36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2" table:formula="of:=2+3/12+1/(5*12)" office:value-type="float" office:value="2.26666666666667" calcext:value-type="float">
            <text:p>2,266666666666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CK210]+[.CL210]/24+[.CM210]/48+[.CN210]/48" office:value-type="float" office:value="2.26666666666667" calcext:value-type="float">
            <text:p>2,2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 et talha</text:p>
          </table:table-cell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e de Craseto</text:p>
          </table:table-cell>
          <table:table-cell table:style-name="ce11" office:value-type="string" calcext:value-type="string">
            <text:p>Guillermo de Craseto (son fils)</text:p>
          </table:table-cell>
          <table:table-cell table:style-name="ce11" table:number-columns-repeated="3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tractus emphiteotitarii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7" office:value-type="string" calcext:value-type="string">
            <text:p>Bayalam pasturali</text:p>
          </table:table-cell>
          <table:table-cell table:number-columns-repeated="15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Costam + Balayam pasturali + pasturali</text:p>
          </table:table-cell>
          <table:table-cell table:style-name="ce2" table:number-columns-repeated="2"/>
          <table:table-cell table:style-name="ce7"/>
          <table:table-cell table:number-columns-repeated="3" table:style-name="ce2" office:value-type="float" office:value="0" calcext:value-type="float">
            <text:p>0</text:p>
          </table:table-cell>
          <table:table-cell table:style-name="ce7" table:formula="of:=([.BK211]/8+[.BL211]/4)*39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7" table:formula="of:=([.BN211]+[.BO211]/2+[.BP211]/8+[.BQ211]/16+[.BR211]/4+[.BS211]/32)*39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7" table:formula="of:=([.BV211]+[.BW211]/2+[.BX211]/8+[.BY211]/16+[.BZ211]/4+[.CB211]/32+[.CC211]/16)*3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table:formula="of:=5+1/12" office:value-type="float" office:value="5.08333333333333" calcext:value-type="float">
            <text:p>5,08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11]+[.CL211]/24+[.CM211]/48+[.CN211]/48" office:value-type="float" office:value="5.08333333333333" calcext:value-type="float">
            <text:p>5,08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" office:value-type="string" calcext:value-type="string">
            <text:p>Devesset</text:p>
          </table:table-cell>
          <table:table-cell table:style-name="ce1"/>
          <table:table-cell table:style-name="ce11" office:value-type="string" calcext:value-type="string">
            <text:p>Domino Johane Armandi presbitero</text:p>
          </table:table-cell>
          <table:table-cell table:style-name="ce11" office:value-type="string" calcext:value-type="string">
            <text:p>Petro Coata de Crosti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Non</text:p>
          </table:table-cell>
          <table:table-cell table:number-columns-repeated="2" table:style-name="ce2" office:value-type="string" calcext:value-type="string">
            <text:p>Oui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Terram + Terre petiam + petiam + 4 pratum + 2 levata aque + pasturale + partis pasturacgiorum</text:p>
          </table:table-cell>
          <table:table-cell table:style-name="ce2"/>
          <table:table-cell table:style-name="ce2" office:value-type="string" calcext:value-type="string">
            <text:p>Bru</text:p>
          </table:table-cell>
          <table:table-cell table:style-name="ce7" office:value-type="string" calcext:value-type="string">
            <text:p>Devesse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12]/8+[.BL212]/4)*3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+1/2" office:value-type="float" office:value="1.5" calcext:value-type="float">
            <text:p>1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212]+[.BO212]/2+[.BP212]/8+[.BQ212]/16+[.BR212]/4+[.BS212]/32)*39" office:value-type="float" office:value="26.8125" calcext:value-type="float">
            <text:p>26,812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/2+1/2" office:value-type="float" office:value="1" calcext:value-type="float">
            <text:p>1</text:p>
          </table:table-cell>
          <table:table-cell table:style-name="ce7" table:formula="of:=1/2+1/2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212]+[.BW212]/2+[.BX212]/8+[.BY212]/16+[.BZ212]/4+[.CB212]/32+[.CC212]/16)*39" office:value-type="float" office:value="24.375" calcext:value-type="float">
            <text:p>24,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Terram + 3 pratum + terre petiam + petiam + pratum et pasturale + buabus levatus aque + partis pasturacgiorum</text:p>
          </table:table-cell>
          <table:table-cell table:style-name="ce2" table:formula="of:=2+6/12+6/12+12/12+12/12+2+10/12" office:value-type="float" office:value="7.83333333333333" calcext:value-type="float">
            <text:p>7,8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12]+[.CL212]/24+[.CM212]/48+[.CN212]/48" office:value-type="float" office:value="7.83333333333333" calcext:value-type="float">
            <text:p>7,8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Ruppe al malpinha</text:p>
          </table:table-cell>
          <table:table-cell table:style-name="ce11" office:value-type="string" calcext:value-type="string">
            <text:p>Matheo de la Cela</text:p>
          </table:table-cell>
          <table:table-cell table:style-name="ce11" office:value-type="string" calcext:value-type="string">
            <text:p>Guillermo Chambalonia</text:p>
          </table:table-cell>
          <table:table-cell table:style-name="ce11" office:value-type="string" calcext:value-type="string">
            <text:p>Martini Gerardi</text:p>
          </table:table-cell>
          <table:table-cell table:style-name="ce11"/>
          <table:table-cell table:style-name="ce2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8"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4 terris + prata + possessionibus + pasturale + possessiones</text:p>
          </table:table-cell>
          <table:table-cell table:style-name="ce2" office:value-type="string" calcext:value-type="string">
            <text:p>Loco et territorio de Masalibrant</text:p>
          </table:table-cell>
          <table:table-cell table:style-name="ce2"/>
          <table:table-cell table:style-name="ce7" office:value-type="string" calcext:value-type="string">
            <text:p>Tenc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213]/8+[.BL213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20+3+1/2+1" office:value-type="float" office:value="24.5" calcext:value-type="float">
            <text:p>24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N213]+[.BO213]/2+[.BP213]/8+[.BQ213]/16+[.BR213]/4+[.BS213]/32)*39" office:value-type="float" office:value="129.1875" calcext:value-type="float">
            <text:p>129,18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6.5+1/2+1+1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-1/2" office:value-type="float" office:value="-0.5" calcext:value-type="float">
            <text:p>-0,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[.BV213]+[.BW213]/2+[.BX213]/8+[.BY213]/16+[.BZ213]/4+[.CB213]/32+[.CC213]/16)*39" office:value-type="float" office:value="43.265625" calcext:value-type="float">
            <text:p>43,2656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Terras et prate + terris et possessionibus + 2 terris + pasturale</text:p>
          </table:table-cell>
          <table:table-cell table:style-name="ce2" table:formula="of:=7+10/12+20/12+16/12+1/12" office:value-type="float" office:value="10.9166666666667" calcext:value-type="float">
            <text:p>10,9166666666667</text:p>
          </table:table-cell>
          <table:table-cell table:style-name="ce2" table:formula="of:=1+1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CK213]+[.CL213]/24+[.CM213]/48+[.CN213]/48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erres, pratis et possessionibus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omnimoda juridictine et senhori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dans la chambre de Frère Jean Merul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office:value-type="string" calcext:value-type="string">
            <text:p>Gregorio Ferrandi</text:p>
          </table:table-cell>
          <table:table-cell table:style-name="ce11" office:value-type="string" calcext:value-type="string">
            <text:p>Andree de Jalibetas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 office:value-type="string" calcext:value-type="string">
            <text:p>Contractus emphiteotitarii</text:p>
          </table:table-cell>
          <table:table-cell table:number-columns-repeated="3" table:style-name="ce2" office:value-type="string" calcext:value-type="string">
            <text:p>Oui</text:p>
          </table:table-cell>
          <table:table-cell table:number-columns-repeated="4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3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Manso de Podio Brunent</text:p>
          </table:table-cell>
          <table:table-cell table:style-name="ce2" office:value-type="string" calcext:value-type="string">
            <text:p>Loco et territorio de Podio Brunent</text:p>
          </table:table-cell>
          <table:table-cell table:style-name="ce2" office:value-type="string" calcext:value-type="string">
            <text:p>Femme</text:p>
          </table:table-cell>
          <table:table-cell table:style-name="ce7" office:value-type="string" calcext:value-type="string">
            <text:p>Fay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214]/8+[.BL214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214]+[.BO214]/2+[.BP214]/8+[.BQ214]/16+[.BR214]/4+[.BS214]/32)*39" office:value-type="float" office:value="29.25" calcext:value-type="float">
            <text:p>29,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214]+[.BW214]/2+[.BX214]/8+[.BY214]/16+[.BZ214]/4+[.CB214]/32+[.CC214]/16)*39" office:value-type="float" office:value="48.75" calcext:value-type="float">
            <text:p>48,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9+18" office:value-type="float" office:value="27" calcext:value-type="float">
            <text:p>2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14]+[.CL214]/24+[.CM214]/48+[.CN214]/48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ne et senhori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Barias</text:p>
          </table:table-cell>
          <table:table-cell table:style-name="ce11" office:value-type="string" calcext:value-type="string">
            <text:p>Guillermo filio Johannis de Crosto</text:p>
          </table:table-cell>
          <table:table-cell table:style-name="ce11" table:number-columns-repeated="3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1371" calcext:value-type="float">
            <text:p>137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Homo-licgius, justitabilis et expletabilis</text:p>
          </table:table-cell>
          <table:table-cell table:style-name="ce1" office:value-type="string" calcext:value-type="string">
            <text:p>Talhabilis ad omnimodas voluntatis</text:p>
          </table:table-cell>
          <table:table-cell table:style-name="ce2" office:value-type="string" calcext:value-type="string">
            <text:p>Non</text:p>
          </table:table-cell>
          <table:table-cell table:number-columns-repeated="3"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vec bœufs et animaux</text:p>
          </table:table-cell>
          <table:table-cell table:style-name="ce2"/>
          <table:table-cell table:style-name="ce2" office:value-type="string" calcext:value-type="string">
            <text:p>Ou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 office:value-type="string" calcext:value-type="string">
            <text:p>Fin redevance pas lisible</text:p>
          </table:table-cell>
          <table:table-cell table:style-name="ce7" office:value-type="string" calcext:value-type="string">
            <text:p>2 domos + ortum + 7 terram + 3 petiam + 1 pasturala + prata</text:p>
          </table:table-cell>
          <table:table-cell table:style-name="ce2" table:number-columns-repeated="2"/>
          <table:table-cell table:style-name="ce7" office:value-type="string" calcext:value-type="string">
            <text:p>Tenc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15]/8+[.BL215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N215]+[.BO215]/2+[.BP215]/8+[.BQ215]/16+[.BR215]/4+[.BS215]/32)*39" office:value-type="float" office:value="51.1875" calcext:value-type="float">
            <text:p>51,1875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215]+[.BW215]/2+[.BX215]/8+[.BY215]/16+[.BZ215]/4+[.CB215]/32+[.CC215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215]+[.CL215]/24+[.CM215]/48+[.CN215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"/>
          <table:table-cell table:style-name="ce1" office:value-type="string" calcext:value-type="string">
            <text:p>Girandus Girandi de Pulinaco</text:p>
          </table:table-cell>
          <table:table-cell table:style-name="ce11" table:number-columns-repeated="5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34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2 Prati + 1 terre petia + 1 Pasturale</text:p>
          </table:table-cell>
          <table:table-cell table:style-name="ce2" table:number-columns-repeated="2"/>
          <table:table-cell table:style-name="ce7" office:value-type="string" calcext:value-type="string">
            <text:p>Fay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16]/8+[.BL216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216]+[.BO216]/2+[.BP216]/8+[.BQ216]/16+[.BR216]/4+[.BS216]/32)*39" office:value-type="float" office:value="2.4375" calcext:value-type="float">
            <text:p>2,43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216]+[.BW216]/2+[.BX216]/8+[.BY216]/16+[.BZ216]/4+[.CB216]/32+[.CC216]/16)*39" office:value-type="float" office:value="2.4375" calcext:value-type="float">
            <text:p>2,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[.CK216]+[.CL216]/24+[.CM216]/48+[.CN216]/4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ne et senhori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Chanclausa, dans la maison de Johannis de Ponte sive Borola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atheo Morelli <text:span text:style-name="T5">subus</text:span><text:span text:style-name="T3"> de Ruppe Paula</text:span></text:p>
          </table:table-cell>
          <table:table-cell table:style-name="ce11" office:value-type="string" calcext:value-type="string">
            <text:p>Jacobo Morelli <text:span text:style-name="T5">subus</text:span><text:span text:style-name="T3"> de Ruppe Paula</text:span></text:p>
          </table:table-cell>
          <table:table-cell table:style-name="ce11" office:value-type="string" calcext:value-type="string">
            <text:p>Petro Del Sapet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rat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17]/8+[.BL217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217]+[.BO217]/2+[.BP217]/8+[.BQ217]/16+[.BR217]/4+[.BS217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217]+[.BW217]/2+[.BX217]/8+[.BY217]/16+[.BZ217]/4+[.CB217]/32+[.CC217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um</text:p>
          </table:table-cell>
          <table:table-cell table:style-name="ce2" table:formula="of:=4/12" office:value-type="float" office:value="0.333333333333333" calcext:value-type="float">
            <text:p>0,3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17]+[.CL217]/24+[.CM217]/48+[.CN217]/48" office:value-type="float" office:value="0.333333333333333" calcext:value-type="float">
            <text:p>0,3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juridictione 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ichaele de Roveria</text:p>
          </table:table-cell>
          <table:table-cell table:style-name="ce11" office:value-type="string" calcext:value-type="string">
            <text:p>Johanne Sabaterii de Chambone</text:p>
          </table:table-cell>
          <table:table-cell table:style-name="ce11" office:value-type="string" calcext:value-type="string">
            <text:p>Johanne Blaosi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Octobre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rat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18]/8+[.BL218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218]+[.BO218]/2+[.BP218]/8+[.BQ218]/16+[.BR218]/4+[.BS218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218]+[.BW218]/2+[.BX218]/8+[.BY218]/16+[.BZ218]/4+[.CB218]/32+[.CC218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um</text:p>
          </table:table-cell>
          <table:table-cell table:style-name="ce2" table:formula="of:=4/12" office:value-type="float" office:value="0.333333333333333" calcext:value-type="float">
            <text:p>0,3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18]+[.CL218]/24+[.CM218]/48+[.CN218]/48" office:value-type="float" office:value="0.333333333333333" calcext:value-type="float">
            <text:p>0,3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ne et senhori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fra fortalic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Riligiose viro domino Petro de Feudo presbitero</text:p>
          </table:table-cell>
          <table:table-cell table:style-name="ce11" office:value-type="string" calcext:value-type="string">
            <text:p>Fratre Guillermo Elie ordinis Hospitalis</text:p>
          </table:table-cell>
          <table:table-cell table:style-name="ce11" office:value-type="string" calcext:value-type="string">
            <text:p>Petro de Ruppe <text:span text:style-name="T1">al' Malpinha</text:span>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fidelis tenementarius domus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rat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19]/8+[.BL219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219]+[.BO219]/2+[.BP219]/8+[.BQ219]/16+[.BR219]/4+[.BS219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219]+[.BW219]/2+[.BX219]/8+[.BY219]/16+[.BZ219]/4+[.CB219]/32+[.CC219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um</text:p>
          </table:table-cell>
          <table:table-cell table:style-name="ce2" table:formula="of:=8/12" office:value-type="float" office:value="0.666666666666667" calcext:value-type="float">
            <text:p>0,6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19]+[.CL219]/24+[.CM219]/48+[.CN219]/48" office:value-type="float" office:value="0.666666666666667" calcext:value-type="float">
            <text:p>0,6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Chanclausa, dans la maison de Johannis de Ponte sive Borola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atheo Morelli <text:span text:style-name="T5">subus</text:span><text:span text:style-name="T3"> de Ruppe Paula</text:span></text:p>
          </table:table-cell>
          <table:table-cell table:style-name="ce11" office:value-type="string" calcext:value-type="string">
            <text:p>Jacobo Morelli <text:span text:style-name="T5">subus</text:span><text:span text:style-name="T3"> de Ruppe Paula</text:span></text:p>
          </table:table-cell>
          <table:table-cell table:style-name="ce11" office:value-type="string" calcext:value-type="string">
            <text:p>Petro Del Sapet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bonus et fidelis tenementarius domum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rat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20]/8+[.BL220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220]+[.BO220]/2+[.BP220]/8+[.BQ220]/16+[.BR220]/4+[.BS220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220]+[.BW220]/2+[.BX220]/8+[.BY220]/16+[.BZ220]/4+[.CB220]/32+[.CC220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um</text:p>
          </table:table-cell>
          <table:table-cell table:style-name="ce2" table:formula="of:=8/12" office:value-type="float" office:value="0.666666666666667" calcext:value-type="float">
            <text:p>0,6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20]+[.CL220]/24+[.CM220]/48+[.CN220]/48" office:value-type="float" office:value="0.666666666666667" calcext:value-type="float">
            <text:p>0,6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ne et senhori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ichaele de Roveria</text:p>
          </table:table-cell>
          <table:table-cell table:style-name="ce11" office:value-type="string" calcext:value-type="string">
            <text:p>Johanne Sabaterii de Chambone</text:p>
          </table:table-cell>
          <table:table-cell table:style-name="ce11" office:value-type="string" calcext:value-type="string">
            <text:p>Johanne Blaosii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6"/>
          <table:table-cell table:style-name="ce2" office:value-type="string" calcext:value-type="string">
            <text:p>Constractus emphiteo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rat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21]/8+[.BL221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221]+[.BO221]/2+[.BP221]/8+[.BQ221]/16+[.BR221]/4+[.BS221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221]+[.BW221]/2+[.BX221]/8+[.BY221]/16+[.BZ221]/4+[.CB221]/32+[.CC221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um</text:p>
          </table:table-cell>
          <table:table-cell table:style-name="ce2" table:formula="of:=8/12" office:value-type="float" office:value="0.666666666666667" calcext:value-type="float">
            <text:p>0,6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21]+[.CL221]/24+[.CM221]/48+[.CN221]/48" office:value-type="float" office:value="0.666666666666667" calcext:value-type="float">
            <text:p>0,6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one…</text:p>
          </table:table-cell>
          <table:table-cell table:style-name="ce2"/>
          <table:table-cell table:style-name="ce1" table:number-columns-repeated="2"/>
          <table:table-cell table:style-name="ce11" table:number-columns-repeated="5"/>
          <table:table-cell table:style-name="ce2"/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bonus et fidelis tenementarius domum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rat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22]/8+[.BL222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222]+[.BO222]/2+[.BP222]/8+[.BQ222]/16+[.BR222]/4+[.BS222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222]+[.BW222]/2+[.BX222]/8+[.BY222]/16+[.BZ222]/4+[.CB222]/32+[.CC222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um</text:p>
          </table:table-cell>
          <table:table-cell table:style-name="ce2" table:formula="of:=12/1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22]+[.CL222]/24+[.CM222]/48+[.CN222]/4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juridictione castri seu domus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ichaele de Roveria</text:p>
          </table:table-cell>
          <table:table-cell table:style-name="ce11" office:value-type="string" calcext:value-type="string">
            <text:p>Johanne Sabaterii de Chambone</text:p>
          </table:table-cell>
          <table:table-cell table:style-name="ce11" office:value-type="string" calcext:value-type="string">
            <text:p>Johanne Blaosii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Octobre</text:p>
          </table:table-cell>
          <table:table-cell/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Promisit esse bonus et fidelis tenementarius domum Devesseti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Contractus emphiteotitari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rat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23]/8+[.BL223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223]+[.BO223]/2+[.BP223]/8+[.BQ223]/16+[.BR223]/4+[.BS223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223]+[.BW223]/2+[.BX223]/8+[.BY223]/16+[.BZ223]/4+[.CB223]/32+[.CC223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um</text:p>
          </table:table-cell>
          <table:table-cell table:style-name="ce2" table:formula="of:=12/1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23]+[.CL223]/24+[.CM223]/48+[.CN223]/4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/>
          <table:table-cell table:style-name="ce2" office:value-type="string" calcext:value-type="string">
            <text:p>De juridictione castri Devesseti</text:p>
          </table:table-cell>
          <table:table-cell table:style-name="ce1" office:value-type="string" calcext:value-type="string">
            <text:p>Devesset, infra fortalic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Riligiose viro domino Petro de Feudo presbitero</text:p>
          </table:table-cell>
          <table:table-cell table:style-name="ce11" office:value-type="string" calcext:value-type="string">
            <text:p>Fratre Guillermo Elie ordinis Hospitalis</text:p>
          </table:table-cell>
          <table:table-cell table:style-name="ce11" office:value-type="string" calcext:value-type="string">
            <text:p>Petro de Ruppe <text:span text:style-name="T1">al' Malpinha</text:span></text:p>
          </table:table-cell>
          <table:table-cell table:style-name="ce11" table:number-columns-repeated="2"/>
          <table:table-cell table:style-name="ce2" office:value-type="string" calcext:value-type="string">
            <text:p>In quadam compositione olim facta inter dominum aniciensis episcopum et domum Devesseti</text:p>
          </table:table-cell>
        </table:table-row>
        <table:table-row table:style-name="ro1">
          <table:table-cell table:style-name="ce1" office:value-type="float" office:value="1443" calcext:value-type="float">
            <text:p>1443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24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Tenement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24]/8+[.BL224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224]+[.BO224]/2+[.BP224]/8+[.BQ224]/16+[.BR224]/4+[.BS224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224]+[.BW224]/2+[.BX224]/8+[.BY224]/16+[.BZ224]/4+[.CB224]/32+[.CC224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Tenementum</text:p>
          </table:table-cell>
          <table:table-cell table:style-name="ce2" table:formula="of:=13/12" office:value-type="float" office:value="1.08333333333333" calcext:value-type="float">
            <text:p>1,08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24]+[.CL224]/24+[.CM224]/48+[.CN224]/48" office:value-type="float" office:value="1.08333333333333" calcext:value-type="float">
            <text:p>1,08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ante portam castri</text:p>
          </table:table-cell>
          <table:table-cell table:style-name="ce1" office:value-type="string" calcext:value-type="string">
            <text:p>Jacobus Boscheti</text:p>
          </table:table-cell>
          <table:table-cell table:style-name="ce11" office:value-type="string" calcext:value-type="string">
            <text:p>Jacobo Fayni de Sabinariais</text:p>
          </table:table-cell>
          <table:table-cell table:style-name="ce11" office:value-type="string" calcext:value-type="string">
            <text:p>Bernardo de Sanna</text:p>
          </table:table-cell>
          <table:table-cell table:style-name="ce11" office:value-type="string" calcext:value-type="string">
            <text:p>Monidie de Flossac</text:p>
          </table:table-cell>
          <table:table-cell table:number-columns-repeated="3"/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42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Totum locum</text:p>
          </table:table-cell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25]/8+[.BL225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225]+[.BO225]/2+[.BP225]/8+[.BQ225]/16+[.BR225]/4+[.BS225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225]+[.BW225]/2+[.BX225]/8+[.BY225]/16+[.BZ225]/4+[.CB225]/32+[.CC225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artem loci + totum locum</text:p>
          </table:table-cell>
          <table:table-cell table:style-name="ce2" table:formula="of:=16/12" office:value-type="float" office:value="1.33333333333333" calcext:value-type="float">
            <text:p>1,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25]+[.CL225]/24+[.CM225]/48+[.CN225]/48" office:value-type="float" office:value="1.33333333333333" calcext:value-type="float">
            <text:p>1,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ante portam castr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acobo Fayni de Sabinariais</text:p>
          </table:table-cell>
          <table:table-cell table:style-name="ce11" office:value-type="string" calcext:value-type="string">
            <text:p>Bernardo de Sanna</text:p>
          </table:table-cell>
          <table:table-cell table:style-name="ce11" office:value-type="string" calcext:value-type="string">
            <text:p>Monidie de Flossac</text:p>
          </table:table-cell>
          <table:table-cell table:number-columns-repeated="3"/>
        </table:table-row>
        <table:table-row table:style-name="ro1">
          <table:table-cell table:style-name="ce1" office:value-type="float" office:value="1442" calcext:value-type="float">
            <text:p>1442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style-name="ce2" office:value-type="string" calcext:value-type="string">
            <text:p>Oui</text:p>
          </table:table-cell>
          <table:table-cell table:number-columns-repeated="40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26]/8+[.BL226]/4)*39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table:formula="of:=([.BN226]+[.BO226]/2+[.BP226]/8+[.BQ226]/16+[.BR226]/4+[.BS226]/32)*39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table:formula="of:=([.BV226]+[.BW226]/2+[.BX226]/8+[.BY226]/16+[.BZ226]/4+[.CB226]/32+[.CC226]/16)*39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artem loci</text:p>
          </table:table-cell>
          <table:table-cell table:style-name="ce2" table:formula="of:=16/12" office:value-type="float" office:value="1.33333333333333" calcext:value-type="float">
            <text:p>1,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26]+[.CL226]/24+[.CM226]/48+[.CN226]/48" office:value-type="float" office:value="1.33333333333333" calcext:value-type="float">
            <text:p>1,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ante portam castr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acobo Fayni de Sabinariais</text:p>
          </table:table-cell>
          <table:table-cell table:style-name="ce11" office:value-type="string" calcext:value-type="string">
            <text:p>Bernardo de Sanna</text:p>
          </table:table-cell>
          <table:table-cell table:style-name="ce11" office:value-type="string" calcext:value-type="string">
            <text:p>Monidie de Flossac</text:p>
          </table:table-cell>
          <table:table-cell table:number-columns-repeated="3"/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2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5"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Pratum + Pasturale</text:p>
          </table:table-cell>
          <table:table-cell table:style-name="ce2" table:number-columns-repeated="2"/>
          <table:table-cell table:style-name="ce7" office:value-type="string" calcext:value-type="string">
            <text:p>Fay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([.BK227]/8+[.BL227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.5" calcext:value-type="float">
            <text:p>1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227]+[.BO227]/2+[.BP227]/8+[.BQ227]/16+[.BR227]/4+[.BS227]/32)*39" office:value-type="float" office:value="7.3125" calcext:value-type="float">
            <text:p>7,31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.5" calcext:value-type="float">
            <text:p>1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227]+[.BW227]/2+[.BX227]/8+[.BY227]/16+[.BZ227]/4+[.CB227]/32+[.CC227]/16)*39" office:value-type="float" office:value="7.3125" calcext:value-type="float">
            <text:p>7,31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Pratum + Pasturale</text:p>
          </table:table-cell>
          <table:table-cell table:style-name="ce2" table:formula="of:=18/12+2/12" office:value-type="float" office:value="1.66666666666667" calcext:value-type="float">
            <text:p>1,6666666666666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27]+[.CL227]/24+[.CM227]/48+[.CN227]/48" office:value-type="float" office:value="1.66666666666667" calcext:value-type="float">
            <text:p>1,66666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De juridictione et censima</text:p>
          </table:table-cell>
          <table:table-cell table:style-name="ce2" office:value-type="string" calcext:value-type="string">
            <text:p>Castri Devesseti</text:p>
          </table:table-cell>
          <table:table-cell table:style-name="ce1" office:value-type="string" calcext:value-type="string">
            <text:p>Chanclausa, dans la maison de Johannis de Ponte sive Borola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Matheo Morelli <text:span text:style-name="T5">subus</text:span><text:span text:style-name="T3"> de Ruppe Paula</text:span></text:p>
          </table:table-cell>
          <table:table-cell table:style-name="ce11" office:value-type="string" calcext:value-type="string">
            <text:p>Jacobo Morelli <text:span text:style-name="T5">subus</text:span><text:span text:style-name="T3"> de Ruppe Paula</text:span></text:p>
          </table:table-cell>
          <table:table-cell table:style-name="ce11" office:value-type="string" calcext:value-type="string">
            <text:p>Petro Del Sapet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844" calcext:value-type="float">
            <text:p>1844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Raynaud de Fay</text:p>
          </table:table-cell>
          <table:table-cell table:style-name="ce1" office:value-type="string" calcext:value-type="string">
            <text:p>Mulier-licgia, justitabilis et expletabilis</text:p>
          </table:table-cell>
          <table:table-cell table:style-name="ce1"/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i</text:p>
          </table:table-cell>
          <table:table-cell table:number-columns-repeated="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36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Domum</text:p>
          </table:table-cell>
          <table:table-cell table:style-name="ce2" office:value-type="string" calcext:value-type="string">
            <text:p>Loco et territorio de Masalibrant</text:p>
          </table:table-cell>
          <table:table-cell table:style-name="ce2"/>
          <table:table-cell/>
          <table:table-cell table:style-name="ce7" table:formula="of:=1/10" office:value-type="float" office:value="0.1" calcext:value-type="float">
            <text:p>0,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228]/8+[.BL228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+1/2" office:value-type="float" office:value="1.5" calcext:value-type="float">
            <text:p>1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228]+[.BO228]/2+[.BP228]/8+[.BQ228]/16+[.BR228]/4+[.BS228]/32)*39" office:value-type="float" office:value="7.3125" calcext:value-type="float">
            <text:p>7,31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/2" office:value-type="float" office:value="0.5" calcext:value-type="float">
            <text:p>0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228]+[.BW228]/2+[.BX228]/8+[.BY228]/16+[.BZ228]/4+[.CB228]/32+[.CC228]/16)*39" office:value-type="float" office:value="2.4375" calcext:value-type="float">
            <text:p>2,43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10/12" office:value-type="float" office:value="0.833333333333333" calcext:value-type="float">
            <text:p>0,8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28]+[.CL228]/24+[.CM228]/48+[.CN228]/48" office:value-type="float" office:value="0.833333333333333" calcext:value-type="float">
            <text:p>0,8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table:number-columns-repeated="2"/>
          <table:table-cell table:style-name="ce1" office:value-type="string" calcext:value-type="string">
            <text:p>Devesset, in camera Girandi Girandi de Pulinaco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Johanne de Mansodonoleto diacono</text:p>
          </table:table-cell>
          <table:table-cell table:style-name="ce11" office:value-type="string" calcext:value-type="string">
            <text:p>Johaneto filio Thome Chambonant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1" office:value-type="float" office:value="1381" calcext:value-type="float">
            <text:p>1381</text:p>
          </table:table-cell>
          <table:table-cell table:number-columns-repeated="3"/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N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N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2" table:style-name="ce2" office:value-type="string" calcext:value-type="string">
            <text:p>Non</text:p>
          </table:table-cell>
          <table:table-cell table:style-name="ce2"/>
          <table:table-cell table:style-name="ce7" office:value-type="string" calcext:value-type="string">
            <text:p>1 ortos + 6 petiae + 2 prati + 1 casale + ouchiam + possessiones</text:p>
          </table:table-cell>
          <table:table-cell table:style-name="ce2" office:value-type="string" calcext:value-type="string">
            <text:p>Manso et territorio de la Vileta</text:p>
          </table:table-cell>
          <table:table-cell table:style-name="ce2" office:value-type="string" calcext:value-type="string">
            <text:p>Femme</text:p>
          </table:table-cell>
          <table:table-cell table:style-name="ce7" office:value-type="string" calcext:value-type="string">
            <text:p>Devesset</text:p>
          </table:table-cell>
          <table:table-cell table:style-name="ce7" table:formula="of:=1/3" office:value-type="float" office:value="0.333333333333333" calcext:value-type="float">
            <text:p>0,3333333333333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229]/8+[.BL229]/4)*3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formula="of:=([.BN229]+[.BO229]/2+[.BP229]/8+[.BQ229]/16+[.BR229]/4+[.BS229]/32)*39" office:value-type="float" office:value="14.625" calcext:value-type="float">
            <text:p>14,6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.5" calcext:value-type="float">
            <text:p>1,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229]+[.BW229]/2+[.BX229]/8+[.BY229]/16+[.BZ229]/4+[.CB229]/32+[.CC229]/16)*39" office:value-type="float" office:value="7.3125" calcext:value-type="float">
            <text:p>7,31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Casale + duabus prati</text:p>
          </table:table-cell>
          <table:table-cell table:style-name="ce2" table:formula="of:=2+3/12" office:value-type="float" office:value="2.25" calcext:value-type="float">
            <text:p>2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29]+[.CL229]/24+[.CM229]/48+[.CN229]/48" office:value-type="float" office:value="2.25" calcext:value-type="float">
            <text:p>2,2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o et juridictione et de mandamentum castri seu domus Devesseti</text:p>
          </table:table-cell>
          <table:table-cell table:style-name="ce1" office:value-type="string" calcext:value-type="string">
            <text:p>Devesset, in turre supra portam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Petro de Ruppe</text:p>
          </table:table-cell>
          <table:table-cell table:style-name="ce11" office:value-type="string" calcext:value-type="string">
            <text:p>Al' Malpinha</text:p>
          </table:table-cell>
          <table:table-cell table:style-name="ce11" office:value-type="string" calcext:value-type="string">
            <text:p>Petro de Mentalonel</text:p>
          </table:table-cell>
          <table:table-cell table:style-name="ce11" table:number-columns-repeated="2"/>
          <table:table-cell table:style-name="ce2"/>
        </table:table-row>
        <table:table-row table:style-name="ro1">
          <table:table-cell table:style-name="ce1" office:value-type="float" office:value="1401" calcext:value-type="float">
            <text:p>1401</text:p>
          </table:table-cell>
          <table:table-cell table:number-columns-repeated="3"/>
          <table:table-cell table:style-name="ce3" office:value-type="string" calcext:value-type="string">
            <text:p>Raynaud de Fay</text:p>
          </table:table-cell>
          <table:table-cell table:style-name="ce1" table:number-columns-repeated="2"/>
          <table:table-cell table:style-name="ce2" table:number-columns-repeated="7"/>
          <table:table-cell table:number-columns-repeated="4" table:style-name="ce2" office:value-type="string" calcext:value-type="string">
            <text:p>N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2" table:style-name="ce2" office:value-type="string" calcext:value-type="string">
            <text:p>Non</text:p>
          </table:table-cell>
          <table:table-cell table:style-name="ce2" office:value-type="string" calcext:value-type="string">
            <text:p>Oui</text:p>
          </table:table-cell>
          <table:table-cell table:number-columns-repeated="11" table:style-name="ce2" office:value-type="string" calcext:value-type="string">
            <text:p>Non</text:p>
          </table:table-cell>
          <table:table-cell table:style-name="ce7" office:value-type="string" calcext:value-type="string">
            <text:p>Apparemment cens qeu pour Jean de Rilhac</text:p>
          </table:table-cell>
          <table:table-cell table:style-name="ce7" office:value-type="string" calcext:value-type="string">
            <text:p>2 nemus + partem patilius + passetam</text:p>
          </table:table-cell>
          <table:table-cell table:style-name="ce2"/>
          <table:table-cell table:style-name="ce2" office:value-type="string" calcext:value-type="string">
            <text:p>Frère + femme + beau-frère</text:p>
          </table:table-cell>
          <table:table-cell table:style-name="ce7" office:value-type="string" calcext:value-type="string">
            <text:p>Devess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K230]/8+[.BL230]/4)*39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([.BN230]+[.BO230]/2+[.BP230]/8+[.BQ230]/16+[.BR230]/4+[.BS230]/32)*39" office:value-type="float" office:value="9.75" calcext:value-type="float">
            <text:p>9,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([.BV230]+[.BW230]/2+[.BX230]/8+[.BY230]/16+[.BZ230]/4+[.CB230]/32+[.CC230]/16)*39" office:value-type="float" office:value="14.625" calcext:value-type="float">
            <text:p>14,62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/>
          <table:table-cell table:style-name="ce2" table:formula="of:=2+4/12" office:value-type="float" office:value="2.33333333333333" calcext:value-type="float">
            <text:p>2,3333333333333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CK230]+[.CL230]/24+[.CM230]/48+[.CN230]/48" office:value-type="float" office:value="2.33333333333333" calcext:value-type="float">
            <text:p>2,33333333333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ensu</text:p>
          </table:table-cell>
          <table:table-cell table:style-name="ce2" office:value-type="string" calcext:value-type="string">
            <text:p>Toussaint</text:p>
          </table:table-cell>
          <table:table-cell table:style-name="ce2" office:value-type="string" calcext:value-type="string">
            <text:p>Mero et mixto imperio</text:p>
          </table:table-cell>
          <table:table-cell table:style-name="ce2" office:value-type="string" calcext:value-type="string">
            <text:p>De mandamento et juridictione domus Devesseti</text:p>
          </table:table-cell>
          <table:table-cell table:style-name="ce1" office:value-type="string" calcext:value-type="string">
            <text:p>Devesset, in camera fratris Johannis Meruli</text:p>
          </table:table-cell>
          <table:table-cell table:style-name="ce1" office:value-type="string" calcext:value-type="string">
            <text:p>Girandus Girandi de Pulinaco</text:p>
          </table:table-cell>
          <table:table-cell table:style-name="ce11" office:value-type="string" calcext:value-type="string">
            <text:p>Fratre Johanne Meruli</text:p>
          </table:table-cell>
          <table:table-cell table:style-name="ce11" office:value-type="string" calcext:value-type="string">
            <text:p>Bernardo de Ruppe clerico</text:p>
          </table:table-cell>
          <table:table-cell table:style-name="ce11" table:number-columns-repeated="3"/>
          <table:table-cell table:style-name="ce2"/>
        </table:table-row>
        <table:table-row table:style-name="ro1">
          <table:table-cell table:style-name="ce2" table:number-columns-repeated="60"/>
          <table:table-cell table:style-name="ce7"/>
          <table:table-cell/>
          <table:table-cell table:style-name="ce2" table:number-columns-repeated="2"/>
          <table:table-cell/>
          <table:table-cell table:style-name="ce2" table:number-columns-repeated="7"/>
          <table:table-cell/>
          <table:table-cell table:style-name="ce2" table:number-columns-repeated="8"/>
          <table:table-cell/>
          <table:table-cell table:style-name="ce2" table:number-columns-repeated="10"/>
          <table:table-cell table:number-columns-repeated="2"/>
          <table:table-cell table:style-name="ce2" table:number-columns-repeated="6"/>
          <table:table-cell table:style-name="ce11" table:number-columns-repeated="5"/>
          <table:table-cell table:style-name="ce2"/>
        </table:table-row>
        <table:table-row table:style-name="ro1" table:number-rows-repeated="9">
          <table:table-cell table:style-name="ce2" table:number-columns-repeated="60"/>
          <table:table-cell table:style-name="ce7"/>
          <table:table-cell table:style-name="ce2" table:number-columns-repeated="39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2" table:number-columns-repeated="60"/>
          <table:table-cell table:style-name="ce7"/>
          <table:table-cell table:style-name="ce2" table:number-columns-repeated="33"/>
          <table:table-cell/>
          <table:table-cell table:style-name="ce2" table:number-columns-repeated="5"/>
          <table:table-cell table:style-name="ce11" table:number-columns-repeated="2"/>
          <table:table-cell table:number-columns-repeated="4"/>
        </table:table-row>
        <table:table-row table:style-name="ro1" table:number-rows-repeated="1048334">
          <table:table-cell table:number-columns-repeated="106"/>
        </table:table-row>
        <table:table-row table:style-name="ro1">
          <table:table-cell table:number-columns-repeated="106"/>
        </table:table-row>
      </table:table>
      <table:named-expressions/>
      <table:database-ranges>
        <table:database-range table:name="__Anonymous_Sheet_DB__0" table:target-range-address="Feuille1.A1:Feuille1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7:31:53.9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rrier" style:display-name="PageStyle_Terri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8T17:32:57.164000000</dc:date>
    <meta:editing-duration>PT6H47M50S</meta:editing-duration>
    <meta:editing-cycles>4</meta:editing-cycles>
    <meta:generator>LibreOffice/7.2.4.1$Windows_X86_64 LibreOffice_project/27d75539669ac387bb498e35313b970b7fe9c4f9</meta:generator>
    <meta:document-statistic meta:table-count="1" meta:cell-count="20648" meta:object-count="0"/>
  </office:meta>
</office:document-meta>
</file>